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text-indent="0cm" fo:line-height="115%" fo:margin-lef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P294" style:family="paragraph" style:parent-style-name="Standard">
      <style:paragraph-properties fo:break-before="auto" fo:line-height="115%" style:writing-mode="lr-tb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break-before="auto" fo:line-height="115%" style:writing-mode="lr-tb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P318" style:family="paragraph" style:parent-style-name="Standard">
      <style:paragraph-properties fo:break-before="auto" fo:line-height="115%" style:writing-mode="lr-tb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P321" style:family="paragraph" style:parent-style-name="Standard">
      <style:paragraph-properties fo:break-before="auto" fo:line-height="115%" style:writing-mode="lr-tb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P332" style:family="paragraph" style:parent-style-name="Standard">
      <style:paragraph-properties fo:break-before="auto" fo:line-height="115%" style:writing-mode="lr-tb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P334" style:family="paragraph" style:parent-style-name="Standard">
      <style:paragraph-properties fo:break-before="auto" fo:line-height="115%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P342" style:family="paragraph" style:parent-style-name="Standard">
      <style:paragraph-properties fo:break-before="auto" fo:line-height="115%" style:writing-mode="lr-tb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P357" style:family="paragraph" style:parent-style-name="Standard">
      <style:paragraph-properties fo:break-before="auto" fo:line-height="115%" style:writing-mode="lr-tb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T366_25" style:family="text"/>
    <style:style style:name="T366_26" style:family="text"/>
    <style:style style:name="T366_27" style:family="text"/>
    <style:style style:name="T366_28" style:family="text"/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P372" style:family="paragraph" style:parent-style-name="Standard">
      <style:paragraph-properties fo:break-before="auto" fo:line-height="115%" style:writing-mode="lr-tb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P381" style:family="paragraph" style:parent-style-name="Standard">
      <style:paragraph-properties fo:break-before="auto" fo:line-height="115%" style:writing-mode="lr-tb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P384" style:family="paragraph" style:parent-style-name="Standard">
      <style:paragraph-properties fo:break-before="auto" fo:line-height="115%" style:writing-mode="lr-tb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P390" style:family="paragraph" style:parent-style-name="Standard">
      <style:paragraph-properties fo:break-before="auto" fo:line-height="115%" style:writing-mode="lr-tb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T391_21" style:family="text"/>
    <style:style style:name="T391_22" style:family="text"/>
    <style:style style:name="T391_23" style:family="text"/>
    <style:style style:name="T391_24" style:family="text"/>
    <style:style style:name="T391_25" style:family="text"/>
    <style:style style:name="T391_26" style:family="text"/>
    <style:style style:name="T391_27" style:family="text"/>
    <style:style style:name="T391_28" style:family="text"/>
    <style:style style:name="T391_29" style:family="text"/>
    <style:style style:name="T391_30" style:family="text"/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P397" style:family="paragraph" style:parent-style-name="Standard">
      <style:paragraph-properties fo:break-before="auto" fo:line-height="115%" style:writing-mode="lr-tb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P404" style:family="paragraph" style:parent-style-name="Standard">
      <style:paragraph-properties fo:break-before="auto" fo:line-height="115%" style:writing-mode="lr-tb"/>
    </style:style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T419_22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T423_22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P433" style:family="paragraph" style:parent-style-name="Standard">
      <style:paragraph-properties fo:break-before="auto" fo:line-height="115%" style:writing-mode="lr-tb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P438" style:family="paragraph" style:parent-style-name="Standard">
      <style:paragraph-properties fo:break-before="auto" fo:line-height="115%" style:writing-mode="lr-tb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P441" style:family="paragraph" style:parent-style-name="Standard">
      <style:paragraph-properties fo:break-before="auto" fo:line-height="115%" style:writing-mode="lr-tb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P455" style:family="paragraph" style:parent-style-name="Standard">
      <style:paragraph-properties fo:break-before="auto" fo:line-height="115%" style:writing-mode="lr-tb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P458" style:family="paragraph" style:parent-style-name="Standard">
      <style:paragraph-properties fo:break-before="auto" fo:line-height="115%" style:writing-mode="lr-tb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P462" style:family="paragraph" style:parent-style-name="Standard">
      <style:paragraph-properties fo:break-before="auto" fo:line-height="115%" style:writing-mode="lr-tb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P476" style:family="paragraph" style:parent-style-name="Standard">
      <style:paragraph-properties fo:break-before="auto" fo:line-height="115%" style:writing-mode="lr-tb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/>
    <style:style style:name="T477_12" style:family="text"/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P480" style:family="paragraph" style:parent-style-name="Standard">
      <style:paragraph-properties fo:break-before="auto" fo:line-height="115%" style:writing-mode="lr-tb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P485" style:family="paragraph" style:parent-style-name="Standard">
      <style:paragraph-properties fo:break-before="auto" fo:line-height="115%" style:writing-mode="lr-tb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T488_13" style:family="text"/>
    <style:style style:name="T488_14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P490" style:family="paragraph" style:parent-style-name="Standard">
      <style:paragraph-properties fo:break-before="auto" fo:line-height="115%" style:writing-mode="lr-tb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P493" style:family="paragraph" style:parent-style-name="Standard">
      <style:paragraph-properties fo:break-before="auto" fo:line-height="115%" style:writing-mode="lr-tb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P497" style:family="paragraph" style:parent-style-name="Standard">
      <style:paragraph-properties fo:break-before="auto" fo:line-height="115%" style:writing-mode="lr-tb"/>
    </style:style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T499_18" style:family="text"/>
    <style:style style:name="T499_19" style:family="text"/>
    <style:style style:name="T499_20" style:family="text"/>
    <style:style style:name="P500" style:family="paragraph" style:parent-style-name="Standard">
      <style:paragraph-properties fo:break-before="auto" fo:line-height="115%" style:writing-mode="lr-tb"/>
    </style:style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T501_19" style:family="text"/>
    <style:style style:name="T501_20" style:family="text"/>
    <style:style style:name="T501_21" style:family="text"/>
    <style:style style:name="T501_22" style:family="text"/>
    <style:style style:name="T501_23" style:family="text"/>
    <style:style style:name="T501_24" style:family="text"/>
    <style:style style:name="T501_25" style:family="text"/>
    <style:style style:name="T501_26" style:family="text"/>
    <style:style style:name="T501_27" style:family="text"/>
    <style:style style:name="T501_28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P504" style:family="paragraph" style:parent-style-name="Standard">
      <style:paragraph-properties fo:break-before="auto" fo:line-height="115%" style:writing-mode="lr-tb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T505_17" style:family="text"/>
    <style:style style:name="T505_18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P509" style:family="paragraph" style:parent-style-name="Standard">
      <style:paragraph-properties fo:break-before="auto" fo:line-height="115%" style:writing-mode="lr-tb"/>
    </style:style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T511_19" style:family="text"/>
    <style:style style:name="T511_20" style:family="text"/>
    <style:style style:name="T511_21" style:family="text"/>
    <style:style style:name="T511_22" style:family="text"/>
    <style:style style:name="T511_23" style:family="text"/>
    <style:style style:name="T511_24" style:family="text"/>
    <style:style style:name="T511_25" style:family="text"/>
    <style:style style:name="T511_26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T513_17" style:family="text"/>
    <style:style style:name="T513_18" style:family="text"/>
    <style:style style:name="T513_19" style:family="text"/>
    <style:style style:name="T513_20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P517" style:family="paragraph" style:parent-style-name="Standard">
      <style:paragraph-properties fo:break-before="auto" fo:line-height="115%" style:writing-mode="lr-tb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P524" style:family="paragraph" style:parent-style-name="Standard">
      <style:paragraph-properties fo:break-before="auto" fo:line-height="115%" style:writing-mode="lr-tb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P529" style:family="paragraph" style:parent-style-name="Standard">
      <style:paragraph-properties fo:break-before="auto" fo:line-height="115%" style:writing-mode="lr-tb"/>
    </style:style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P532" style:family="paragraph" style:parent-style-name="Standard">
      <style:paragraph-properties fo:break-before="auto" fo:line-height="115%" style:writing-mode="lr-tb"/>
    </style:style>
    <style:style style:name="P53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//</text:span><text:span text:style-name="T1_2">Allyson</text:span><text:span text:style-name="T1_3"><text:s/></text:span><text:span text:style-name="T1_4">LeFebvre</text:span></text:p>
      <text:p text:style-name="P2"><text:span text:style-name="T2_1">//</text:span><text:span text:style-name="T2_2">Please</text:span><text:span text:style-name="T2_3"><text:s/></text:span><text:span text:style-name="T2_4">don</text:span><text:span text:style-name="T2_5">’</text:span><text:span text:style-name="T2_6">t</text:span><text:span text:style-name="T2_7"><text:s/></text:span><text:span text:style-name="T2_8">steal</text:span><text:span text:style-name="T2_9"><text:s/></text:span><text:span text:style-name="T2_10">it</text:span><text:span text:style-name="T2_11">,<text:s/></text:span><text:span text:style-name="T2_12">peoples</text:span><text:span text:style-name="T2_13">.<text:s/></text:span><text:span text:style-name="T2_14">I</text:span><text:span text:style-name="T2_15"><text:s/></text:span><text:span text:style-name="T2_16">worked</text:span><text:span text:style-name="T2_17"><text:s/></text:span><text:span text:style-name="T2_18">hard</text:span><text:span text:style-name="T2_19"><text:s/></text:span><text:span text:style-name="T2_20">on</text:span><text:span text:style-name="T2_21"><text:s/></text:span><text:span text:style-name="T2_22">it</text:span><text:span text:style-name="T2_23">.</text:span></text:p>
      <text:p text:style-name="P3"><text:span text:style-name="T3_1">//</text:span><text:span text:style-name="T3_2">September</text:span><text:span text:style-name="T3_3"><text:s/>16,<text:s/>2012</text:span></text:p>
      <text:p text:style-name="P4"><text:span text:style-name="T4_1">//</text:span><text:span text:style-name="T4_2">Calculator</text:span></text:p>
      <text:p text:style-name="P5"/>
      <text:p text:style-name="P6"><text:span text:style-name="T6_1">#</text:span><text:span text:style-name="T6_2">include</text:span><text:span text:style-name="T6_3"><text:s/>&lt;</text:span><text:span text:style-name="T6_4">iostream</text:span><text:span text:style-name="T6_5">&gt;//</text:span><text:span text:style-name="T6_6">Preprocessor</text:span><text:span text:style-name="T6_7"><text:s/></text:span><text:span text:style-name="T6_8">Directives</text:span></text:p>
      <text:p text:style-name="P7"><text:span text:style-name="T7_1">#</text:span><text:span text:style-name="T7_2">include</text:span><text:span text:style-name="T7_3"><text:s/>&lt;</text:span><text:span text:style-name="T7_4">cstdlib</text:span><text:span text:style-name="T7_5">&gt;</text:span></text:p>
      <text:p text:style-name="P8"><text:span text:style-name="T8_1">#</text:span><text:span text:style-name="T8_2">include</text:span><text:span text:style-name="T8_3"><text:s/>&lt;</text:span><text:span text:style-name="T8_4">cmath</text:span><text:span text:style-name="T8_5">&gt;</text:span></text:p>
      <text:p text:style-name="P9"/>
      <text:p text:style-name="P10"><text:span text:style-name="T10_1">using</text:span><text:span text:style-name="T10_2"><text:s/></text:span><text:span text:style-name="T10_3">namespace</text:span><text:span text:style-name="T10_4"><text:s/></text:span><text:span text:style-name="T10_5">std</text:span><text:span text:style-name="T10_6">;//</text:span><text:span text:style-name="T10_7">Tells</text:span><text:span text:style-name="T10_8"><text:s/></text:span><text:span text:style-name="T10_9">the</text:span><text:span text:style-name="T10_10"><text:s/></text:span><text:span text:style-name="T10_11">program</text:span><text:span text:style-name="T10_12"><text:s/></text:span><text:span text:style-name="T10_13">to</text:span><text:span text:style-name="T10_14"><text:s/></text:span><text:span text:style-name="T10_15">use</text:span><text:span text:style-name="T10_16"><text:s/></text:span><text:span text:style-name="T10_17">the</text:span><text:span text:style-name="T10_18"><text:s/></text:span><text:span text:style-name="T10_19">standard</text:span><text:span text:style-name="T10_20"><text:s/></text:span><text:span text:style-name="T10_21">namespace</text:span><text:span text:style-name="T10_22">.</text:span></text:p>
      <text:p text:style-name="P11"/>
      <text:p text:style-name="P12"><text:span text:style-name="T12_1">//</text:span><text:span text:style-name="T12_2">function</text:span><text:span text:style-name="T12_3"><text:s/></text:span><text:span text:style-name="T12_4">declarations</text:span></text:p>
      <text:p text:style-name="P13"><text:span text:style-name="T13_1">//</text:span><text:span text:style-name="T13_2">all</text:span><text:span text:style-name="T13_3"><text:s/></text:span><text:span text:style-name="T13_4">functions</text:span><text:span text:style-name="T13_5"><text:s/></text:span><text:span text:style-name="T13_6">void</text:span><text:span text:style-name="T13_7"><text:s/></text:span><text:span text:style-name="T13_8">with</text:span><text:span text:style-name="T13_9"><text:s/></text:span><text:span text:style-name="T13_10">no</text:span><text:span text:style-name="T13_11"><text:s/></text:span><text:span text:style-name="T13_12">parameters</text:span></text:p>
      <text:p text:style-name="P14"><text:span text:style-name="T14_1">void</text:span><text:span text:style-name="T14_2"><text:s/></text:span><text:span text:style-name="T14_3">displayMenu</text:span><text:span text:style-name="T14_4">();</text:span></text:p>
      <text:p text:style-name="P15"><text:span text:style-name="T15_1">void</text:span><text:span text:style-name="T15_2"><text:s/></text:span><text:span text:style-name="T15_3">add</text:span><text:span text:style-name="T15_4">();</text:span></text:p>
      <text:p text:style-name="P16"><text:span text:style-name="T16_1">void</text:span><text:span text:style-name="T16_2"><text:s/></text:span><text:span text:style-name="T16_3">subtract</text:span><text:span text:style-name="T16_4">();</text:span></text:p>
      <text:p text:style-name="P17"><text:span text:style-name="T17_1">void</text:span><text:span text:style-name="T17_2"><text:s/></text:span><text:span text:style-name="T17_3">multipy</text:span><text:span text:style-name="T17_4">();</text:span></text:p>
      <text:p text:style-name="P18"><text:span text:style-name="T18_1">void</text:span><text:span text:style-name="T18_2"><text:s/></text:span><text:span text:style-name="T18_3">division</text:span><text:span text:style-name="T18_4">();</text:span></text:p>
      <text:p text:style-name="P19"><text:span text:style-name="T19_1">void</text:span><text:span text:style-name="T19_2"><text:s/></text:span><text:span text:style-name="T19_3">square</text:span><text:span text:style-name="T19_4">();</text:span></text:p>
      <text:p text:style-name="P20"><text:span text:style-name="T20_1">void</text:span><text:span text:style-name="T20_2"><text:s/></text:span><text:span text:style-name="T20_3">squareRoot</text:span><text:span text:style-name="T20_4">();</text:span></text:p>
      <text:p text:style-name="P21"><text:span text:style-name="T21_1">void</text:span><text:span text:style-name="T21_2"><text:s/></text:span><text:span text:style-name="T21_3">power</text:span><text:span text:style-name="T21_4">();</text:span></text:p>
      <text:p text:style-name="P22"/>
      <text:p text:style-name="P23"><text:span text:style-name="T23_1">void</text:span><text:span text:style-name="T23_2"><text:s/></text:span><text:span text:style-name="T23_3">displayTrianglesMenu</text:span><text:span text:style-name="T23_4">();</text:span></text:p>
      <text:p text:style-name="P24"><text:span text:style-name="T24_1">void</text:span><text:span text:style-name="T24_2"><text:s/></text:span><text:span text:style-name="T24_3">triArea</text:span><text:span text:style-name="T24_4">();</text:span></text:p>
      <text:p text:style-name="P25"><text:span text:style-name="T25_1">void</text:span><text:span text:style-name="T25_2"><text:s/></text:span><text:span text:style-name="T25_3">triPerim</text:span><text:span text:style-name="T25_4">();</text:span></text:p>
      <text:p text:style-name="P26"><text:span text:style-name="T26_1">void</text:span><text:span text:style-name="T26_2"><text:s/></text:span><text:span text:style-name="T26_3">right</text:span><text:span text:style-name="T26_4">();</text:span></text:p>
      <text:p text:style-name="P27"/>
      <text:p text:style-name="P28"><text:span text:style-name="T28_1">void</text:span><text:span text:style-name="T28_2"><text:s/></text:span><text:span text:style-name="T28_3">displayCirclesMenu</text:span><text:span text:style-name="T28_4">();</text:span></text:p>
      <text:p text:style-name="P29"><text:span text:style-name="T29_1">void</text:span><text:span text:style-name="T29_2"><text:s/></text:span><text:span text:style-name="T29_3">areaCirc</text:span><text:span text:style-name="T29_4">();</text:span></text:p>
      <text:p text:style-name="P30"><text:span text:style-name="T30_1">void</text:span><text:span text:style-name="T30_2"><text:s/></text:span><text:span text:style-name="T30_3">circumCirc</text:span><text:span text:style-name="T30_4">();</text:span></text:p>
      <text:p text:style-name="P31"/>
      <text:p text:style-name="P32"><text:span text:style-name="T32_1">//</text:span><text:span text:style-name="T32_2">global</text:span><text:span text:style-name="T32_3"><text:s/></text:span><text:span text:style-name="T32_4">variables</text:span><text:span text:style-name="T32_5"><text:s/></text:span><text:span text:style-name="T32_6">used</text:span><text:span text:style-name="T32_7"><text:s/></text:span><text:span text:style-name="T32_8">by</text:span><text:span text:style-name="T32_9"><text:s/></text:span><text:span text:style-name="T32_10">program</text:span><text:span text:style-name="T32_11">,<text:s/></text:span><text:span text:style-name="T32_12">regardless</text:span><text:span text:style-name="T32_13"><text:s/></text:span><text:span text:style-name="T32_14">of</text:span><text:span text:style-name="T32_15"><text:s/></text:span><text:span text:style-name="T32_16">which</text:span><text:span text:style-name="T32_17"><text:s/></text:span><text:span text:style-name="T32_18">function</text:span></text:p>
      <text:p text:style-name="P33"><text:span text:style-name="T33_1">const</text:span><text:span text:style-name="T33_2"><text:s/></text:span><text:span text:style-name="T33_3">double</text:span><text:span text:style-name="T33_4"><text:s/></text:span><text:span text:style-name="T33_5">pi</text:span><text:span text:style-name="T33_6"><text:s/>=<text:s/>3.14159265359;<text:s/>//</text:span><text:span text:style-name="T33_7">sets</text:span><text:span text:style-name="T33_8"><text:s/></text:span><text:span text:style-name="T33_9">the</text:span><text:span text:style-name="T33_10"><text:s/></text:span><text:span text:style-name="T33_11">value</text:span><text:span text:style-name="T33_12"><text:s/></text:span><text:span text:style-name="T33_13">of</text:span><text:span text:style-name="T33_14"><text:s/></text:span><text:span text:style-name="T33_15">pi</text:span><text:span text:style-name="T33_16"><text:s/></text:span><text:span text:style-name="T33_17">used</text:span><text:span text:style-name="T33_18"><text:s/></text:span><text:span text:style-name="T33_19">by</text:span><text:span text:style-name="T33_20"><text:s/></text:span><text:span text:style-name="T33_21">the</text:span><text:span text:style-name="T33_22"><text:s/></text:span><text:span text:style-name="T33_23">caluculator</text:span></text:p>
      <text:p text:style-name="P34"><text:span text:style-name="T34_1">char</text:span><text:span text:style-name="T34_2"><text:s/></text:span><text:span text:style-name="T34_3">b</text:span><text:span text:style-name="T34_4"><text:s/>=<text:s/>'</text:span><text:span text:style-name="T34_5">Y</text:span><text:span text:style-name="T34_6">';<text:s/>//</text:span><text:span text:style-name="T34_7">used</text:span><text:span text:style-name="T34_8"><text:s/></text:span><text:span text:style-name="T34_9">in</text:span><text:span text:style-name="T34_10"><text:s/></text:span><text:span text:style-name="T34_11">do</text:span><text:span text:style-name="T34_12">-</text:span><text:span text:style-name="T34_13">while</text:span><text:span text:style-name="T34_14"><text:s/></text:span><text:span text:style-name="T34_15">loops</text:span><text:span text:style-name="T34_16"><text:s/></text:span><text:span text:style-name="T34_17">throughout</text:span><text:span text:style-name="T34_18"><text:s/></text:span><text:span text:style-name="T34_19">program</text:span></text:p>
      <text:p text:style-name="P35"/>
      <text:p text:style-name="P36"><text:span text:style-name="T36_1">int</text:span><text:span text:style-name="T36_2"><text:s/></text:span><text:span text:style-name="T36_3">main</text:span><text:span text:style-name="T36_4">()</text:span></text:p>
      <text:p text:style-name="P37"><text:span text:style-name="T37_1">{<text:s/>//</text:span><text:span text:style-name="T37_2">start</text:span><text:span text:style-name="T37_3"><text:s/></text:span><text:span text:style-name="T37_4">main</text:span><text:span text:style-name="T37_5"><text:s/></text:span><text:span text:style-name="T37_6">body</text:span><text:span text:style-name="T37_7"><text:s/></text:span><text:span text:style-name="T37_8">of</text:span><text:span text:style-name="T37_9"><text:s/></text:span><text:span text:style-name="T37_10">program</text:span></text:p>
      <text:p text:style-name="P38"><text:span text:style-name="T38_1"><text:s text:c="4"/></text:span><text:span text:style-name="T38_2">char</text:span><text:span text:style-name="T38_3"><text:s/></text:span><text:span text:style-name="T38_4">a</text:span><text:span text:style-name="T38_5"><text:s/>=<text:s/>'</text:span><text:span text:style-name="T38_6">M</text:span><text:span text:style-name="T38_7">';<text:s/>//</text:span><text:span text:style-name="T38_8">declares</text:span><text:span text:style-name="T38_9"><text:s/></text:span><text:span text:style-name="T38_10">and</text:span><text:span text:style-name="T38_11"><text:s/></text:span><text:span text:style-name="T38_12">initalizes</text:span><text:span text:style-name="T38_13"><text:s/></text:span><text:span text:style-name="T38_14">character</text:span><text:span text:style-name="T38_15"><text:s/></text:span><text:span text:style-name="T38_16">variable</text:span><text:span text:style-name="T38_17"><text:s/></text:span><text:span text:style-name="T38_18">a</text:span><text:span text:style-name="T38_19"><text:s/></text:span><text:span text:style-name="T38_20">to</text:span><text:span text:style-name="T38_21"><text:s/>'</text:span><text:span text:style-name="T38_22">M</text:span><text:span text:style-name="T38_23">'<text:s/></text:span><text:span text:style-name="T38_24">for</text:span><text:span text:style-name="T38_25"><text:s/></text:span><text:span text:style-name="T38_26">use</text:span><text:span text:style-name="T38_27"><text:s/></text:span><text:span text:style-name="T38_28">in</text:span><text:span text:style-name="T38_29"><text:s/></text:span><text:span text:style-name="T38_30">menu</text:span><text:span text:style-name="T38_31">'</text:span><text:span text:style-name="T38_32">s</text:span><text:span text:style-name="T38_33"><text:s/></text:span><text:span text:style-name="T38_34">loop</text:span></text:p>
      <text:p text:style-name="P39"/>
      <text:p text:style-name="P40"><text:span text:style-name="T40_1"><text:s text:c="4"/></text:span><text:span text:style-name="T40_2">int</text:span><text:span text:style-name="T40_3"><text:s/></text:span><text:span text:style-name="T40_4">deci</text:span><text:span text:style-name="T40_5">;<text:s/>//</text:span><text:span text:style-name="T40_6">integer</text:span><text:span text:style-name="T40_7"><text:s/></text:span><text:span text:style-name="T40_8">variable</text:span><text:span text:style-name="T40_9"><text:s/></text:span><text:span text:style-name="T40_10">used</text:span><text:span text:style-name="T40_11"><text:s/></text:span><text:span text:style-name="T40_12">to</text:span><text:span text:style-name="T40_13"><text:s/></text:span><text:span text:style-name="T40_14">decide</text:span><text:span text:style-name="T40_15"><text:s/></text:span><text:span text:style-name="T40_16">how</text:span><text:span text:style-name="T40_17"><text:s/></text:span><text:span text:style-name="T40_18">many</text:span><text:span text:style-name="T40_19"><text:s/></text:span><text:span text:style-name="T40_20">numbers</text:span><text:span text:style-name="T40_21"><text:s/></text:span><text:span text:style-name="T40_22">will</text:span><text:span text:style-name="T40_23"><text:s/></text:span><text:span text:style-name="T40_24">appear</text:span><text:span text:style-name="T40_25"><text:s/></text:span><text:span text:style-name="T40_26">after</text:span><text:span text:style-name="T40_27"><text:s/></text:span><text:span text:style-name="T40_28">the</text:span><text:span text:style-name="T40_29"><text:s/></text:span><text:span text:style-name="T40_30">decimal</text:span><text:span text:style-name="T40_31"><text:s/></text:span><text:span text:style-name="T40_32">point</text:span><text:span text:style-name="T40_33"><text:s/></text:span><text:span text:style-name="T40_34">for</text:span><text:span text:style-name="T40_35"><text:s/></text:span><text:span text:style-name="T40_36">answers</text:span></text:p>
      <text:p text:style-name="P41"/>
      <text:p text:style-name="P42"><text:span text:style-name="T42_1"><text:s text:c="4"/></text:span><text:span text:style-name="T42_2">cout</text:span><text:span text:style-name="T42_3"><text:s/>&lt;&lt;<text:s/>"</text:span><text:span text:style-name="T42_4">How</text:span><text:span text:style-name="T42_5"><text:s/></text:span><text:span text:style-name="T42_6">many</text:span><text:span text:style-name="T42_7"><text:s/></text:span><text:span text:style-name="T42_8">decimal</text:span><text:span text:style-name="T42_9"><text:s/></text:span><text:span text:style-name="T42_10">places</text:span><text:span text:style-name="T42_11"><text:s/></text:span><text:span text:style-name="T42_12">would</text:span><text:span text:style-name="T42_13"><text:s/></text:span><text:span text:style-name="T42_14">you</text:span><text:span text:style-name="T42_15"><text:s/></text:span><text:span text:style-name="T42_16">like</text:span><text:span text:style-name="T42_17"><text:s/></text:span><text:span text:style-name="T42_18">to</text:span><text:span text:style-name="T42_19"><text:s/></text:span><text:span text:style-name="T42_20">show</text:span><text:span text:style-name="T42_21"><text:s/></text:span><text:span text:style-name="T42_22">in</text:span><text:span text:style-name="T42_23"><text:s/></text:span><text:span text:style-name="T42_24">your</text:span><text:span text:style-name="T42_25"><text:s/></text:span><text:span text:style-name="T42_26">answers</text:span><text:span text:style-name="T42_27">?<text:s/>(</text:span><text:span text:style-name="T42_28">Up</text:span><text:span text:style-name="T42_29"><text:s/></text:span><text:span text:style-name="T42_30">to</text:span><text:span text:style-name="T42_31"><text:s/>10)\</text:span><text:span text:style-name="T42_32">n</text:span><text:span text:style-name="T42_33">";<text:s/>//</text:span><text:span text:style-name="T42_34">prompts</text:span><text:span text:style-name="T42_35"><text:s/></text:span><text:span text:style-name="T42_36">the</text:span><text:span text:style-name="T42_37"><text:s/></text:span><text:span text:style-name="T42_38">user</text:span></text:p>
      <text:p text:style-name="P43"><text:span text:style-name="T43_1"><text:s text:c="4"/></text:span><text:span text:style-name="T43_2">cin</text:span><text:span text:style-name="T43_3"><text:s/>&gt;&gt;<text:s/></text:span><text:span text:style-name="T43_4">deci</text:span><text:span text:style-name="T43_5">;<text:s/>//</text:span><text:span text:style-name="T43_6">takes</text:span><text:span text:style-name="T43_7"><text:s/></text:span><text:span text:style-name="T43_8">input</text:span><text:span text:style-name="T43_9"><text:s/></text:span><text:span text:style-name="T43_10">from</text:span><text:span text:style-name="T43_11"><text:s/></text:span><text:span text:style-name="T43_12">the</text:span><text:span text:style-name="T43_13"><text:s/></text:span><text:span text:style-name="T43_14">user</text:span></text:p>
      <text:p text:style-name="P44"/>
      <text:p text:style-name="P45"><text:span text:style-name="T45_1"><text:s text:c="4"/></text:span><text:span text:style-name="T45_2">if</text:span><text:span text:style-name="T45_3"><text:s/>(</text:span><text:span text:style-name="T45_4">deci</text:span><text:span text:style-name="T45_5"><text:s/>&gt;<text:s/>10)<text:s/>//</text:span><text:span text:style-name="T45_6">checks</text:span><text:span text:style-name="T45_7"><text:s/></text:span><text:span text:style-name="T45_8">if</text:span><text:span text:style-name="T45_9"><text:s/></text:span><text:span text:style-name="T45_10">the</text:span><text:span text:style-name="T45_11"><text:s/></text:span><text:span text:style-name="T45_12">input</text:span><text:span text:style-name="T45_13"><text:s/></text:span><text:span text:style-name="T45_14">is</text:span><text:span text:style-name="T45_15"><text:s/></text:span><text:span text:style-name="T45_16">larger</text:span><text:span text:style-name="T45_17"><text:s/></text:span><text:span text:style-name="T45_18">than</text:span><text:span text:style-name="T45_19"><text:s/>10</text:span></text:p>
      <text:p text:style-name="P46"><text:span text:style-name="T46_1"><text:s text:c="8"/></text:span><text:span text:style-name="T46_2">deci</text:span><text:span text:style-name="T46_3"><text:s/>=<text:s/>10;<text:s/>//</text:span><text:span text:style-name="T46_4">if</text:span><text:span text:style-name="T46_5"><text:s/></text:span><text:span text:style-name="T46_6">input</text:span><text:span text:style-name="T46_7"><text:s/></text:span><text:span text:style-name="T46_8">is</text:span><text:span text:style-name="T46_9"><text:s/></text:span><text:span text:style-name="T46_10">larger</text:span><text:span text:style-name="T46_11"><text:s/></text:span><text:span text:style-name="T46_12">than</text:span><text:span text:style-name="T46_13"><text:s/>10,<text:s/></text:span><text:span text:style-name="T46_14">it</text:span><text:span text:style-name="T46_15"><text:s/></text:span><text:span text:style-name="T46_16">is</text:span><text:span text:style-name="T46_17"><text:s/></text:span><text:span text:style-name="T46_18">set</text:span><text:span text:style-name="T46_19"><text:s/></text:span><text:span text:style-name="T46_20">to</text:span><text:span text:style-name="T46_21"><text:s/>10</text:span></text:p>
      <text:p text:style-name="P47"/>
      <text:p text:style-name="P48"><text:span text:style-name="T48_1"><text:s text:c="4"/></text:span><text:span text:style-name="T48_2">cout</text:span><text:span text:style-name="T48_3">.</text:span><text:span text:style-name="T48_4">precision</text:span><text:span text:style-name="T48_5">(</text:span><text:span text:style-name="T48_6">deci</text:span><text:span text:style-name="T48_7">);</text:span></text:p>
      <text:p text:style-name="P49"/>
      <text:p text:style-name="P50"><text:span text:style-name="T50_1"><text:s text:c="4"/></text:span><text:span text:style-name="T50_2">do</text:span><text:span text:style-name="T50_3">{<text:s/>//</text:span><text:span text:style-name="T50_4">starts</text:span><text:span text:style-name="T50_5"><text:s/></text:span><text:span text:style-name="T50_6">a</text:span><text:span text:style-name="T50_7"><text:s/></text:span><text:span text:style-name="T50_8">do</text:span><text:span text:style-name="T50_9">-</text:span><text:span text:style-name="T50_10">while</text:span><text:span text:style-name="T50_11"><text:s/></text:span><text:span text:style-name="T50_12">loop</text:span></text:p>
      <text:p text:style-name="P51"/>
      <text:p text:style-name="P52"><text:span text:style-name="T52_1"><text:s text:c="4"/></text:span><text:span text:style-name="T52_2">system</text:span><text:span text:style-name="T52_3"><text:s/>("</text:span><text:span text:style-name="T52_4">CLS</text:span><text:span text:style-name="T52_5">");<text:s/>//</text:span><text:span text:style-name="T52_6">clears</text:span><text:span text:style-name="T52_7"><text:s/></text:span><text:span text:style-name="T52_8">the</text:span><text:span text:style-name="T52_9"><text:s/></text:span><text:span text:style-name="T52_10">screen</text:span></text:p>
      <text:p text:style-name="P53"/>
      <text:p text:style-name="P54"><text:span text:style-name="T54_1"><text:s text:c="4"/></text:span><text:span text:style-name="T54_2">int</text:span><text:span text:style-name="T54_3"><text:s/></text:span><text:span text:style-name="T54_4">choice</text:span><text:span text:style-name="T54_5">;<text:s/>//</text:span><text:span text:style-name="T54_6">integer</text:span><text:span text:style-name="T54_7"><text:s/></text:span><text:span text:style-name="T54_8">variable</text:span><text:span text:style-name="T54_9"><text:s/></text:span><text:span text:style-name="T54_10">that</text:span><text:span text:style-name="T54_11"><text:s/></text:span><text:span text:style-name="T54_12">allows</text:span><text:span text:style-name="T54_13"><text:s/></text:span><text:span text:style-name="T54_14">users</text:span><text:span text:style-name="T54_15"><text:s/></text:span><text:span text:style-name="T54_16">to</text:span><text:span text:style-name="T54_17"><text:s/></text:span><text:span text:style-name="T54_18">pick</text:span><text:span text:style-name="T54_19"><text:s/></text:span><text:span text:style-name="T54_20">from</text:span><text:span text:style-name="T54_21"><text:s/></text:span><text:span text:style-name="T54_22">a</text:span><text:span text:style-name="T54_23"><text:s/></text:span><text:span text:style-name="T54_24">menu</text:span><text:span text:style-name="T54_25"><text:s/></text:span><text:span text:style-name="T54_26">shown</text:span><text:span text:style-name="T54_27"><text:s/></text:span><text:span text:style-name="T54_28">on</text:span><text:span text:style-name="T54_29"><text:s/></text:span><text:span text:style-name="T54_30">screen</text:span></text:p>
      <text:p text:style-name="P55"/>
      <text:p text:style-name="P56"><text:span text:style-name="T56_1"><text:s text:c="4"/></text:span><text:span text:style-name="T56_2">displayMenu</text:span><text:span text:style-name="T56_3">();<text:s/>//</text:span><text:span text:style-name="T56_4">calls</text:span><text:span text:style-name="T56_5"><text:s/></text:span><text:span text:style-name="T56_6">and</text:span><text:span text:style-name="T56_7"><text:s/></text:span><text:span text:style-name="T56_8">runs</text:span><text:span text:style-name="T56_9"><text:s/></text:span><text:span text:style-name="T56_10">the</text:span><text:span text:style-name="T56_11"><text:s/></text:span><text:span text:style-name="T56_12">function</text:span><text:span text:style-name="T56_13"><text:s/></text:span><text:span text:style-name="T56_14">titled</text:span><text:span text:style-name="T56_15"><text:s/></text:span><text:span text:style-name="T56_16">displayMenu</text:span><text:span text:style-name="T56_17">()</text:span></text:p>
      <text:p text:style-name="P57"/>
      <text:p text:style-name="P58"><text:span text:style-name="T58_1"><text:s text:c="4"/></text:span><text:span text:style-name="T58_2">cout</text:span><text:span text:style-name="T58_3"><text:s/>&lt;&lt;<text:s/>"</text:span><text:span text:style-name="T58_4">What</text:span><text:span text:style-name="T58_5"><text:s/></text:span><text:span text:style-name="T58_6">would</text:span><text:span text:style-name="T58_7"><text:s/></text:span><text:span text:style-name="T58_8">you</text:span><text:span text:style-name="T58_9"><text:s/></text:span><text:span text:style-name="T58_10">like</text:span><text:span text:style-name="T58_11"><text:s/></text:span><text:span text:style-name="T58_12">to</text:span><text:span text:style-name="T58_13"><text:s/></text:span><text:span text:style-name="T58_14">do</text:span><text:span text:style-name="T58_15">?\</text:span><text:span text:style-name="T58_16">t</text:span><text:span text:style-name="T58_17">";<text:s/>//</text:span><text:span text:style-name="T58_18">prompts</text:span><text:span text:style-name="T58_19"><text:s/></text:span><text:span text:style-name="T58_20">the</text:span><text:span text:style-name="T58_21"><text:s/></text:span><text:span text:style-name="T58_22">user</text:span></text:p>
      <text:p text:style-name="P59"><text:span text:style-name="T59_1"><text:s text:c="4"/></text:span><text:span text:style-name="T59_2">cin</text:span><text:span text:style-name="T59_3"><text:s/>&gt;&gt;<text:s/></text:span><text:span text:style-name="T59_4">choice</text:span><text:span text:style-name="T59_5">;<text:s/>//</text:span><text:span text:style-name="T59_6">takes</text:span><text:span text:style-name="T59_7"><text:s/></text:span><text:span text:style-name="T59_8">input</text:span><text:span text:style-name="T59_9"><text:s/></text:span><text:span text:style-name="T59_10">from</text:span><text:span text:style-name="T59_11"><text:s/></text:span><text:span text:style-name="T59_12">the</text:span><text:span text:style-name="T59_13"><text:s/></text:span><text:span text:style-name="T59_14">user</text:span></text:p>
      <text:p text:style-name="P60"><text:span text:style-name="T60_1"><text:s text:c="4"/></text:span><text:span text:style-name="T60_2">cout</text:span><text:span text:style-name="T60_3"><text:s/>&lt;&lt;<text:s/></text:span><text:span text:style-name="T60_4">endl</text:span><text:span text:style-name="T60_5">;<text:s/>//</text:span><text:span text:style-name="T60_6">outputs</text:span><text:span text:style-name="T60_7"><text:s/></text:span><text:span text:style-name="T60_8">an</text:span><text:span text:style-name="T60_9"><text:s/></text:span><text:span text:style-name="T60_10">endline</text:span><text:span text:style-name="T60_11"><text:s/></text:span><text:span text:style-name="T60_12">for</text:span><text:span text:style-name="T60_13"><text:s/></text:span><text:span text:style-name="T60_14">readability</text:span></text:p>
      <text:p text:style-name="P61"/>
      <text:p text:style-name="P62"><text:span text:style-name="T62_1"><text:s text:c="4"/></text:span><text:span text:style-name="T62_2">switch</text:span><text:span text:style-name="T62_3"><text:s/>(</text:span><text:span text:style-name="T62_4">choice</text:span><text:span text:style-name="T62_5">)<text:s/>//</text:span><text:span text:style-name="T62_6">variable</text:span><text:span text:style-name="T62_7"><text:s/>'</text:span><text:span text:style-name="T62_8">choice</text:span><text:span text:style-name="T62_9">'<text:s/></text:span><text:span text:style-name="T62_10">is</text:span><text:span text:style-name="T62_11"><text:s/></text:span><text:span text:style-name="T62_12">used</text:span><text:span text:style-name="T62_13"><text:s/></text:span><text:span text:style-name="T62_14">by</text:span><text:span text:style-name="T62_15"><text:s/></text:span><text:span text:style-name="T62_16">switch</text:span><text:span text:style-name="T62_17"><text:s/></text:span><text:span text:style-name="T62_18">statement</text:span><text:span text:style-name="T62_19">;<text:s/></text:span><text:span text:style-name="T62_20">case</text:span><text:span text:style-name="T62_21"><text:s/></text:span><text:span text:style-name="T62_22">is</text:span><text:span text:style-name="T62_23"><text:s/></text:span><text:span text:style-name="T62_24">picked</text:span><text:span text:style-name="T62_25"><text:s/></text:span><text:span text:style-name="T62_26">based</text:span><text:span text:style-name="T62_27"><text:s/></text:span><text:span text:style-name="T62_28">on</text:span><text:span text:style-name="T62_29"><text:s/></text:span><text:span text:style-name="T62_30">the</text:span><text:span text:style-name="T62_31"><text:s/></text:span><text:span text:style-name="T62_32">user</text:span><text:span text:style-name="T62_33"><text:s/></text:span><text:span text:style-name="T62_34">input</text:span><text:span text:style-name="T62_35"><text:s/></text:span><text:span text:style-name="T62_36">stored</text:span><text:span text:style-name="T62_37"><text:s/></text:span><text:span text:style-name="T62_38">in</text:span><text:span text:style-name="T62_39"><text:s/></text:span><text:span text:style-name="T62_40">choice</text:span></text:p>
      <text:p text:style-name="P63"><text:span text:style-name="T63_1"><text:s text:c="4"/>{<text:s/>//</text:span><text:span text:style-name="T63_2">start</text:span><text:span text:style-name="T63_3"><text:s/></text:span><text:span text:style-name="T63_4">case</text:span><text:span text:style-name="T63_5"><text:s/></text:span><text:span text:style-name="T63_6">list</text:span></text:p>
      <text:p text:style-name="P64"><text:span text:style-name="T64_1"><text:s text:c="8"/></text:span><text:span text:style-name="T64_2">case</text:span><text:span text:style-name="T64_3"><text:s/>1:<text:s/>//</text:span><text:span text:style-name="T64_4">if</text:span><text:span text:style-name="T64_5"><text:s/></text:span><text:span text:style-name="T64_6">user</text:span><text:span text:style-name="T64_7"><text:s/></text:span><text:span text:style-name="T64_8">inputs</text:span><text:span text:style-name="T64_9"><text:s/>1<text:s/></text:span><text:span text:style-name="T64_10">this</text:span><text:span text:style-name="T64_11"><text:s/></text:span><text:span text:style-name="T64_12">case</text:span><text:span text:style-name="T64_13"><text:s/></text:span><text:span text:style-name="T64_14">is</text:span><text:span text:style-name="T64_15"><text:s/></text:span><text:span text:style-name="T64_16">executed</text:span></text:p>
      <text:p text:style-name="P65"><text:span text:style-name="T65_1"><text:s text:c="12"/></text:span><text:span text:style-name="T65_2">add</text:span><text:span text:style-name="T65_3">();<text:s/>//</text:span><text:span text:style-name="T65_4">call</text:span><text:span text:style-name="T65_5"><text:s/></text:span><text:span text:style-name="T65_6">to</text:span><text:span text:style-name="T65_7"><text:s/></text:span><text:span text:style-name="T65_8">function</text:span><text:span text:style-name="T65_9"><text:s/>'</text:span><text:span text:style-name="T65_10">addition</text:span><text:span text:style-name="T65_11">'</text:span></text:p>
      <text:p text:style-name="P66"><text:span text:style-name="T66_1"><text:s text:c="8"/></text:span><text:span text:style-name="T66_2">break</text:span><text:span text:style-name="T66_3">;<text:s/>//</text:span><text:span text:style-name="T66_4">break</text:span><text:span text:style-name="T66_5"><text:s/></text:span><text:span text:style-name="T66_6">statement</text:span><text:span text:style-name="T66_7">;<text:s/></text:span><text:span text:style-name="T66_8">end</text:span><text:span text:style-name="T66_9"><text:s/></text:span><text:span text:style-name="T66_10">of</text:span><text:span text:style-name="T66_11"><text:s/></text:span><text:span text:style-name="T66_12">switch</text:span><text:span text:style-name="T66_13"><text:s/></text:span><text:span text:style-name="T66_14">statement</text:span></text:p>
      <text:p text:style-name="P67"/>
      <text:p text:style-name="P68"><text:span text:style-name="T68_1"><text:s text:c="8"/></text:span><text:span text:style-name="T68_2">case</text:span><text:span text:style-name="T68_3"><text:s/>2:<text:s/>//</text:span><text:span text:style-name="T68_4">if</text:span><text:span text:style-name="T68_5"><text:s/></text:span><text:span text:style-name="T68_6">user</text:span><text:span text:style-name="T68_7"><text:s/></text:span><text:span text:style-name="T68_8">inputs</text:span><text:span text:style-name="T68_9"><text:s/>2<text:s/></text:span><text:span text:style-name="T68_10">this</text:span><text:span text:style-name="T68_11"><text:s/></text:span><text:span text:style-name="T68_12">case</text:span><text:span text:style-name="T68_13"><text:s/></text:span><text:span text:style-name="T68_14">is</text:span><text:span text:style-name="T68_15"><text:s/></text:span><text:span text:style-name="T68_16">executed</text:span></text:p>
      <text:p text:style-name="P69"><text:span text:style-name="T69_1"><text:s text:c="12"/></text:span><text:span text:style-name="T69_2">subtract</text:span><text:span text:style-name="T69_3">();<text:s/>//</text:span><text:span text:style-name="T69_4">call</text:span><text:span text:style-name="T69_5"><text:s/></text:span><text:span text:style-name="T69_6">to</text:span><text:span text:style-name="T69_7"><text:s/></text:span><text:span text:style-name="T69_8">function</text:span><text:span text:style-name="T69_9"><text:s/>'</text:span><text:span text:style-name="T69_10">subtraction</text:span><text:span text:style-name="T69_11">'</text:span></text:p>
      <text:p text:style-name="P70"><text:span text:style-name="T70_1"><text:s text:c="8"/></text:span><text:span text:style-name="T70_2">break</text:span><text:span text:style-name="T70_3">;<text:s/>//</text:span><text:span text:style-name="T70_4">break</text:span><text:span text:style-name="T70_5"><text:s/></text:span><text:span text:style-name="T70_6">statement</text:span></text:p>
      <text:p text:style-name="P71"/>
      <text:p text:style-name="P72"><text:span text:style-name="T72_1"><text:s text:c="8"/></text:span><text:span text:style-name="T72_2">case</text:span><text:span text:style-name="T72_3"><text:s/>3:<text:s/>//</text:span><text:span text:style-name="T72_4">if</text:span><text:span text:style-name="T72_5"><text:s/></text:span><text:span text:style-name="T72_6">user</text:span><text:span text:style-name="T72_7"><text:s/></text:span><text:span text:style-name="T72_8">inputs</text:span><text:span text:style-name="T72_9"><text:s/>3<text:s/></text:span><text:span text:style-name="T72_10">this</text:span><text:span text:style-name="T72_11"><text:s/></text:span><text:span text:style-name="T72_12">case</text:span><text:span text:style-name="T72_13"><text:s/></text:span><text:span text:style-name="T72_14">is</text:span><text:span text:style-name="T72_15"><text:s/></text:span><text:span text:style-name="T72_16">executed</text:span></text:p>
      <text:p text:style-name="P73"><text:span text:style-name="T73_1"><text:s text:c="12"/></text:span><text:span text:style-name="T73_2">multipy</text:span><text:span text:style-name="T73_3">();<text:s/>//</text:span><text:span text:style-name="T73_4">call</text:span><text:span text:style-name="T73_5"><text:s/></text:span><text:span text:style-name="T73_6">to</text:span><text:span text:style-name="T73_7"><text:s/></text:span><text:span text:style-name="T73_8">function</text:span><text:span text:style-name="T73_9"><text:s/>'</text:span><text:span text:style-name="T73_10">multiplication</text:span><text:span text:style-name="T73_11">'</text:span></text:p>
      <text:p text:style-name="P74"><text:span text:style-name="T74_1"><text:s text:c="8"/></text:span><text:span text:style-name="T74_2">break</text:span><text:span text:style-name="T74_3">;<text:s/>//</text:span><text:span text:style-name="T74_4">break</text:span></text:p>
      <text:p text:style-name="P75"/>
      <text:p text:style-name="P76"><text:span text:style-name="T76_1"><text:s text:c="8"/></text:span><text:span text:style-name="T76_2">case</text:span><text:span text:style-name="T76_3"><text:s/>4:<text:s/>//</text:span><text:span text:style-name="T76_4">if</text:span><text:span text:style-name="T76_5"><text:s/></text:span><text:span text:style-name="T76_6">user</text:span><text:span text:style-name="T76_7"><text:s/></text:span><text:span text:style-name="T76_8">inputs</text:span><text:span text:style-name="T76_9"><text:s/>4</text:span></text:p>
      <text:p text:style-name="P77"><text:span text:style-name="T77_1"><text:s text:c="12"/></text:span><text:span text:style-name="T77_2">division</text:span><text:span text:style-name="T77_3">();<text:s/>//</text:span><text:span text:style-name="T77_4">call</text:span><text:span text:style-name="T77_5"><text:s/></text:span><text:span text:style-name="T77_6">to</text:span><text:span text:style-name="T77_7"><text:s/></text:span><text:span text:style-name="T77_8">function</text:span><text:span text:style-name="T77_9"><text:s/>'</text:span><text:span text:style-name="T77_10">division</text:span><text:span text:style-name="T77_11">'</text:span></text:p>
      <text:p text:style-name="P78"><text:span text:style-name="T78_1"><text:s text:c="8"/></text:span><text:span text:style-name="T78_2">break</text:span><text:span text:style-name="T78_3">;<text:s/>//</text:span><text:span text:style-name="T78_4">break</text:span></text:p>
      <text:p text:style-name="P79"/>
      <text:p text:style-name="P80"><text:span text:style-name="T80_1"><text:s text:c="8"/></text:span><text:span text:style-name="T80_2">case</text:span><text:span text:style-name="T80_3"><text:s/>5:<text:s/>//</text:span><text:span text:style-name="T80_4">if</text:span><text:span text:style-name="T80_5"><text:s/></text:span><text:span text:style-name="T80_6">user</text:span><text:span text:style-name="T80_7"><text:s/></text:span><text:span text:style-name="T80_8">inputs</text:span><text:span text:style-name="T80_9"><text:s/>5</text:span></text:p>
      <text:p text:style-name="P81"><text:span text:style-name="T81_1"><text:s text:c="12"/></text:span><text:span text:style-name="T81_2">square</text:span><text:span text:style-name="T81_3">();<text:s/>//</text:span><text:span text:style-name="T81_4">call</text:span><text:span text:style-name="T81_5"><text:s/></text:span><text:span text:style-name="T81_6">to</text:span><text:span text:style-name="T81_7"><text:s/></text:span><text:span text:style-name="T81_8">function</text:span><text:span text:style-name="T81_9"><text:s/>'</text:span><text:span text:style-name="T81_10">square</text:span><text:span text:style-name="T81_11">'</text:span></text:p>
      <text:p text:style-name="P82"><text:span text:style-name="T82_1"><text:s text:c="8"/></text:span><text:span text:style-name="T82_2">break</text:span><text:span text:style-name="T82_3">;<text:s/>//</text:span><text:span text:style-name="T82_4">break</text:span></text:p>
      <text:p text:style-name="P83"/>
      <text:p text:style-name="P84"><text:span text:style-name="T84_1"><text:s text:c="8"/></text:span><text:span text:style-name="T84_2">case</text:span><text:span text:style-name="T84_3"><text:s/>6:<text:s/>//</text:span><text:span text:style-name="T84_4">if</text:span><text:span text:style-name="T84_5"><text:s/></text:span><text:span text:style-name="T84_6">user</text:span><text:span text:style-name="T84_7"><text:s/></text:span><text:span text:style-name="T84_8">inputs</text:span><text:span text:style-name="T84_9"><text:s/>6</text:span></text:p>
      <text:p text:style-name="P85"><text:span text:style-name="T85_1"><text:s text:c="12"/></text:span><text:span text:style-name="T85_2">squareRoot</text:span><text:span text:style-name="T85_3">();<text:s/>//</text:span><text:span text:style-name="T85_4">call</text:span><text:span text:style-name="T85_5"><text:s/></text:span><text:span text:style-name="T85_6">to</text:span><text:span text:style-name="T85_7"><text:s/></text:span><text:span text:style-name="T85_8">function</text:span><text:span text:style-name="T85_9"><text:s/>'</text:span><text:span text:style-name="T85_10">squareroot</text:span><text:span text:style-name="T85_11">'</text:span></text:p>
      <text:p text:style-name="P86"><text:span text:style-name="T86_1"><text:s text:c="8"/></text:span><text:span text:style-name="T86_2">break</text:span><text:span text:style-name="T86_3">;<text:s/>//</text:span><text:span text:style-name="T86_4">break</text:span></text:p>
      <text:p text:style-name="P87"/>
      <text:p text:style-name="P88"><text:span text:style-name="T88_1"><text:s text:c="8"/></text:span><text:span text:style-name="T88_2">case</text:span><text:span text:style-name="T88_3"><text:s/>7:<text:s/>//</text:span><text:span text:style-name="T88_4">is</text:span><text:span text:style-name="T88_5"><text:s/></text:span><text:span text:style-name="T88_6">user</text:span><text:span text:style-name="T88_7"><text:s/></text:span><text:span text:style-name="T88_8">inputs</text:span><text:span text:style-name="T88_9"><text:s/>7</text:span></text:p>
      <text:p text:style-name="P89"><text:span text:style-name="T89_1"><text:s text:c="12"/></text:span><text:span text:style-name="T89_2">power</text:span><text:span text:style-name="T89_3">();<text:s/>//</text:span><text:span text:style-name="T89_4">call</text:span><text:span text:style-name="T89_5"><text:s/></text:span><text:span text:style-name="T89_6">to</text:span><text:span text:style-name="T89_7"><text:s/></text:span><text:span text:style-name="T89_8">function</text:span><text:span text:style-name="T89_9"><text:s/>'</text:span><text:span text:style-name="T89_10">power</text:span><text:span text:style-name="T89_11">'</text:span></text:p>
      <text:p text:style-name="P90"><text:span text:style-name="T90_1"><text:s text:c="8"/></text:span><text:span text:style-name="T90_2">break</text:span><text:span text:style-name="T90_3">;<text:s/>//</text:span><text:span text:style-name="T90_4">break</text:span></text:p>
      <text:p text:style-name="P91"/>
      <text:p text:style-name="P92"><text:span text:style-name="T92_1"><text:s text:c="8"/></text:span><text:span text:style-name="T92_2">case</text:span><text:span text:style-name="T92_3"><text:s/>8:<text:s/>//</text:span><text:span text:style-name="T92_4">if</text:span><text:span text:style-name="T92_5"><text:s/></text:span><text:span text:style-name="T92_6">user</text:span><text:span text:style-name="T92_7"><text:s/></text:span><text:span text:style-name="T92_8">inputs</text:span><text:span text:style-name="T92_9"><text:s/>8</text:span></text:p>
      <text:p text:style-name="P93"><text:span text:style-name="T93_1"><text:s text:c="16"/></text:span><text:span text:style-name="T93_2">system</text:span><text:span text:style-name="T93_3"><text:s/>("</text:span><text:span text:style-name="T93_4">CLS</text:span><text:span text:style-name="T93_5">");<text:s/>//</text:span><text:span text:style-name="T93_6">clear</text:span><text:span text:style-name="T93_7"><text:s/></text:span><text:span text:style-name="T93_8">screen</text:span></text:p>
      <text:p text:style-name="P94"/>
      <text:p text:style-name="P95"><text:span text:style-name="T95_1"><text:s text:c="16"/></text:span><text:span text:style-name="T95_2">displayTrianglesMenu</text:span><text:span text:style-name="T95_3">();<text:s/>//</text:span><text:span text:style-name="T95_4">call</text:span><text:span text:style-name="T95_5"><text:s/></text:span><text:span text:style-name="T95_6">to</text:span><text:span text:style-name="T95_7"><text:s/></text:span><text:span text:style-name="T95_8">function</text:span><text:span text:style-name="T95_9"><text:s/></text:span><text:span text:style-name="T95_10">displayTrianglesMenu</text:span><text:span text:style-name="T95_11">()</text:span></text:p>
      <text:p text:style-name="P96"/>
      <text:p text:style-name="P97"><text:span text:style-name="T97_1"><text:s text:c="16"/></text:span><text:span text:style-name="T97_2">cout</text:span><text:span text:style-name="T97_3"><text:s/>&lt;&lt;<text:s/>"</text:span><text:span text:style-name="T97_4">What</text:span><text:span text:style-name="T97_5"><text:s/></text:span><text:span text:style-name="T97_6">would</text:span><text:span text:style-name="T97_7"><text:s/></text:span><text:span text:style-name="T97_8">you</text:span><text:span text:style-name="T97_9"><text:s/></text:span><text:span text:style-name="T97_10">like</text:span><text:span text:style-name="T97_11"><text:s/></text:span><text:span text:style-name="T97_12">to</text:span><text:span text:style-name="T97_13"><text:s/></text:span><text:span text:style-name="T97_14">do</text:span><text:span text:style-name="T97_15">?\</text:span><text:span text:style-name="T97_16">t</text:span><text:span text:style-name="T97_17">";<text:s/>//</text:span><text:span text:style-name="T97_18">prompts</text:span><text:span text:style-name="T97_19"><text:s/></text:span><text:span text:style-name="T97_20">user</text:span><text:span text:style-name="T97_21"><text:s/></text:span><text:span text:style-name="T97_22">for</text:span><text:span text:style-name="T97_23"><text:s/></text:span><text:span text:style-name="T97_24">input</text:span></text:p>
      <text:p text:style-name="P98"><text:span text:style-name="T98_1"><text:s text:c="16"/></text:span><text:span text:style-name="T98_2">cin</text:span><text:span text:style-name="T98_3"><text:s/>&gt;&gt;<text:s/></text:span><text:span text:style-name="T98_4">choice</text:span><text:span text:style-name="T98_5">;<text:s/>//</text:span><text:span text:style-name="T98_6">takes</text:span><text:span text:style-name="T98_7"><text:s/></text:span><text:span text:style-name="T98_8">input</text:span><text:span text:style-name="T98_9"><text:s/></text:span><text:span text:style-name="T98_10">from</text:span><text:span text:style-name="T98_11"><text:s/></text:span><text:span text:style-name="T98_12">user</text:span></text:p>
      <text:p text:style-name="P99"><text:span text:style-name="T99_1"><text:s text:c="16"/></text:span><text:span text:style-name="T99_2">cout</text:span><text:span text:style-name="T99_3"><text:s/>&lt;&lt;<text:s/></text:span><text:span text:style-name="T99_4">endl</text:span><text:span text:style-name="T99_5">;<text:s/>//</text:span><text:span text:style-name="T99_6">outputs</text:span><text:span text:style-name="T99_7"><text:s/></text:span><text:span text:style-name="T99_8">endline</text:span><text:span text:style-name="T99_9"><text:s/></text:span><text:span text:style-name="T99_10">for</text:span><text:span text:style-name="T99_11"><text:s/></text:span><text:span text:style-name="T99_12">readability</text:span></text:p>
      <text:p text:style-name="P100"/>
      <text:p text:style-name="P101"><text:span text:style-name="T101_1"><text:s text:c="16"/></text:span><text:span text:style-name="T101_2">switch</text:span><text:span text:style-name="T101_3">(</text:span><text:span text:style-name="T101_4">choice</text:span><text:span text:style-name="T101_5">)<text:s/>//</text:span><text:span text:style-name="T101_6">new</text:span><text:span text:style-name="T101_7"><text:s/></text:span><text:span text:style-name="T101_8">switch</text:span><text:span text:style-name="T101_9"><text:s/></text:span><text:span text:style-name="T101_10">statement</text:span><text:span text:style-name="T101_11"><text:s/></text:span><text:span text:style-name="T101_12">using</text:span><text:span text:style-name="T101_13"><text:s/></text:span><text:span text:style-name="T101_14">new</text:span><text:span text:style-name="T101_15"><text:s/></text:span><text:span text:style-name="T101_16">user</text:span><text:span text:style-name="T101_17"><text:s/></text:span><text:span text:style-name="T101_18">input</text:span><text:span text:style-name="T101_19">;<text:s/></text:span><text:span text:style-name="T101_20">switch</text:span><text:span text:style-name="T101_21"><text:s/></text:span><text:span text:style-name="T101_22">statement</text:span><text:span text:style-name="T101_23"><text:s/></text:span><text:span text:style-name="T101_24">within</text:span><text:span text:style-name="T101_25"><text:s/></text:span><text:span text:style-name="T101_26">switch</text:span><text:span text:style-name="T101_27"><text:s/></text:span><text:span text:style-name="T101_28">statement</text:span></text:p>
      <text:p text:style-name="P102"><text:span text:style-name="T102_1"><text:s text:c="16"/>{<text:s/>//</text:span><text:span text:style-name="T102_2">start</text:span><text:span text:style-name="T102_3"><text:s/></text:span><text:span text:style-name="T102_4">case</text:span><text:span text:style-name="T102_5"><text:s/></text:span><text:span text:style-name="T102_6">list</text:span></text:p>
      <text:p text:style-name="P103"><text:span text:style-name="T103_1"><text:s text:c="16"/></text:span><text:span text:style-name="T103_2">case</text:span><text:span text:style-name="T103_3"><text:s/>1:<text:s/>//</text:span><text:span text:style-name="T103_4">if</text:span><text:span text:style-name="T103_5"><text:s/></text:span><text:span text:style-name="T103_6">new</text:span><text:span text:style-name="T103_7"><text:s/></text:span><text:span text:style-name="T103_8">user</text:span><text:span text:style-name="T103_9"><text:s/></text:span><text:span text:style-name="T103_10">input</text:span><text:span text:style-name="T103_11"><text:s/></text:span><text:span text:style-name="T103_12">is</text:span><text:span text:style-name="T103_13"><text:s/>1</text:span></text:p>
      <text:p text:style-name="P104"><text:span text:style-name="T104_1"><text:s text:c="20"/></text:span><text:span text:style-name="T104_2">triArea</text:span><text:span text:style-name="T104_3">();<text:s/>//</text:span><text:span text:style-name="T104_4">call</text:span><text:span text:style-name="T104_5"><text:s/></text:span><text:span text:style-name="T104_6">to</text:span><text:span text:style-name="T104_7"><text:s/></text:span><text:span text:style-name="T104_8">function</text:span><text:span text:style-name="T104_9"><text:s/></text:span><text:span text:style-name="T104_10">triArea</text:span></text:p>
      <text:p text:style-name="P105"><text:span text:style-name="T105_1"><text:s text:c="16"/></text:span><text:span text:style-name="T105_2">break</text:span><text:span text:style-name="T105_3">;<text:s/>//</text:span><text:span text:style-name="T105_4">break</text:span></text:p>
      <text:p text:style-name="P106"/>
      <text:p text:style-name="P107"><text:span text:style-name="T107_1"><text:s text:c="16"/></text:span><text:span text:style-name="T107_2">case</text:span><text:span text:style-name="T107_3"><text:s/>2:<text:s/>//</text:span><text:span text:style-name="T107_4">new</text:span><text:span text:style-name="T107_5"><text:s/></text:span><text:span text:style-name="T107_6">user</text:span><text:span text:style-name="T107_7"><text:s/></text:span><text:span text:style-name="T107_8">input</text:span><text:span text:style-name="T107_9"><text:s/>=<text:s/>2</text:span></text:p>
      <text:p text:style-name="P108"><text:span text:style-name="T108_1"><text:s text:c="20"/></text:span><text:span text:style-name="T108_2">triPerim</text:span><text:span text:style-name="T108_3">();<text:s/>//</text:span><text:span text:style-name="T108_4">call</text:span><text:span text:style-name="T108_5"><text:s/></text:span><text:span text:style-name="T108_6">to</text:span><text:span text:style-name="T108_7"><text:s/></text:span><text:span text:style-name="T108_8">function</text:span><text:span text:style-name="T108_9"><text:s/></text:span><text:span text:style-name="T108_10">triPerim</text:span></text:p>
      <text:p text:style-name="P109"><text:span text:style-name="T109_1"><text:s text:c="16"/></text:span><text:span text:style-name="T109_2">break</text:span><text:span text:style-name="T109_3">;<text:s/>//</text:span><text:span text:style-name="T109_4">break</text:span></text:p>
      <text:p text:style-name="P110"/>
      <text:p text:style-name="P111"><text:span text:style-name="T111_1"><text:s text:c="16"/></text:span><text:span text:style-name="T111_2">case</text:span><text:span text:style-name="T111_3"><text:s/>3:<text:s/>//</text:span><text:span text:style-name="T111_4">new</text:span><text:span text:style-name="T111_5"><text:s/></text:span><text:span text:style-name="T111_6">user</text:span><text:span text:style-name="T111_7"><text:s/></text:span><text:span text:style-name="T111_8">input</text:span><text:span text:style-name="T111_9"><text:s/>=<text:s/>3</text:span></text:p>
      <text:p text:style-name="P112"><text:span text:style-name="T112_1"><text:s text:c="20"/></text:span><text:span text:style-name="T112_2">right</text:span><text:span text:style-name="T112_3">();<text:s/>//</text:span><text:span text:style-name="T112_4">call</text:span><text:span text:style-name="T112_5"><text:s/></text:span><text:span text:style-name="T112_6">to</text:span><text:span text:style-name="T112_7"><text:s/></text:span><text:span text:style-name="T112_8">function</text:span><text:span text:style-name="T112_9"><text:s/></text:span><text:span text:style-name="T112_10">right</text:span></text:p>
      <text:p text:style-name="P113"><text:span text:style-name="T113_1"><text:s text:c="16"/></text:span><text:span text:style-name="T113_2">break</text:span><text:span text:style-name="T113_3">;<text:s/>//</text:span><text:span text:style-name="T113_4">break</text:span></text:p>
      <text:p text:style-name="P114"/>
      <text:p text:style-name="P115"><text:span text:style-name="T115_1"><text:s text:c="16"/></text:span><text:span text:style-name="T115_2">default</text:span><text:span text:style-name="T115_3">:<text:s/>//</text:span><text:span text:style-name="T115_4">if</text:span><text:span text:style-name="T115_5"><text:s/></text:span><text:span text:style-name="T115_6">user</text:span><text:span text:style-name="T115_7"><text:s/></text:span><text:span text:style-name="T115_8">input</text:span><text:span text:style-name="T115_9"><text:s/></text:span><text:span text:style-name="T115_10">is</text:span><text:span text:style-name="T115_11"><text:s/></text:span><text:span text:style-name="T115_12">not</text:span><text:span text:style-name="T115_13"><text:s/></text:span><text:span text:style-name="T115_14">found</text:span><text:span text:style-name="T115_15"><text:s/></text:span><text:span text:style-name="T115_16">as</text:span><text:span text:style-name="T115_17"><text:s/></text:span><text:span text:style-name="T115_18">a</text:span><text:span text:style-name="T115_19"><text:s/></text:span><text:span text:style-name="T115_20">case</text:span><text:span text:style-name="T115_21"><text:s/></text:span><text:span text:style-name="T115_22">statement</text:span><text:span text:style-name="T115_23"><text:s/></text:span><text:span text:style-name="T115_24">above</text:span></text:p>
      <text:p text:style-name="P116"><text:span text:style-name="T116_1"><text:s text:c="20"/></text:span><text:span text:style-name="T116_2">cout</text:span><text:span text:style-name="T116_3"><text:s/>&lt;&lt;<text:s/>"</text:span><text:span text:style-name="T116_4">That</text:span><text:span text:style-name="T116_5"><text:s/></text:span><text:span text:style-name="T116_6">is</text:span><text:span text:style-name="T116_7"><text:s/></text:span><text:span text:style-name="T116_8">not</text:span><text:span text:style-name="T116_9"><text:s/></text:span><text:span text:style-name="T116_10">a</text:span><text:span text:style-name="T116_11"><text:s/></text:span><text:span text:style-name="T116_12">valid</text:span><text:span text:style-name="T116_13"><text:s/></text:span><text:span text:style-name="T116_14">option</text:span><text:span text:style-name="T116_15">.\</text:span><text:span text:style-name="T116_16">n</text:span><text:span text:style-name="T116_17">\</text:span><text:span text:style-name="T116_18">n</text:span><text:span text:style-name="T116_19">";<text:s/>//</text:span><text:span text:style-name="T116_20">outputs</text:span><text:span text:style-name="T116_21"><text:s/></text:span><text:span text:style-name="T116_22">text</text:span><text:span text:style-name="T116_23"><text:s/></text:span><text:span text:style-name="T116_24">in</text:span><text:span text:style-name="T116_25"><text:s/>""<text:s/></text:span><text:span text:style-name="T116_26">to</text:span><text:span text:style-name="T116_27"><text:s/></text:span><text:span text:style-name="T116_28">screen</text:span></text:p>
      <text:p text:style-name="P117"><text:span text:style-name="T117_1"><text:s text:c="16"/></text:span><text:span text:style-name="T117_2">break</text:span><text:span text:style-name="T117_3">;<text:s/>//</text:span><text:span text:style-name="T117_4">break</text:span></text:p>
      <text:p text:style-name="P118"><text:span text:style-name="T118_1"><text:s text:c="16"/>}<text:s/>//</text:span><text:span text:style-name="T118_2">end</text:span><text:span text:style-name="T118_3"><text:s/></text:span><text:span text:style-name="T118_4">case</text:span><text:span text:style-name="T118_5"><text:s/></text:span><text:span text:style-name="T118_6">list</text:span></text:p>
      <text:p text:style-name="P119"><text:span text:style-name="T119_1"><text:s text:c="8"/></text:span><text:span text:style-name="T119_2">break</text:span><text:span text:style-name="T119_3">;<text:s/>//</text:span><text:span text:style-name="T119_4">break</text:span><text:span text:style-name="T119_5"><text:s/></text:span><text:span text:style-name="T119_6">statement</text:span><text:span text:style-name="T119_7"><text:s/></text:span><text:span text:style-name="T119_8">after</text:span><text:span text:style-name="T119_9"><text:s/></text:span><text:span text:style-name="T119_10">case</text:span><text:span text:style-name="T119_11"><text:s/>8<text:s/></text:span><text:span text:style-name="T119_12">in</text:span><text:span text:style-name="T119_13"><text:s/></text:span><text:span text:style-name="T119_14">main</text:span><text:span text:style-name="T119_15"><text:s/></text:span><text:span text:style-name="T119_16">menu</text:span></text:p>
      <text:p text:style-name="P120"/>
      <text:p text:style-name="P121"><text:span text:style-name="T121_1"><text:s text:c="8"/></text:span><text:span text:style-name="T121_2">case</text:span><text:span text:style-name="T121_3"><text:s/>9:<text:s/>//</text:span><text:span text:style-name="T121_4">if</text:span><text:span text:style-name="T121_5"><text:s/></text:span><text:span text:style-name="T121_6">user</text:span><text:span text:style-name="T121_7"><text:s/></text:span><text:span text:style-name="T121_8">inputs</text:span><text:span text:style-name="T121_9"><text:s/>9</text:span></text:p>
      <text:p text:style-name="P122"><text:span text:style-name="T122_1"><text:s text:c="12"/></text:span><text:span text:style-name="T122_2">system</text:span><text:span text:style-name="T122_3"><text:s/>("</text:span><text:span text:style-name="T122_4">CLS</text:span><text:span text:style-name="T122_5">");<text:s/>//</text:span><text:span text:style-name="T122_6">clear</text:span><text:span text:style-name="T122_7"><text:s/></text:span><text:span text:style-name="T122_8">screen</text:span></text:p>
      <text:p text:style-name="P123"><text:span text:style-name="T123_1"><text:s text:c="12"/></text:span><text:span text:style-name="T123_2">displayCirclesMenu</text:span><text:span text:style-name="T123_3">();<text:s/>//</text:span><text:span text:style-name="T123_4">function</text:span><text:span text:style-name="T123_5"><text:s/></text:span><text:span text:style-name="T123_6">call</text:span><text:span text:style-name="T123_7"><text:s/></text:span><text:span text:style-name="T123_8">to</text:span><text:span text:style-name="T123_9"><text:s/></text:span><text:span text:style-name="T123_10">displayCirclesMenu</text:span><text:span text:style-name="T123_11">()</text:span></text:p>
      <text:p text:style-name="P124"><text:span text:style-name="T124_1"><text:s text:c="12"/></text:span><text:span text:style-name="T124_2">cout</text:span><text:span text:style-name="T124_3"><text:s/>&lt;&lt;<text:s/>"</text:span><text:span text:style-name="T124_4">What</text:span><text:span text:style-name="T124_5"><text:s/></text:span><text:span text:style-name="T124_6">would</text:span><text:span text:style-name="T124_7"><text:s/></text:span><text:span text:style-name="T124_8">you</text:span><text:span text:style-name="T124_9"><text:s/></text:span><text:span text:style-name="T124_10">like</text:span><text:span text:style-name="T124_11"><text:s/></text:span><text:span text:style-name="T124_12">to</text:span><text:span text:style-name="T124_13"><text:s/></text:span><text:span text:style-name="T124_14">do</text:span><text:span text:style-name="T124_15">?\</text:span><text:span text:style-name="T124_16">t</text:span><text:span text:style-name="T124_17">";<text:s/>//</text:span><text:span text:style-name="T124_18">prompts</text:span><text:span text:style-name="T124_19"><text:s/></text:span><text:span text:style-name="T124_20">user</text:span><text:span text:style-name="T124_21"><text:s/></text:span><text:span text:style-name="T124_22">for</text:span><text:span text:style-name="T124_23"><text:s/></text:span><text:span text:style-name="T124_24">input</text:span></text:p>
      <text:p text:style-name="P125"><text:span text:style-name="T125_1"><text:s text:c="12"/></text:span><text:span text:style-name="T125_2">cin</text:span><text:span text:style-name="T125_3"><text:s/>&gt;&gt;<text:s/></text:span><text:span text:style-name="T125_4">choice</text:span><text:span text:style-name="T125_5">;<text:s/>//</text:span><text:span text:style-name="T125_6">takes</text:span><text:span text:style-name="T125_7"><text:s/></text:span><text:span text:style-name="T125_8">new</text:span><text:span text:style-name="T125_9"><text:s/></text:span><text:span text:style-name="T125_10">user</text:span><text:span text:style-name="T125_11"><text:s/></text:span><text:span text:style-name="T125_12">input</text:span></text:p>
      <text:p text:style-name="P126"><text:span text:style-name="T126_1"><text:s text:c="12"/></text:span><text:span text:style-name="T126_2">cout</text:span><text:span text:style-name="T126_3"><text:s/>&lt;&lt;<text:s/></text:span><text:span text:style-name="T126_4">endl</text:span><text:span text:style-name="T126_5">;<text:s/>//</text:span><text:span text:style-name="T126_6">outputs</text:span><text:span text:style-name="T126_7"><text:s/></text:span><text:span text:style-name="T126_8">endline</text:span><text:span text:style-name="T126_9"><text:s/></text:span><text:span text:style-name="T126_10">for</text:span><text:span text:style-name="T126_11"><text:s/></text:span><text:span text:style-name="T126_12">readability</text:span></text:p>
      <text:p text:style-name="P127"/>
      <text:p text:style-name="P128"><text:span text:style-name="T128_1"><text:s text:c="12"/></text:span><text:span text:style-name="T128_2">switch</text:span><text:span text:style-name="T128_3">(</text:span><text:span text:style-name="T128_4">choice</text:span><text:span text:style-name="T128_5">)</text:span></text:p>
      <text:p text:style-name="P129"><text:span text:style-name="T129_1"><text:s text:c="12"/>{<text:s/>//</text:span><text:span text:style-name="T129_2">start</text:span><text:span text:style-name="T129_3"><text:s/></text:span><text:span text:style-name="T129_4">case</text:span><text:span text:style-name="T129_5"><text:s/></text:span><text:span text:style-name="T129_6">list</text:span></text:p>
      <text:p text:style-name="P130"><text:span text:style-name="T130_1"><text:s text:c="12"/></text:span><text:span text:style-name="T130_2">case</text:span><text:span text:style-name="T130_3"><text:s/>1:<text:s/>//</text:span><text:span text:style-name="T130_4">if</text:span><text:span text:style-name="T130_5"><text:s/></text:span><text:span text:style-name="T130_6">new</text:span><text:span text:style-name="T130_7"><text:s/></text:span><text:span text:style-name="T130_8">user</text:span><text:span text:style-name="T130_9"><text:s/></text:span><text:span text:style-name="T130_10">input</text:span><text:span text:style-name="T130_11"><text:s/></text:span><text:span text:style-name="T130_12">is</text:span><text:span text:style-name="T130_13"><text:s/>1</text:span></text:p>
      <text:p text:style-name="P131"><text:span text:style-name="T131_1"><text:s text:c="16"/></text:span><text:span text:style-name="T131_2">areaCirc</text:span><text:span text:style-name="T131_3">();<text:s/>//</text:span><text:span text:style-name="T131_4">call</text:span><text:span text:style-name="T131_5"><text:s/></text:span><text:span text:style-name="T131_6">to</text:span><text:span text:style-name="T131_7"><text:s/></text:span><text:span text:style-name="T131_8">areaCirc</text:span></text:p>
      <text:p text:style-name="P132"><text:span text:style-name="T132_1"><text:s text:c="12"/></text:span><text:span text:style-name="T132_2">break</text:span><text:span text:style-name="T132_3">;<text:s/>//</text:span><text:span text:style-name="T132_4">break</text:span><text:span text:style-name="T132_5"><text:s/></text:span><text:span text:style-name="T132_6">statement</text:span></text:p>
      <text:p text:style-name="P133"/>
      <text:p text:style-name="P134"><text:span text:style-name="T134_1"><text:s text:c="12"/></text:span><text:span text:style-name="T134_2">case</text:span><text:span text:style-name="T134_3"><text:s/>2:<text:s/>//</text:span><text:span text:style-name="T134_4">if</text:span><text:span text:style-name="T134_5"><text:s/></text:span><text:span text:style-name="T134_6">new</text:span><text:span text:style-name="T134_7"><text:s/></text:span><text:span text:style-name="T134_8">user</text:span><text:span text:style-name="T134_9"><text:s/></text:span><text:span text:style-name="T134_10">input</text:span><text:span text:style-name="T134_11"><text:s/></text:span><text:span text:style-name="T134_12">is</text:span><text:span text:style-name="T134_13"><text:s/>2</text:span></text:p>
      <text:p text:style-name="P135"><text:span text:style-name="T135_1"><text:s text:c="16"/></text:span><text:span text:style-name="T135_2">circumCirc</text:span><text:span text:style-name="T135_3">();<text:s/>//</text:span><text:span text:style-name="T135_4">call</text:span><text:span text:style-name="T135_5"><text:s/></text:span><text:span text:style-name="T135_6">to</text:span><text:span text:style-name="T135_7"><text:s/></text:span><text:span text:style-name="T135_8">circumCirc</text:span></text:p>
      <text:p text:style-name="P136"><text:span text:style-name="T136_1"><text:s text:c="12"/></text:span><text:span text:style-name="T136_2">break</text:span><text:span text:style-name="T136_3">;<text:s/>//</text:span><text:span text:style-name="T136_4">break</text:span><text:span text:style-name="T136_5"><text:s/></text:span><text:span text:style-name="T136_6">statement</text:span></text:p>
      <text:p text:style-name="P137"/>
      <text:p text:style-name="P138"><text:span text:style-name="T138_1"><text:s text:c="12"/></text:span><text:span text:style-name="T138_2">default</text:span><text:span text:style-name="T138_3">:<text:s/>//</text:span><text:span text:style-name="T138_4">if</text:span><text:span text:style-name="T138_5"><text:s/></text:span><text:span text:style-name="T138_6">user</text:span><text:span text:style-name="T138_7"><text:s/></text:span><text:span text:style-name="T138_8">input</text:span><text:span text:style-name="T138_9"><text:s/></text:span><text:span text:style-name="T138_10">is</text:span><text:span text:style-name="T138_11"><text:s/></text:span><text:span text:style-name="T138_12">not</text:span><text:span text:style-name="T138_13"><text:s/></text:span><text:span text:style-name="T138_14">found</text:span><text:span text:style-name="T138_15"><text:s/></text:span><text:span text:style-name="T138_16">as</text:span><text:span text:style-name="T138_17"><text:s/></text:span><text:span text:style-name="T138_18">a</text:span><text:span text:style-name="T138_19"><text:s/></text:span><text:span text:style-name="T138_20">case</text:span><text:span text:style-name="T138_21"><text:s/></text:span><text:span text:style-name="T138_22">statement</text:span><text:span text:style-name="T138_23"><text:s/></text:span><text:span text:style-name="T138_24">above</text:span></text:p>
      <text:p text:style-name="P139"><text:span text:style-name="T139_1"><text:s text:c="16"/></text:span><text:span text:style-name="T139_2">cout</text:span><text:span text:style-name="T139_3"><text:s/>&lt;&lt;<text:s/>"</text:span><text:span text:style-name="T139_4">That</text:span><text:span text:style-name="T139_5"><text:s/></text:span><text:span text:style-name="T139_6">is</text:span><text:span text:style-name="T139_7"><text:s/></text:span><text:span text:style-name="T139_8">not</text:span><text:span text:style-name="T139_9"><text:s/></text:span><text:span text:style-name="T139_10">a</text:span><text:span text:style-name="T139_11"><text:s/></text:span><text:span text:style-name="T139_12">valid</text:span><text:span text:style-name="T139_13"><text:s/></text:span><text:span text:style-name="T139_14">option</text:span><text:span text:style-name="T139_15">.\</text:span><text:span text:style-name="T139_16">n</text:span><text:span text:style-name="T139_17">\</text:span><text:span text:style-name="T139_18">n</text:span><text:span text:style-name="T139_19">";<text:s/>//</text:span><text:span text:style-name="T139_20">outputs</text:span><text:span text:style-name="T139_21"><text:s/></text:span><text:span text:style-name="T139_22">text</text:span><text:span text:style-name="T139_23"><text:s/></text:span><text:span text:style-name="T139_24">in</text:span><text:span text:style-name="T139_25"><text:s/>""<text:s/></text:span><text:span text:style-name="T139_26">to</text:span><text:span text:style-name="T139_27"><text:s/></text:span><text:span text:style-name="T139_28">screen</text:span></text:p>
      <text:p text:style-name="P140"><text:span text:style-name="T140_1"><text:s text:c="12"/></text:span><text:span text:style-name="T140_2">break</text:span><text:span text:style-name="T140_3">;<text:s/>//</text:span><text:span text:style-name="T140_4">break</text:span><text:span text:style-name="T140_5"><text:s/></text:span><text:span text:style-name="T140_6">statement</text:span></text:p>
      <text:p text:style-name="P141"><text:span text:style-name="T141_1"><text:s text:c="12"/>}<text:s/>//</text:span><text:span text:style-name="T141_2">end</text:span><text:span text:style-name="T141_3"><text:s/></text:span><text:span text:style-name="T141_4">case</text:span><text:span text:style-name="T141_5"><text:s/></text:span><text:span text:style-name="T141_6">list</text:span></text:p>
      <text:p text:style-name="P142"><text:span text:style-name="T142_1"><text:s text:c="8"/></text:span><text:span text:style-name="T142_2">break</text:span><text:span text:style-name="T142_3">;<text:s/>//</text:span><text:span text:style-name="T142_4">break</text:span><text:span text:style-name="T142_5"><text:s/></text:span><text:span text:style-name="T142_6">statement</text:span><text:span text:style-name="T142_7"><text:s/></text:span><text:span text:style-name="T142_8">after</text:span><text:span text:style-name="T142_9"><text:s/></text:span><text:span text:style-name="T142_10">case</text:span><text:span text:style-name="T142_11"><text:s/>9<text:s/></text:span><text:span text:style-name="T142_12">in</text:span><text:span text:style-name="T142_13"><text:s/></text:span><text:span text:style-name="T142_14">main</text:span><text:span text:style-name="T142_15"><text:s/></text:span><text:span text:style-name="T142_16">menu</text:span></text:p>
      <text:p text:style-name="P143"/>
      <text:p text:style-name="P144"><text:span text:style-name="T144_1"><text:s text:c="8"/></text:span><text:span text:style-name="T144_2">case</text:span><text:span text:style-name="T144_3"><text:s/>99:<text:s/>//</text:span><text:span text:style-name="T144_4">if</text:span><text:span text:style-name="T144_5"><text:s/></text:span><text:span text:style-name="T144_6">user</text:span><text:span text:style-name="T144_7"><text:s/></text:span><text:span text:style-name="T144_8">input</text:span><text:span text:style-name="T144_9"><text:s/></text:span><text:span text:style-name="T144_10">is</text:span><text:span text:style-name="T144_11"><text:s/>99</text:span></text:p>
      <text:p text:style-name="P145"><text:span text:style-name="T145_1"><text:s text:c="12"/>//</text:span><text:span text:style-name="T145_2">end</text:span><text:span text:style-name="T145_3"><text:s/></text:span><text:span text:style-name="T145_4">program</text:span></text:p>
      <text:p text:style-name="P146"><text:span text:style-name="T146_1"><text:s text:c="8"/></text:span><text:span text:style-name="T146_2">break</text:span><text:span text:style-name="T146_3">;<text:s/>//</text:span><text:span text:style-name="T146_4">break</text:span><text:span text:style-name="T146_5"><text:s/></text:span><text:span text:style-name="T146_6">statement</text:span></text:p>
      <text:p text:style-name="P147"/>
      <text:p text:style-name="P148"><text:span text:style-name="T148_1"><text:s text:c="8"/></text:span><text:span text:style-name="T148_2">default</text:span><text:span text:style-name="T148_3">:<text:s/>//</text:span><text:span text:style-name="T148_4">if</text:span><text:span text:style-name="T148_5"><text:s/></text:span><text:span text:style-name="T148_6">user</text:span><text:span text:style-name="T148_7"><text:s/></text:span><text:span text:style-name="T148_8">input</text:span><text:span text:style-name="T148_9"><text:s/></text:span><text:span text:style-name="T148_10">is</text:span><text:span text:style-name="T148_11"><text:s/></text:span><text:span text:style-name="T148_12">not</text:span><text:span text:style-name="T148_13"><text:s/></text:span><text:span text:style-name="T148_14">found</text:span><text:span text:style-name="T148_15"><text:s/></text:span><text:span text:style-name="T148_16">as</text:span><text:span text:style-name="T148_17"><text:s/></text:span><text:span text:style-name="T148_18">case</text:span><text:span text:style-name="T148_19"><text:s/></text:span><text:span text:style-name="T148_20">statement</text:span><text:span text:style-name="T148_21"><text:s/></text:span><text:span text:style-name="T148_22">above</text:span></text:p>
      <text:p text:style-name="P149"><text:span text:style-name="T149_1"><text:s text:c="12"/></text:span><text:span text:style-name="T149_2">cout</text:span><text:span text:style-name="T149_3"><text:s/>&lt;&lt;<text:s/>"</text:span><text:span text:style-name="T149_4">That</text:span><text:span text:style-name="T149_5"><text:s/></text:span><text:span text:style-name="T149_6">is</text:span><text:span text:style-name="T149_7"><text:s/></text:span><text:span text:style-name="T149_8">not</text:span><text:span text:style-name="T149_9"><text:s/></text:span><text:span text:style-name="T149_10">a</text:span><text:span text:style-name="T149_11"><text:s/></text:span><text:span text:style-name="T149_12">valid</text:span><text:span text:style-name="T149_13"><text:s/></text:span><text:span text:style-name="T149_14">option</text:span><text:span text:style-name="T149_15">.\</text:span><text:span text:style-name="T149_16">n</text:span><text:span text:style-name="T149_17">\</text:span><text:span text:style-name="T149_18">n</text:span><text:span text:style-name="T149_19">";<text:s/>//</text:span><text:span text:style-name="T149_20">outputs</text:span><text:span text:style-name="T149_21"><text:s/></text:span><text:span text:style-name="T149_22">text</text:span><text:span text:style-name="T149_23"><text:s/></text:span><text:span text:style-name="T149_24">in</text:span><text:span text:style-name="T149_25"><text:s/>""<text:s/></text:span><text:span text:style-name="T149_26">to</text:span><text:span text:style-name="T149_27"><text:s/></text:span><text:span text:style-name="T149_28">screen</text:span></text:p>
      <text:p text:style-name="P150"><text:span text:style-name="T150_1"><text:s text:c="8"/></text:span><text:span text:style-name="T150_2">break</text:span><text:span text:style-name="T150_3">;<text:s/>//</text:span><text:span text:style-name="T150_4">break</text:span></text:p>
      <text:p text:style-name="P151"><text:span text:style-name="T151_1"><text:s text:c="4"/>}<text:s/>//</text:span><text:span text:style-name="T151_2">end</text:span><text:span text:style-name="T151_3"><text:s/></text:span><text:span text:style-name="T151_4">case</text:span><text:span text:style-name="T151_5"><text:s/></text:span><text:span text:style-name="T151_6">list</text:span></text:p>
      <text:p text:style-name="P152"/>
      <text:p text:style-name="P153"><text:span text:style-name="T153_1"><text:s text:c="4"/></text:span><text:span text:style-name="T153_2">cout</text:span><text:span text:style-name="T153_3"><text:s/>&lt;&lt;<text:s/>"</text:span><text:span text:style-name="T153_4">Press</text:span><text:span text:style-name="T153_5"><text:s/></text:span><text:span text:style-name="T153_6">M</text:span><text:span text:style-name="T153_7"><text:s/></text:span><text:span text:style-name="T153_8">to</text:span><text:span text:style-name="T153_9"><text:s/></text:span><text:span text:style-name="T153_10">return</text:span><text:span text:style-name="T153_11"><text:s/></text:span><text:span text:style-name="T153_12">to</text:span><text:span text:style-name="T153_13"><text:s/></text:span><text:span text:style-name="T153_14">the</text:span><text:span text:style-name="T153_15"><text:s/></text:span><text:span text:style-name="T153_16">main</text:span><text:span text:style-name="T153_17"><text:s/></text:span><text:span text:style-name="T153_18">menu</text:span><text:span text:style-name="T153_19">.<text:s/></text:span><text:span text:style-name="T153_20">Press</text:span><text:span text:style-name="T153_21"><text:s/></text:span><text:span text:style-name="T153_22">any</text:span><text:span text:style-name="T153_23"><text:s/></text:span><text:span text:style-name="T153_24">key</text:span><text:span text:style-name="T153_25"><text:s/></text:span><text:span text:style-name="T153_26">to</text:span><text:span text:style-name="T153_27"><text:s/></text:span><text:span text:style-name="T153_28">quit</text:span><text:span text:style-name="T153_29">.\</text:span><text:span text:style-name="T153_30">n</text:span><text:span text:style-name="T153_31">";<text:s/>//</text:span><text:span text:style-name="T153_32">prompts</text:span><text:span text:style-name="T153_33"><text:s/></text:span><text:span text:style-name="T153_34">user</text:span></text:p>
      <text:p text:style-name="P154"><text:span text:style-name="T154_1"><text:s text:c="4"/></text:span><text:span text:style-name="T154_2">cin</text:span><text:span text:style-name="T154_3"><text:s/>&gt;&gt;<text:s/></text:span><text:span text:style-name="T154_4">a</text:span><text:span text:style-name="T154_5">;<text:s/>//</text:span><text:span text:style-name="T154_6">gets</text:span><text:span text:style-name="T154_7"><text:s/></text:span><text:span text:style-name="T154_8">input</text:span><text:span text:style-name="T154_9"><text:s/></text:span><text:span text:style-name="T154_10">from</text:span><text:span text:style-name="T154_11"><text:s/></text:span><text:span text:style-name="T154_12">user</text:span></text:p>
      <text:p text:style-name="P155"><text:span text:style-name="T155_1"><text:s text:c="4"/></text:span><text:span text:style-name="T155_2">a</text:span><text:span text:style-name="T155_3"><text:s/>=<text:s/></text:span><text:span text:style-name="T155_4">toupper</text:span><text:span text:style-name="T155_5"><text:s/>(</text:span><text:span text:style-name="T155_6">a</text:span><text:span text:style-name="T155_7">);<text:s/>//</text:span><text:span text:style-name="T155_8">converts</text:span><text:span text:style-name="T155_9"><text:s/></text:span><text:span text:style-name="T155_10">input</text:span><text:span text:style-name="T155_11"><text:s/></text:span><text:span text:style-name="T155_12">to</text:span><text:span text:style-name="T155_13"><text:s/></text:span><text:span text:style-name="T155_14">uppercase</text:span></text:p>
      <text:p text:style-name="P156"><text:span text:style-name="T156_1"><text:s text:c="4"/></text:span><text:span text:style-name="T156_2">cout</text:span><text:span text:style-name="T156_3"><text:s/>&lt;&lt;<text:s/></text:span><text:span text:style-name="T156_4">endl</text:span><text:span text:style-name="T156_5">;<text:s/>//</text:span><text:span text:style-name="T156_6">outputs</text:span><text:span text:style-name="T156_7"><text:s/></text:span><text:span text:style-name="T156_8">endline</text:span><text:span text:style-name="T156_9"><text:s/></text:span><text:span text:style-name="T156_10">for</text:span><text:span text:style-name="T156_11"><text:s/></text:span><text:span text:style-name="T156_12">readability</text:span></text:p>
      <text:p text:style-name="P157"/>
      <text:p text:style-name="P158"><text:span text:style-name="T158_1"><text:s text:c="4"/></text:span><text:span text:style-name="T158_2">if</text:span><text:span text:style-name="T158_3"><text:s/>(</text:span><text:span text:style-name="T158_4">a</text:span><text:span text:style-name="T158_5"><text:s/>!=<text:s/>'</text:span><text:span text:style-name="T158_6">M</text:span><text:span text:style-name="T158_7">')<text:s/>//</text:span><text:span text:style-name="T158_8">if</text:span><text:span text:style-name="T158_9"><text:s/></text:span><text:span text:style-name="T158_10">input</text:span><text:span text:style-name="T158_11"><text:s/></text:span><text:span text:style-name="T158_12">is</text:span><text:span text:style-name="T158_13"><text:s/></text:span><text:span text:style-name="T158_14">not</text:span><text:span text:style-name="T158_15"><text:s/></text:span><text:span text:style-name="T158_16">M</text:span></text:p>
      <text:p text:style-name="P159"><text:span text:style-name="T159_1"><text:s text:c="8"/></text:span><text:span text:style-name="T159_2">cout</text:span><text:span text:style-name="T159_3"><text:s/>&lt;&lt;<text:s/>"</text:span><text:span text:style-name="T159_4">Goodbye</text:span><text:span text:style-name="T159_5">!\</text:span><text:span text:style-name="T159_6">n</text:span><text:span text:style-name="T159_7">\</text:span><text:span text:style-name="T159_8">n</text:span><text:span text:style-name="T159_9">";<text:s/>//</text:span><text:span text:style-name="T159_10">outputs</text:span><text:span text:style-name="T159_11"><text:s/></text:span><text:span text:style-name="T159_12">text</text:span><text:span text:style-name="T159_13"><text:s/></text:span><text:span text:style-name="T159_14">in</text:span><text:span text:style-name="T159_15"><text:s/>""<text:s/></text:span><text:span text:style-name="T159_16">to</text:span><text:span text:style-name="T159_17"><text:s/></text:span><text:span text:style-name="T159_18">screen</text:span></text:p>
      <text:p text:style-name="P160"/>
      <text:p text:style-name="P161"><text:span text:style-name="T161_1"><text:s text:c="4"/>}<text:s/></text:span><text:span text:style-name="T161_2">while</text:span><text:span text:style-name="T161_3"><text:s/>(</text:span><text:span text:style-name="T161_4">a</text:span><text:span text:style-name="T161_5"><text:s/>==<text:s/>'</text:span><text:span text:style-name="T161_6">M</text:span><text:span text:style-name="T161_7">');<text:s/>//</text:span><text:span text:style-name="T161_8">starts</text:span><text:span text:style-name="T161_9"><text:s/></text:span><text:span text:style-name="T161_10">loop</text:span><text:span text:style-name="T161_11"><text:s/></text:span><text:span text:style-name="T161_12">over</text:span><text:span text:style-name="T161_13"><text:s/></text:span><text:span text:style-name="T161_14">again</text:span><text:span text:style-name="T161_15"><text:s/></text:span><text:span text:style-name="T161_16">if</text:span><text:span text:style-name="T161_17"><text:s/></text:span><text:span text:style-name="T161_18">input</text:span><text:span text:style-name="T161_19"><text:s/></text:span><text:span text:style-name="T161_20">is</text:span><text:span text:style-name="T161_21"><text:s/></text:span><text:span text:style-name="T161_22">M</text:span></text:p>
      <text:p text:style-name="P162"/>
      <text:p text:style-name="P163"><text:span text:style-name="T163_1"><text:s text:c="4"/></text:span><text:span text:style-name="T163_2">system</text:span><text:span text:style-name="T163_3">("</text:span><text:span text:style-name="T163_4">PAUSE</text:span><text:span text:style-name="T163_5">");<text:s/>//</text:span><text:span text:style-name="T163_6">pauses</text:span><text:span text:style-name="T163_7"><text:s/></text:span><text:span text:style-name="T163_8">program</text:span><text:span text:style-name="T163_9"><text:s/></text:span><text:span text:style-name="T163_10">until</text:span><text:span text:style-name="T163_11"><text:s/></text:span><text:span text:style-name="T163_12">user</text:span><text:span text:style-name="T163_13"><text:s/></text:span><text:span text:style-name="T163_14">hits</text:span><text:span text:style-name="T163_15"><text:s/></text:span><text:span text:style-name="T163_16">a</text:span><text:span text:style-name="T163_17"><text:s/></text:span><text:span text:style-name="T163_18">key</text:span></text:p>
      <text:p text:style-name="P164"/>
      <text:p text:style-name="P165"><text:span text:style-name="T165_1"><text:s text:c="4"/></text:span><text:span text:style-name="T165_2">return</text:span><text:span text:style-name="T165_3"><text:s/>0;<text:s/>//</text:span><text:span text:style-name="T165_4">ends</text:span><text:span text:style-name="T165_5"><text:s/></text:span><text:span text:style-name="T165_6">program</text:span></text:p>
      <text:p text:style-name="P166"><text:span text:style-name="T166_1">}<text:s/>//</text:span><text:span text:style-name="T166_2">end</text:span><text:span text:style-name="T166_3"><text:s/></text:span><text:span text:style-name="T166_4">of</text:span><text:span text:style-name="T166_5"><text:s/></text:span><text:span text:style-name="T166_6">int</text:span><text:span text:style-name="T166_7"><text:s/></text:span><text:span text:style-name="T166_8">main</text:span></text:p>
      <text:p text:style-name="P167"/>
      <text:p text:style-name="P168"/>
      <text:p text:style-name="P169"><text:span text:style-name="T169_1">void</text:span><text:span text:style-name="T169_2"><text:s/></text:span><text:span text:style-name="T169_3">displayMenu</text:span><text:span text:style-name="T169_4">()<text:s/>//</text:span><text:span text:style-name="T169_5">function</text:span><text:span text:style-name="T169_6"><text:s/></text:span><text:span text:style-name="T169_7">header</text:span><text:span text:style-name="T169_8">;<text:s/></text:span><text:span text:style-name="T169_9">void</text:span><text:span text:style-name="T169_10">,<text:s/></text:span><text:span text:style-name="T169_11">so</text:span><text:span text:style-name="T169_12"><text:s/></text:span><text:span text:style-name="T169_13">function</text:span><text:span text:style-name="T169_14"><text:s/></text:span><text:span text:style-name="T169_15">has</text:span><text:span text:style-name="T169_16"><text:s/></text:span><text:span text:style-name="T169_17">no</text:span><text:span text:style-name="T169_18"><text:s/></text:span><text:span text:style-name="T169_19">return</text:span><text:span text:style-name="T169_20"><text:s/></text:span><text:span text:style-name="T169_21">value</text:span><text:span text:style-name="T169_22">.<text:s/></text:span><text:span text:style-name="T169_23">no</text:span><text:span text:style-name="T169_24"><text:s/></text:span><text:span text:style-name="T169_25">parameters</text:span></text:p>
      <text:p text:style-name="P170"><text:span text:style-name="T170_1">{<text:s/>//</text:span><text:span text:style-name="T170_2">start</text:span><text:span text:style-name="T170_3"><text:s/></text:span><text:span text:style-name="T170_4">function</text:span></text:p>
      <text:p text:style-name="P171"><text:span text:style-name="T171_1"><text:s text:c="4"/>//</text:span><text:span text:style-name="T171_2">outputs</text:span><text:span text:style-name="T171_3"><text:s/></text:span><text:span text:style-name="T171_4">the</text:span><text:span text:style-name="T171_5"><text:s/></text:span><text:span text:style-name="T171_6">following</text:span><text:span text:style-name="T171_7"><text:s/></text:span><text:span text:style-name="T171_8">lines</text:span><text:span text:style-name="T171_9"><text:s/></text:span><text:span text:style-name="T171_10">to</text:span><text:span text:style-name="T171_11"><text:s/></text:span><text:span text:style-name="T171_12">the</text:span><text:span text:style-name="T171_13"><text:s/></text:span><text:span text:style-name="T171_14">screen</text:span></text:p>
      <text:p text:style-name="P172"><text:span text:style-name="T172_1"><text:s text:c="4"/>//</text:span><text:span text:style-name="T172_2">used</text:span><text:span text:style-name="T172_3"><text:s/></text:span><text:span text:style-name="T172_4">strictly</text:span><text:span text:style-name="T172_5"><text:s/></text:span><text:span text:style-name="T172_6">as</text:span><text:span text:style-name="T172_7"><text:s/></text:span><text:span text:style-name="T172_8">prompts</text:span><text:span text:style-name="T172_9"><text:s/></text:span><text:span text:style-name="T172_10">for</text:span><text:span text:style-name="T172_11"><text:s/></text:span><text:span text:style-name="T172_12">user</text:span></text:p>
      <text:p text:style-name="P173"><text:span text:style-name="T173_1"><text:s text:c="4"/></text:span><text:span text:style-name="T173_2">cout</text:span><text:span text:style-name="T173_3"><text:s/>&lt;&lt;<text:s/>"\</text:span><text:span text:style-name="T173_4">t</text:span><text:span text:style-name="T173_5">\</text:span><text:span text:style-name="T173_6">tCalculator</text:span><text:span text:style-name="T173_7"><text:s/></text:span><text:span text:style-name="T173_8">Main</text:span><text:span text:style-name="T173_9"><text:s/></text:span><text:span text:style-name="T173_10">Menu</text:span><text:span text:style-name="T173_11">\</text:span><text:span text:style-name="T173_12">n</text:span><text:span text:style-name="T173_13">\</text:span><text:span text:style-name="T173_14">n</text:span><text:span text:style-name="T173_15">";</text:span></text:p>
      <text:p text:style-name="P174"><text:span text:style-name="T174_1"><text:s text:c="4"/></text:span><text:span text:style-name="T174_2">cout</text:span><text:span text:style-name="T174_3"><text:s/>&lt;&lt;<text:s/>"&lt;1&gt;\</text:span><text:span text:style-name="T174_4">tAddition</text:span><text:span text:style-name="T174_5">\</text:span><text:span text:style-name="T174_6">n</text:span><text:span text:style-name="T174_7">";</text:span></text:p>
      <text:p text:style-name="P175"><text:span text:style-name="T175_1"><text:s text:c="4"/></text:span><text:span text:style-name="T175_2">cout</text:span><text:span text:style-name="T175_3"><text:s/>&lt;&lt;<text:s/>"&lt;2&gt;\</text:span><text:span text:style-name="T175_4">tSubtration</text:span><text:span text:style-name="T175_5">\</text:span><text:span text:style-name="T175_6">n</text:span><text:span text:style-name="T175_7">";</text:span></text:p>
      <text:p text:style-name="P176"><text:span text:style-name="T176_1"><text:s text:c="4"/></text:span><text:span text:style-name="T176_2">cout</text:span><text:span text:style-name="T176_3"><text:s/>&lt;&lt;<text:s/>"&lt;3&gt;\</text:span><text:span text:style-name="T176_4">tMultiplication</text:span><text:span text:style-name="T176_5">\</text:span><text:span text:style-name="T176_6">n</text:span><text:span text:style-name="T176_7">";</text:span></text:p>
      <text:p text:style-name="P177"><text:span text:style-name="T177_1"><text:s text:c="4"/></text:span><text:span text:style-name="T177_2">cout</text:span><text:span text:style-name="T177_3"><text:s/>&lt;&lt;<text:s/>"&lt;4&gt;\</text:span><text:span text:style-name="T177_4">tDivision</text:span><text:span text:style-name="T177_5">\</text:span><text:span text:style-name="T177_6">n</text:span><text:span text:style-name="T177_7">";</text:span></text:p>
      <text:p text:style-name="P178"><text:span text:style-name="T178_1"><text:s text:c="4"/></text:span><text:span text:style-name="T178_2">cout</text:span><text:span text:style-name="T178_3"><text:s/>&lt;&lt;<text:s/>"&lt;5&gt;\</text:span><text:span text:style-name="T178_4">tSquare</text:span><text:span text:style-name="T178_5">\</text:span><text:span text:style-name="T178_6">n</text:span><text:span text:style-name="T178_7">";</text:span></text:p>
      <text:p text:style-name="P179"><text:span text:style-name="T179_1"><text:s text:c="4"/></text:span><text:span text:style-name="T179_2">cout</text:span><text:span text:style-name="T179_3"><text:s/>&lt;&lt;<text:s/>"&lt;6&gt;\</text:span><text:span text:style-name="T179_4">tSquare</text:span><text:span text:style-name="T179_5"><text:s/></text:span><text:span text:style-name="T179_6">Root</text:span><text:span text:style-name="T179_7">\</text:span><text:span text:style-name="T179_8">n</text:span><text:span text:style-name="T179_9">";</text:span></text:p>
      <text:p text:style-name="P180"><text:span text:style-name="T180_1"><text:s text:c="4"/></text:span><text:span text:style-name="T180_2">cout</text:span><text:span text:style-name="T180_3"><text:s/>&lt;&lt;<text:s/>"&lt;7&gt;\</text:span><text:span text:style-name="T180_4">tRaise</text:span><text:span text:style-name="T180_5"><text:s/></text:span><text:span text:style-name="T180_6">to</text:span><text:span text:style-name="T180_7"><text:s/></text:span><text:span text:style-name="T180_8">nth</text:span><text:span text:style-name="T180_9"><text:s/></text:span><text:span text:style-name="T180_10">power</text:span><text:span text:style-name="T180_11">\</text:span><text:span text:style-name="T180_12">n</text:span><text:span text:style-name="T180_13">";</text:span></text:p>
      <text:p text:style-name="P181"><text:span text:style-name="T181_1"><text:s text:c="4"/></text:span><text:span text:style-name="T181_2">cout</text:span><text:span text:style-name="T181_3"><text:s/>&lt;&lt;<text:s/>"&lt;8&gt;\</text:span><text:span text:style-name="T181_4">tTriangles</text:span><text:span text:style-name="T181_5">\</text:span><text:span text:style-name="T181_6">n</text:span><text:span text:style-name="T181_7">";</text:span></text:p>
      <text:p text:style-name="P182"><text:span text:style-name="T182_1"><text:s text:c="4"/></text:span><text:span text:style-name="T182_2">cout</text:span><text:span text:style-name="T182_3"><text:s/>&lt;&lt;<text:s/>"&lt;9&gt;\</text:span><text:span text:style-name="T182_4">tCircles</text:span><text:span text:style-name="T182_5">\</text:span><text:span text:style-name="T182_6">n</text:span><text:span text:style-name="T182_7">";</text:span></text:p>
      <text:p text:style-name="P183"><text:span text:style-name="T183_1"><text:s text:c="4"/></text:span><text:span text:style-name="T183_2">cout</text:span><text:span text:style-name="T183_3"><text:s/>&lt;&lt;<text:s/>"&lt;99&gt;\</text:span><text:span text:style-name="T183_4">tQuit</text:span><text:span text:style-name="T183_5">\</text:span><text:span text:style-name="T183_6">n</text:span><text:span text:style-name="T183_7">";</text:span></text:p>
      <text:p text:style-name="P184"><text:span text:style-name="T184_1"><text:s text:c="4"/></text:span><text:span text:style-name="T184_2">cout</text:span><text:span text:style-name="T184_3"><text:s/>&lt;&lt;<text:s/>"******************************************\</text:span><text:span text:style-name="T184_4">n</text:span><text:span text:style-name="T184_5">\</text:span><text:span text:style-name="T184_6">n</text:span><text:span text:style-name="T184_7">";</text:span></text:p>
      <text:p text:style-name="P185"><text:span text:style-name="T185_1">}<text:s/>//</text:span><text:span text:style-name="T185_2">end</text:span><text:span text:style-name="T185_3"><text:s/></text:span><text:span text:style-name="T185_4">function</text:span></text:p>
      <text:p text:style-name="P186"/>
      <text:p text:style-name="P187"><text:span text:style-name="T187_1">void</text:span><text:span text:style-name="T187_2"><text:s/></text:span><text:span text:style-name="T187_3">add</text:span><text:span text:style-name="T187_4">()<text:s/>//</text:span><text:span text:style-name="T187_5">function</text:span><text:span text:style-name="T187_6"><text:s/></text:span><text:span text:style-name="T187_7">header</text:span><text:span text:style-name="T187_8">.<text:s/></text:span><text:span text:style-name="T187_9">void</text:span><text:span text:style-name="T187_10">,<text:s/></text:span><text:span text:style-name="T187_11">no</text:span><text:span text:style-name="T187_12"><text:s/></text:span><text:span text:style-name="T187_13">parameters</text:span></text:p>
      <text:p text:style-name="P188"><text:span text:style-name="T188_1">{<text:s/>//</text:span><text:span text:style-name="T188_2">start</text:span><text:span text:style-name="T188_3"><text:s/></text:span><text:span text:style-name="T188_4">function</text:span></text:p>
      <text:p text:style-name="P189"><text:span text:style-name="T189_1"><text:s text:c="4"/></text:span><text:span text:style-name="T189_2">do</text:span><text:span text:style-name="T189_3"><text:s/>{<text:s/>//</text:span><text:span text:style-name="T189_4">start</text:span><text:span text:style-name="T189_5"><text:s/></text:span><text:span text:style-name="T189_6">of</text:span><text:span text:style-name="T189_7"><text:s/></text:span><text:span text:style-name="T189_8">do</text:span><text:span text:style-name="T189_9"><text:s/></text:span><text:span text:style-name="T189_10">while</text:span><text:span text:style-name="T189_11"><text:s/></text:span><text:span text:style-name="T189_12">loop</text:span></text:p>
      <text:p text:style-name="P190"/>
      <text:p text:style-name="P191"><text:span text:style-name="T191_1"><text:s text:c="4"/></text:span><text:span text:style-name="T191_2">double</text:span><text:span text:style-name="T191_3"><text:s/></text:span><text:span text:style-name="T191_4">n</text:span><text:span text:style-name="T191_5">1<text:s/>=<text:s/>0,<text:s/></text:span><text:span text:style-name="T191_6">n</text:span><text:span text:style-name="T191_7">2<text:s/>=<text:s/>0;<text:s/>//</text:span><text:span text:style-name="T191_8">declares</text:span><text:span text:style-name="T191_9"><text:s/></text:span><text:span text:style-name="T191_10">and</text:span><text:span text:style-name="T191_11"><text:s/></text:span><text:span text:style-name="T191_12">initializes</text:span><text:span text:style-name="T191_13"><text:s/></text:span><text:span text:style-name="T191_14">two</text:span><text:span text:style-name="T191_15"><text:s/></text:span><text:span text:style-name="T191_16">variables</text:span><text:span text:style-name="T191_17"><text:s/></text:span><text:span text:style-name="T191_18">to</text:span><text:span text:style-name="T191_19"><text:s/></text:span><text:span text:style-name="T191_20">zero</text:span></text:p>
      <text:p text:style-name="P192"/>
      <text:p text:style-name="P193"><text:span text:style-name="T193_1"><text:s text:c="4"/></text:span><text:span text:style-name="T193_2">cout</text:span><text:span text:style-name="T193_3"><text:s/>&lt;&lt;<text:s/>"</text:span><text:span text:style-name="T193_4">Enter</text:span><text:span text:style-name="T193_5"><text:s/></text:span><text:span text:style-name="T193_6">numbers</text:span><text:span text:style-name="T193_7"><text:s/></text:span><text:span text:style-name="T193_8">to</text:span><text:span text:style-name="T193_9"><text:s/></text:span><text:span text:style-name="T193_10">add</text:span><text:span text:style-name="T193_11">.<text:s/></text:span><text:span text:style-name="T193_12">Enter</text:span><text:span text:style-name="T193_13"><text:s/>0<text:s/></text:span><text:span text:style-name="T193_14">to</text:span><text:span text:style-name="T193_15"><text:s/></text:span><text:span text:style-name="T193_16">get</text:span><text:span text:style-name="T193_17"><text:s/></text:span><text:span text:style-name="T193_18">total</text:span><text:span text:style-name="T193_19">.\</text:span><text:span text:style-name="T193_20">n</text:span><text:span text:style-name="T193_21">";<text:s/>//</text:span><text:span text:style-name="T193_22">prompt</text:span></text:p>
      <text:p text:style-name="P194"/>
      <text:p text:style-name="P195"><text:span text:style-name="T195_1"><text:s text:c="4"/></text:span><text:span text:style-name="T195_2">do</text:span><text:span text:style-name="T195_3"><text:s/>{<text:s/>//</text:span><text:span text:style-name="T195_4">start</text:span><text:span text:style-name="T195_5"><text:s/></text:span><text:span text:style-name="T195_6">do</text:span><text:span text:style-name="T195_7">-</text:span><text:span text:style-name="T195_8">while</text:span><text:span text:style-name="T195_9"><text:s/></text:span><text:span text:style-name="T195_10">loop</text:span></text:p>
      <text:p text:style-name="P196"><text:span text:style-name="T196_1"><text:s text:c="8"/></text:span><text:span text:style-name="T196_2">cin</text:span><text:span text:style-name="T196_3"><text:s/>&gt;&gt;<text:s/></text:span><text:span text:style-name="T196_4">n</text:span><text:span text:style-name="T196_5">1;<text:s/>//</text:span><text:span text:style-name="T196_6">get</text:span><text:span text:style-name="T196_7"><text:s/></text:span><text:span text:style-name="T196_8">input</text:span></text:p>
      <text:p text:style-name="P197"><text:span text:style-name="T197_1"><text:s text:c="8"/></text:span><text:span text:style-name="T197_2">n</text:span><text:span text:style-name="T197_3">2<text:s/>=<text:s/></text:span><text:span text:style-name="T197_4">n</text:span><text:span text:style-name="T197_5">2<text:s/>+<text:s/></text:span><text:span text:style-name="T197_6">n</text:span><text:span text:style-name="T197_7">1;<text:s/>//</text:span><text:span text:style-name="T197_8">add</text:span><text:span text:style-name="T197_9"><text:s/></text:span><text:span text:style-name="T197_10">n</text:span><text:span text:style-name="T197_11">1<text:s/></text:span><text:span text:style-name="T197_12">to</text:span><text:span text:style-name="T197_13"><text:s/></text:span><text:span text:style-name="T197_14">n</text:span><text:span text:style-name="T197_15">2.<text:s/></text:span><text:span text:style-name="T197_16">store</text:span><text:span text:style-name="T197_17"><text:s/></text:span><text:span text:style-name="T197_18">in</text:span><text:span text:style-name="T197_19"><text:s/></text:span><text:span text:style-name="T197_20">n</text:span><text:span text:style-name="T197_21">2</text:span></text:p>
      <text:p text:style-name="P198"><text:span text:style-name="T198_1"><text:s text:c="4"/>}<text:s/></text:span><text:span text:style-name="T198_2">while</text:span><text:span text:style-name="T198_3"><text:s/>(</text:span><text:span text:style-name="T198_4">n</text:span><text:span text:style-name="T198_5">1<text:s/>!=<text:s/>0);<text:s/>//</text:span><text:span text:style-name="T198_6">until</text:span><text:span text:style-name="T198_7"><text:s/></text:span><text:span text:style-name="T198_8">n</text:span><text:span text:style-name="T198_9">1<text:s/>=<text:s/>0</text:span></text:p>
      <text:p text:style-name="P199"/>
      <text:p text:style-name="P200"><text:span text:style-name="T200_1"><text:s text:c="4"/></text:span><text:span text:style-name="T200_2">cout</text:span><text:span text:style-name="T200_3"><text:s/>&lt;&lt;<text:s/>"</text:span><text:span text:style-name="T200_4">The</text:span><text:span text:style-name="T200_5"><text:s/></text:span><text:span text:style-name="T200_6">answer</text:span><text:span text:style-name="T200_7"><text:s/></text:span><text:span text:style-name="T200_8">is</text:span><text:span text:style-name="T200_9"><text:s/>"<text:s/>&lt;&lt;<text:s/></text:span><text:span text:style-name="T200_10">n</text:span><text:span text:style-name="T200_11">2<text:s/>&lt;&lt;<text:s/></text:span><text:span text:style-name="T200_12">endl</text:span><text:span text:style-name="T200_13"><text:s/>&lt;&lt;<text:s/></text:span><text:span text:style-name="T200_14">endl</text:span><text:span text:style-name="T200_15">;<text:s/>//</text:span><text:span text:style-name="T200_16">outputs</text:span><text:span text:style-name="T200_17"><text:s/></text:span><text:span text:style-name="T200_18">answer</text:span></text:p>
      <text:p text:style-name="P201"/>
      <text:p text:style-name="P202"><text:span text:style-name="T202_1"><text:s text:c="4"/></text:span><text:span text:style-name="T202_2">cout</text:span><text:span text:style-name="T202_3"><text:s/>&lt;&lt;<text:s/>"</text:span><text:span text:style-name="T202_4">Add</text:span><text:span text:style-name="T202_5"><text:s/></text:span><text:span text:style-name="T202_6">again</text:span><text:span text:style-name="T202_7">?<text:s/></text:span><text:span text:style-name="T202_8">Y</text:span><text:span text:style-name="T202_9">/</text:span><text:span text:style-name="T202_10">N</text:span><text:span text:style-name="T202_11">\</text:span><text:span text:style-name="T202_12">t</text:span><text:span text:style-name="T202_13">";<text:s/>//</text:span><text:span text:style-name="T202_14">prompt</text:span></text:p>
      <text:p text:style-name="P203"><text:span text:style-name="T203_1"><text:s text:c="4"/></text:span><text:span text:style-name="T203_2">cin</text:span><text:span text:style-name="T203_3"><text:s/>&gt;&gt;<text:s/></text:span><text:span text:style-name="T203_4">b</text:span><text:span text:style-name="T203_5">;<text:s/>//</text:span><text:span text:style-name="T203_6">takes</text:span><text:span text:style-name="T203_7"><text:s/></text:span><text:span text:style-name="T203_8">input</text:span></text:p>
      <text:p text:style-name="P204"><text:span text:style-name="T204_1"><text:s text:c="4"/></text:span><text:span text:style-name="T204_2">b</text:span><text:span text:style-name="T204_3"><text:s/>=<text:s/></text:span><text:span text:style-name="T204_4">toupper</text:span><text:span text:style-name="T204_5">(</text:span><text:span text:style-name="T204_6">b</text:span><text:span text:style-name="T204_7">);<text:s/>//</text:span><text:span text:style-name="T204_8">converts</text:span><text:span text:style-name="T204_9"><text:s/></text:span><text:span text:style-name="T204_10">user</text:span><text:span text:style-name="T204_11"><text:s/></text:span><text:span text:style-name="T204_12">input</text:span><text:span text:style-name="T204_13"><text:s/></text:span><text:span text:style-name="T204_14">to</text:span><text:span text:style-name="T204_15"><text:s/></text:span><text:span text:style-name="T204_16">uppercase</text:span></text:p>
      <text:p text:style-name="P205"><text:span text:style-name="T205_1"><text:s text:c="4"/></text:span><text:span text:style-name="T205_2">cout</text:span><text:span text:style-name="T205_3"><text:s/>&lt;&lt;<text:s/></text:span><text:span text:style-name="T205_4">endl</text:span><text:span text:style-name="T205_5">;<text:s/>//</text:span><text:span text:style-name="T205_6">outputs</text:span><text:span text:style-name="T205_7"><text:s/></text:span><text:span text:style-name="T205_8">endl</text:span><text:span text:style-name="T205_9"><text:s/></text:span><text:span text:style-name="T205_10">for</text:span><text:span text:style-name="T205_11"><text:s/></text:span><text:span text:style-name="T205_12">readability</text:span></text:p>
      <text:p text:style-name="P206"/>
      <text:p text:style-name="P207"><text:span text:style-name="T207_1"><text:s text:c="4"/>}</text:span><text:span text:style-name="T207_2">while</text:span><text:span text:style-name="T207_3"><text:s/>(</text:span><text:span text:style-name="T207_4">b</text:span><text:span text:style-name="T207_5"><text:s/>==<text:s/>'</text:span><text:span text:style-name="T207_6">Y</text:span><text:span text:style-name="T207_7">');<text:s/>//</text:span><text:span text:style-name="T207_8">while</text:span><text:span text:style-name="T207_9"><text:s/></text:span><text:span text:style-name="T207_10">b</text:span><text:span text:style-name="T207_11"><text:s/></text:span><text:span text:style-name="T207_12">is</text:span><text:span text:style-name="T207_13"><text:s/></text:span><text:span text:style-name="T207_14">equal</text:span><text:span text:style-name="T207_15"><text:s/></text:span><text:span text:style-name="T207_16">to</text:span><text:span text:style-name="T207_17"><text:s/></text:span><text:span text:style-name="T207_18">Y</text:span></text:p>
      <text:p text:style-name="P208"><text:span text:style-name="T208_1">}<text:s/>//</text:span><text:span text:style-name="T208_2">end</text:span><text:span text:style-name="T208_3"><text:s/></text:span><text:span text:style-name="T208_4">function</text:span></text:p>
      <text:p text:style-name="P209"/>
      <text:p text:style-name="P210"><text:span text:style-name="T210_1">void</text:span><text:span text:style-name="T210_2"><text:s/></text:span><text:span text:style-name="T210_3">subtract</text:span><text:span text:style-name="T210_4">()<text:s/>//</text:span><text:span text:style-name="T210_5">function</text:span><text:span text:style-name="T210_6"><text:s/></text:span><text:span text:style-name="T210_7">header</text:span><text:span text:style-name="T210_8">.<text:s/></text:span><text:span text:style-name="T210_9">void</text:span><text:span text:style-name="T210_10">,<text:s/></text:span><text:span text:style-name="T210_11">no</text:span><text:span text:style-name="T210_12"><text:s/></text:span><text:span text:style-name="T210_13">parameters</text:span></text:p>
      <text:p text:style-name="P211"><text:span text:style-name="T211_1">{<text:s/>//</text:span><text:span text:style-name="T211_2">start</text:span><text:span text:style-name="T211_3"><text:s/></text:span><text:span text:style-name="T211_4">function</text:span></text:p>
      <text:p text:style-name="P212"><text:span text:style-name="T212_1"><text:s text:c="4"/></text:span><text:span text:style-name="T212_2">do</text:span><text:span text:style-name="T212_3"><text:s/>{<text:s/>//</text:span><text:span text:style-name="T212_4">start</text:span><text:span text:style-name="T212_5"><text:s/></text:span><text:span text:style-name="T212_6">do</text:span><text:span text:style-name="T212_7">-</text:span><text:span text:style-name="T212_8">while</text:span></text:p>
      <text:p text:style-name="P213"/>
      <text:p text:style-name="P214"><text:span text:style-name="T214_1"><text:s text:c="4"/></text:span><text:span text:style-name="T214_2">double</text:span><text:span text:style-name="T214_3"><text:s/></text:span><text:span text:style-name="T214_4">n</text:span><text:span text:style-name="T214_5">1<text:s/>=<text:s/>0,<text:s/></text:span><text:span text:style-name="T214_6">n</text:span><text:span text:style-name="T214_7">2<text:s/>=<text:s/>0;<text:s/>//</text:span><text:span text:style-name="T214_8">declares</text:span><text:span text:style-name="T214_9"><text:s/></text:span><text:span text:style-name="T214_10">and</text:span><text:span text:style-name="T214_11"><text:s/></text:span><text:span text:style-name="T214_12">initializes</text:span><text:span text:style-name="T214_13"><text:s/></text:span><text:span text:style-name="T214_14">two</text:span><text:span text:style-name="T214_15"><text:s/></text:span><text:span text:style-name="T214_16">variables</text:span><text:span text:style-name="T214_17"><text:s/></text:span><text:span text:style-name="T214_18">to</text:span><text:span text:style-name="T214_19"><text:s/></text:span><text:span text:style-name="T214_20">zero</text:span></text:p>
      <text:p text:style-name="P215"/>
      <text:p text:style-name="P216"><text:span text:style-name="T216_1"><text:s text:c="4"/></text:span><text:span text:style-name="T216_2">cout</text:span><text:span text:style-name="T216_3"><text:s/>&lt;&lt;<text:s/>"</text:span><text:span text:style-name="T216_4">Enter</text:span><text:span text:style-name="T216_5"><text:s/></text:span><text:span text:style-name="T216_6">the</text:span><text:span text:style-name="T216_7"><text:s/></text:span><text:span text:style-name="T216_8">numbers</text:span><text:span text:style-name="T216_9"><text:s/></text:span><text:span text:style-name="T216_10">to</text:span><text:span text:style-name="T216_11"><text:s/></text:span><text:span text:style-name="T216_12">subtract</text:span><text:span text:style-name="T216_13">.<text:s/></text:span><text:span text:style-name="T216_14">Enter</text:span><text:span text:style-name="T216_15"><text:s/>0<text:s/></text:span><text:span text:style-name="T216_16">to</text:span><text:span text:style-name="T216_17"><text:s/></text:span><text:span text:style-name="T216_18">get</text:span><text:span text:style-name="T216_19"><text:s/></text:span><text:span text:style-name="T216_20">total</text:span><text:span text:style-name="T216_21">.\</text:span><text:span text:style-name="T216_22">n</text:span><text:span text:style-name="T216_23">";<text:s/>//</text:span><text:span text:style-name="T216_24">prompt</text:span></text:p>
      <text:p text:style-name="P217"><text:span text:style-name="T217_1"><text:s text:c="4"/></text:span><text:span text:style-name="T217_2">cout</text:span><text:span text:style-name="T217_3"><text:s/>&lt;&lt;<text:s/>"(</text:span><text:span text:style-name="T217_4">Note</text:span><text:span text:style-name="T217_5">:<text:s/></text:span><text:span text:style-name="T217_6">The</text:span><text:span text:style-name="T217_7"><text:s/></text:span><text:span text:style-name="T217_8">second</text:span><text:span text:style-name="T217_9"><text:s/></text:span><text:span text:style-name="T217_10">number</text:span><text:span text:style-name="T217_11"><text:s/></text:span><text:span text:style-name="T217_12">is</text:span><text:span text:style-name="T217_13"><text:s/></text:span><text:span text:style-name="T217_14">subtracted</text:span><text:span text:style-name="T217_15"><text:s/></text:span><text:span text:style-name="T217_16">from</text:span><text:span text:style-name="T217_17"><text:s/></text:span><text:span text:style-name="T217_18">the</text:span><text:span text:style-name="T217_19"><text:s/></text:span><text:span text:style-name="T217_20">first</text:span><text:span text:style-name="T217_21">,\</text:span><text:span text:style-name="T217_22">nthe</text:span><text:span text:style-name="T217_23"><text:s/></text:span><text:span text:style-name="T217_24">third</text:span><text:span text:style-name="T217_25"><text:s/></text:span><text:span text:style-name="T217_26">is</text:span><text:span text:style-name="T217_27"><text:s/></text:span><text:span text:style-name="T217_28">subtracted</text:span><text:span text:style-name="T217_29"><text:s/></text:span><text:span text:style-name="T217_30">from</text:span><text:span text:style-name="T217_31"><text:s/></text:span><text:span text:style-name="T217_32">that</text:span><text:span text:style-name="T217_33"><text:s/></text:span><text:span text:style-name="T217_34">result</text:span><text:span text:style-name="T217_35">,<text:s/></text:span><text:span text:style-name="T217_36">etc</text:span><text:span text:style-name="T217_37">)\</text:span><text:span text:style-name="T217_38">n</text:span><text:span text:style-name="T217_39">";<text:s/>//</text:span><text:span text:style-name="T217_40">prompt</text:span></text:p>
      <text:p text:style-name="P218"/>
      <text:p text:style-name="P219"><text:span text:style-name="T219_1"><text:s text:c="4"/></text:span><text:span text:style-name="T219_2">cin</text:span><text:span text:style-name="T219_3"><text:s/>&gt;&gt;<text:s/></text:span><text:span text:style-name="T219_4">n</text:span><text:span text:style-name="T219_5">2;<text:s/>//</text:span><text:span text:style-name="T219_6">takes</text:span><text:span text:style-name="T219_7"><text:s/></text:span><text:span text:style-name="T219_8">user</text:span><text:span text:style-name="T219_9"><text:s/></text:span><text:span text:style-name="T219_10">input</text:span></text:p>
      <text:p text:style-name="P220"/>
      <text:p text:style-name="P221"><text:span text:style-name="T221_1"><text:s text:c="4"/></text:span><text:span text:style-name="T221_2">do</text:span><text:span text:style-name="T221_3"><text:s/>{<text:s/>//</text:span><text:span text:style-name="T221_4">start</text:span><text:span text:style-name="T221_5"><text:s/></text:span><text:span text:style-name="T221_6">do</text:span><text:span text:style-name="T221_7">-</text:span><text:span text:style-name="T221_8">while</text:span></text:p>
      <text:p text:style-name="P222"><text:span text:style-name="T222_1"><text:s text:c="8"/></text:span><text:span text:style-name="T222_2">cin</text:span><text:span text:style-name="T222_3"><text:s/>&gt;&gt;<text:s/></text:span><text:span text:style-name="T222_4">n</text:span><text:span text:style-name="T222_5">1;<text:s/>//</text:span><text:span text:style-name="T222_6">takes</text:span><text:span text:style-name="T222_7"><text:s/></text:span><text:span text:style-name="T222_8">user</text:span><text:span text:style-name="T222_9"><text:s/></text:span><text:span text:style-name="T222_10">input</text:span></text:p>
      <text:p text:style-name="P223"><text:span text:style-name="T223_1"><text:s text:c="8"/></text:span><text:span text:style-name="T223_2">n</text:span><text:span text:style-name="T223_3">2<text:s/>=<text:s/></text:span><text:span text:style-name="T223_4">n</text:span><text:span text:style-name="T223_5">2<text:s/>-<text:s/></text:span><text:span text:style-name="T223_6">n</text:span><text:span text:style-name="T223_7">1;<text:s/>//</text:span><text:span text:style-name="T223_8">subtracts</text:span><text:span text:style-name="T223_9"><text:s/></text:span><text:span text:style-name="T223_10">n</text:span><text:span text:style-name="T223_11">1<text:s/></text:span><text:span text:style-name="T223_12">from</text:span><text:span text:style-name="T223_13"><text:s/></text:span><text:span text:style-name="T223_14">n</text:span><text:span text:style-name="T223_15">2</text:span></text:p>
      <text:p text:style-name="P224"><text:span text:style-name="T224_1"><text:s text:c="4"/>}<text:s/></text:span><text:span text:style-name="T224_2">while</text:span><text:span text:style-name="T224_3"><text:s/>(</text:span><text:span text:style-name="T224_4">n</text:span><text:span text:style-name="T224_5">1<text:s/>!=<text:s/>0);<text:s/>//</text:span><text:span text:style-name="T224_6">while</text:span><text:span text:style-name="T224_7"><text:s/></text:span><text:span text:style-name="T224_8">n</text:span><text:span text:style-name="T224_9">1<text:s/>!=<text:s/>0</text:span></text:p>
      <text:p text:style-name="P225"/>
      <text:p text:style-name="P226"><text:span text:style-name="T226_1"><text:s text:c="4"/></text:span><text:span text:style-name="T226_2">cout</text:span><text:span text:style-name="T226_3"><text:s/>&lt;&lt;<text:s/>"</text:span><text:span text:style-name="T226_4">The</text:span><text:span text:style-name="T226_5"><text:s/></text:span><text:span text:style-name="T226_6">answer</text:span><text:span text:style-name="T226_7"><text:s/></text:span><text:span text:style-name="T226_8">is</text:span><text:span text:style-name="T226_9"><text:s/>"<text:s/>&lt;&lt;<text:s/></text:span><text:span text:style-name="T226_10">n</text:span><text:span text:style-name="T226_11">2<text:s/>&lt;&lt;<text:s/></text:span><text:span text:style-name="T226_12">endl</text:span><text:span text:style-name="T226_13"><text:s/>&lt;&lt;<text:s/></text:span><text:span text:style-name="T226_14">endl</text:span><text:span text:style-name="T226_15">;<text:s/>//</text:span><text:span text:style-name="T226_16">outputs</text:span><text:span text:style-name="T226_17"><text:s/></text:span><text:span text:style-name="T226_18">result</text:span></text:p>
      <text:p text:style-name="P227"/>
      <text:p text:style-name="P228"><text:span text:style-name="T228_1"><text:s text:c="4"/></text:span><text:span text:style-name="T228_2">cout</text:span><text:span text:style-name="T228_3"><text:s/>&lt;&lt;<text:s/>"</text:span><text:span text:style-name="T228_4">Subtract</text:span><text:span text:style-name="T228_5"><text:s/></text:span><text:span text:style-name="T228_6">again</text:span><text:span text:style-name="T228_7">?<text:s/></text:span><text:span text:style-name="T228_8">Y</text:span><text:span text:style-name="T228_9">/</text:span><text:span text:style-name="T228_10">N</text:span><text:span text:style-name="T228_11">\</text:span><text:span text:style-name="T228_12">t</text:span><text:span text:style-name="T228_13">";<text:s/>//</text:span><text:span text:style-name="T228_14">prompt</text:span></text:p>
      <text:p text:style-name="P229"><text:span text:style-name="T229_1"><text:s text:c="4"/></text:span><text:span text:style-name="T229_2">cin</text:span><text:span text:style-name="T229_3"><text:s/>&gt;&gt;<text:s/></text:span><text:span text:style-name="T229_4">b</text:span><text:span text:style-name="T229_5">;<text:s/>//</text:span><text:span text:style-name="T229_6">takes</text:span><text:span text:style-name="T229_7"><text:s/></text:span><text:span text:style-name="T229_8">user</text:span><text:span text:style-name="T229_9"><text:s/></text:span><text:span text:style-name="T229_10">input</text:span></text:p>
      <text:p text:style-name="P230"><text:span text:style-name="T230_1"><text:s text:c="4"/></text:span><text:span text:style-name="T230_2">b</text:span><text:span text:style-name="T230_3"><text:s/>=<text:s/></text:span><text:span text:style-name="T230_4">toupper</text:span><text:span text:style-name="T230_5">(</text:span><text:span text:style-name="T230_6">b</text:span><text:span text:style-name="T230_7">);<text:s/>//</text:span><text:span text:style-name="T230_8">converts</text:span><text:span text:style-name="T230_9"><text:s/></text:span><text:span text:style-name="T230_10">user</text:span><text:span text:style-name="T230_11"><text:s/></text:span><text:span text:style-name="T230_12">input</text:span><text:span text:style-name="T230_13"><text:s/></text:span><text:span text:style-name="T230_14">to</text:span><text:span text:style-name="T230_15"><text:s/></text:span><text:span text:style-name="T230_16">uppercase</text:span></text:p>
      <text:p text:style-name="P231"><text:span text:style-name="T231_1"><text:s text:c="4"/></text:span><text:span text:style-name="T231_2">cout</text:span><text:span text:style-name="T231_3"><text:s/>&lt;&lt;<text:s/></text:span><text:span text:style-name="T231_4">endl</text:span><text:span text:style-name="T231_5">;<text:s/>//</text:span><text:span text:style-name="T231_6">outputs</text:span><text:span text:style-name="T231_7"><text:s/></text:span><text:span text:style-name="T231_8">endline</text:span><text:span text:style-name="T231_9"><text:s/></text:span><text:span text:style-name="T231_10">for</text:span><text:span text:style-name="T231_11"><text:s/></text:span><text:span text:style-name="T231_12">readability</text:span></text:p>
      <text:p text:style-name="P232"/>
      <text:p text:style-name="P233"><text:span text:style-name="T233_1"><text:s text:c="4"/>}</text:span><text:span text:style-name="T233_2">while</text:span><text:span text:style-name="T233_3"><text:s/>(</text:span><text:span text:style-name="T233_4">b</text:span><text:span text:style-name="T233_5"><text:s/>==<text:s/>'</text:span><text:span text:style-name="T233_6">Y</text:span><text:span text:style-name="T233_7">');<text:s/>//</text:span><text:span text:style-name="T233_8">while</text:span><text:span text:style-name="T233_9"><text:s/></text:span><text:span text:style-name="T233_10">b</text:span><text:span text:style-name="T233_11"><text:s/></text:span><text:span text:style-name="T233_12">equals</text:span><text:span text:style-name="T233_13"><text:s/></text:span><text:span text:style-name="T233_14">Y</text:span></text:p>
      <text:p text:style-name="P234"><text:span text:style-name="T234_1">}<text:s/>//</text:span><text:span text:style-name="T234_2">end</text:span><text:span text:style-name="T234_3"><text:s/></text:span><text:span text:style-name="T234_4">function</text:span></text:p>
      <text:p text:style-name="P235"/>
      <text:p text:style-name="P236"><text:span text:style-name="T236_1">void</text:span><text:span text:style-name="T236_2"><text:s/></text:span><text:span text:style-name="T236_3">multipy</text:span><text:span text:style-name="T236_4">()<text:s/>//</text:span><text:span text:style-name="T236_5">function</text:span><text:span text:style-name="T236_6"><text:s/></text:span><text:span text:style-name="T236_7">header</text:span><text:span text:style-name="T236_8">.<text:s/></text:span><text:span text:style-name="T236_9">void</text:span><text:span text:style-name="T236_10">,<text:s/></text:span><text:span text:style-name="T236_11">no</text:span><text:span text:style-name="T236_12"><text:s/></text:span><text:span text:style-name="T236_13">parameters</text:span></text:p>
      <text:p text:style-name="P237"><text:span text:style-name="T237_1">{<text:s/>//</text:span><text:span text:style-name="T237_2">start</text:span><text:span text:style-name="T237_3"><text:s/></text:span><text:span text:style-name="T237_4">function</text:span></text:p>
      <text:p text:style-name="P238"><text:span text:style-name="T238_1"><text:s text:c="4"/></text:span><text:span text:style-name="T238_2">do</text:span><text:span text:style-name="T238_3"><text:s/>{<text:s/>//</text:span><text:span text:style-name="T238_4">start</text:span><text:span text:style-name="T238_5"><text:s/></text:span><text:span text:style-name="T238_6">do</text:span><text:span text:style-name="T238_7">-</text:span><text:span text:style-name="T238_8">while</text:span></text:p>
      <text:p text:style-name="P239"/>
      <text:p text:style-name="P240"><text:span text:style-name="T240_1"><text:s text:c="4"/></text:span><text:span text:style-name="T240_2">double</text:span><text:span text:style-name="T240_3"><text:s/></text:span><text:span text:style-name="T240_4">n</text:span><text:span text:style-name="T240_5">1<text:s/>=<text:s/>0,<text:s/></text:span><text:span text:style-name="T240_6">n</text:span><text:span text:style-name="T240_7">2<text:s/>=<text:s/>1;<text:s/>//</text:span><text:span text:style-name="T240_8">declares</text:span><text:span text:style-name="T240_9"><text:s/></text:span><text:span text:style-name="T240_10">and</text:span><text:span text:style-name="T240_11"><text:s/></text:span><text:span text:style-name="T240_12">initializes</text:span><text:span text:style-name="T240_13"><text:s/></text:span><text:span text:style-name="T240_14">two</text:span><text:span text:style-name="T240_15"><text:s/></text:span><text:span text:style-name="T240_16">variables</text:span><text:span text:style-name="T240_17"><text:s/></text:span><text:span text:style-name="T240_18">to</text:span><text:span text:style-name="T240_19"><text:s/></text:span><text:span text:style-name="T240_20">zero</text:span><text:span text:style-name="T240_21"><text:s/></text:span><text:span text:style-name="T240_22">and</text:span><text:span text:style-name="T240_23"><text:s/></text:span><text:span text:style-name="T240_24">one</text:span><text:span text:style-name="T240_25"><text:s/></text:span><text:span text:style-name="T240_26">respectively</text:span></text:p>
      <text:p text:style-name="P241"/>
      <text:p text:style-name="P242"><text:span text:style-name="T242_1"><text:s text:c="4"/></text:span><text:span text:style-name="T242_2">cout</text:span><text:span text:style-name="T242_3"><text:s/>&lt;&lt;<text:s/>"</text:span><text:span text:style-name="T242_4">Input</text:span><text:span text:style-name="T242_5"><text:s/></text:span><text:span text:style-name="T242_6">the</text:span><text:span text:style-name="T242_7"><text:s/></text:span><text:span text:style-name="T242_8">numbers</text:span><text:span text:style-name="T242_9"><text:s/></text:span><text:span text:style-name="T242_10">you</text:span><text:span text:style-name="T242_11"><text:s/></text:span><text:span text:style-name="T242_12">would</text:span><text:span text:style-name="T242_13"><text:s/></text:span><text:span text:style-name="T242_14">like</text:span><text:span text:style-name="T242_15"><text:s/></text:span><text:span text:style-name="T242_16">to</text:span><text:span text:style-name="T242_17"><text:s/></text:span><text:span text:style-name="T242_18">multiply</text:span><text:span text:style-name="T242_19">.<text:s/></text:span><text:span text:style-name="T242_20">Enter</text:span><text:span text:style-name="T242_21"><text:s/>1<text:s/></text:span><text:span text:style-name="T242_22">to</text:span><text:span text:style-name="T242_23"><text:s/></text:span><text:span text:style-name="T242_24">get</text:span><text:span text:style-name="T242_25"><text:s/></text:span><text:span text:style-name="T242_26">total</text:span><text:span text:style-name="T242_27">.\</text:span><text:span text:style-name="T242_28">n</text:span><text:span text:style-name="T242_29">";<text:s/>//</text:span><text:span text:style-name="T242_30">prompt</text:span></text:p>
      <text:p text:style-name="P243"/>
      <text:p text:style-name="P244"><text:span text:style-name="T244_1"><text:s text:c="4"/></text:span><text:span text:style-name="T244_2">do</text:span><text:span text:style-name="T244_3"><text:s/>{<text:s/>//</text:span><text:span text:style-name="T244_4">start</text:span><text:span text:style-name="T244_5"><text:s/></text:span><text:span text:style-name="T244_6">do</text:span><text:span text:style-name="T244_7"><text:s/></text:span><text:span text:style-name="T244_8">while</text:span></text:p>
      <text:p text:style-name="P245"><text:span text:style-name="T245_1"><text:s text:c="8"/></text:span><text:span text:style-name="T245_2">cin</text:span><text:span text:style-name="T245_3"><text:s/>&gt;&gt;<text:s/></text:span><text:span text:style-name="T245_4">n</text:span><text:span text:style-name="T245_5">1;<text:s/>//</text:span><text:span text:style-name="T245_6">takes</text:span><text:span text:style-name="T245_7"><text:s/></text:span><text:span text:style-name="T245_8">input</text:span></text:p>
      <text:p text:style-name="P246"><text:span text:style-name="T246_1"><text:s text:c="8"/></text:span><text:span text:style-name="T246_2">n</text:span><text:span text:style-name="T246_3">2<text:s/>=<text:s/></text:span><text:span text:style-name="T246_4">n</text:span><text:span text:style-name="T246_5">2<text:s/>*<text:s/></text:span><text:span text:style-name="T246_6">n</text:span><text:span text:style-name="T246_7">1;<text:s/>//</text:span><text:span text:style-name="T246_8">set</text:span><text:span text:style-name="T246_9"><text:s/></text:span><text:span text:style-name="T246_10">n</text:span><text:span text:style-name="T246_11">2<text:s/></text:span><text:span text:style-name="T246_12">to</text:span><text:span text:style-name="T246_13"><text:s/></text:span><text:span text:style-name="T246_14">n</text:span><text:span text:style-name="T246_15">2<text:s/>*<text:s/></text:span><text:span text:style-name="T246_16">n</text:span><text:span text:style-name="T246_17">1</text:span></text:p>
      <text:p text:style-name="P247"><text:span text:style-name="T247_1"><text:s text:c="4"/>}<text:s/></text:span><text:span text:style-name="T247_2">while</text:span><text:span text:style-name="T247_3"><text:s/>(</text:span><text:span text:style-name="T247_4">n</text:span><text:span text:style-name="T247_5">1<text:s/>!=<text:s/>1);<text:s/>//</text:span><text:span text:style-name="T247_6">while</text:span><text:span text:style-name="T247_7"><text:s/></text:span><text:span text:style-name="T247_8">n</text:span><text:span text:style-name="T247_9">1<text:s/></text:span><text:span text:style-name="T247_10">is</text:span><text:span text:style-name="T247_11"><text:s/></text:span><text:span text:style-name="T247_12">not</text:span><text:span text:style-name="T247_13"><text:s/></text:span><text:span text:style-name="T247_14">equal</text:span><text:span text:style-name="T247_15"><text:s/></text:span><text:span text:style-name="T247_16">to</text:span><text:span text:style-name="T247_17"><text:s/>1</text:span></text:p>
      <text:p text:style-name="P248"/>
      <text:p text:style-name="P249"><text:span text:style-name="T249_1"><text:s text:c="4"/></text:span><text:span text:style-name="T249_2">cout</text:span><text:span text:style-name="T249_3"><text:s/>&lt;&lt;<text:s/>"</text:span><text:span text:style-name="T249_4">The</text:span><text:span text:style-name="T249_5"><text:s/></text:span><text:span text:style-name="T249_6">answer</text:span><text:span text:style-name="T249_7"><text:s/></text:span><text:span text:style-name="T249_8">is</text:span><text:span text:style-name="T249_9"><text:s/>"<text:s/>&lt;&lt;<text:s/></text:span><text:span text:style-name="T249_10">n</text:span><text:span text:style-name="T249_11">2<text:s/>&lt;&lt;<text:s/></text:span><text:span text:style-name="T249_12">endl</text:span><text:span text:style-name="T249_13"><text:s/>&lt;&lt;<text:s/></text:span><text:span text:style-name="T249_14">endl</text:span><text:span text:style-name="T249_15">;<text:s/>//</text:span><text:span text:style-name="T249_16">outputs</text:span><text:span text:style-name="T249_17"><text:s/></text:span><text:span text:style-name="T249_18">answer</text:span></text:p>
      <text:p text:style-name="P250"/>
      <text:p text:style-name="P251"><text:span text:style-name="T251_1"><text:s text:c="4"/></text:span><text:span text:style-name="T251_2">cout</text:span><text:span text:style-name="T251_3"><text:s/>&lt;&lt;<text:s/>"</text:span><text:span text:style-name="T251_4">Multiply</text:span><text:span text:style-name="T251_5"><text:s/></text:span><text:span text:style-name="T251_6">again</text:span><text:span text:style-name="T251_7">?<text:s/></text:span><text:span text:style-name="T251_8">Y</text:span><text:span text:style-name="T251_9">/</text:span><text:span text:style-name="T251_10">N</text:span><text:span text:style-name="T251_11">\</text:span><text:span text:style-name="T251_12">t</text:span><text:span text:style-name="T251_13">";<text:s/>//</text:span><text:span text:style-name="T251_14">prompt</text:span></text:p>
      <text:p text:style-name="P252"><text:span text:style-name="T252_1"><text:s text:c="4"/></text:span><text:span text:style-name="T252_2">cin</text:span><text:span text:style-name="T252_3"><text:s/>&gt;&gt;<text:s/></text:span><text:span text:style-name="T252_4">b</text:span><text:span text:style-name="T252_5">;<text:s/>//</text:span><text:span text:style-name="T252_6">takes</text:span><text:span text:style-name="T252_7"><text:s/></text:span><text:span text:style-name="T252_8">user</text:span><text:span text:style-name="T252_9"><text:s/></text:span><text:span text:style-name="T252_10">input</text:span></text:p>
      <text:p text:style-name="P253"><text:span text:style-name="T253_1"><text:s text:c="4"/></text:span><text:span text:style-name="T253_2">b</text:span><text:span text:style-name="T253_3"><text:s/>=<text:s/></text:span><text:span text:style-name="T253_4">toupper</text:span><text:span text:style-name="T253_5">(</text:span><text:span text:style-name="T253_6">b</text:span><text:span text:style-name="T253_7">);<text:s/>//</text:span><text:span text:style-name="T253_8">converts</text:span><text:span text:style-name="T253_9"><text:s/></text:span><text:span text:style-name="T253_10">user</text:span><text:span text:style-name="T253_11"><text:s/></text:span><text:span text:style-name="T253_12">input</text:span><text:span text:style-name="T253_13"><text:s/></text:span><text:span text:style-name="T253_14">to</text:span><text:span text:style-name="T253_15"><text:s/></text:span><text:span text:style-name="T253_16">uppercase</text:span></text:p>
      <text:p text:style-name="P254"><text:span text:style-name="T254_1"><text:s text:c="4"/></text:span><text:span text:style-name="T254_2">cout</text:span><text:span text:style-name="T254_3"><text:s/>&lt;&lt;<text:s/></text:span><text:span text:style-name="T254_4">endl</text:span><text:span text:style-name="T254_5">;<text:s/>//</text:span><text:span text:style-name="T254_6">outputs</text:span><text:span text:style-name="T254_7"><text:s/></text:span><text:span text:style-name="T254_8">endline</text:span><text:span text:style-name="T254_9"><text:s/></text:span><text:span text:style-name="T254_10">for</text:span><text:span text:style-name="T254_11"><text:s/></text:span><text:span text:style-name="T254_12">readability</text:span></text:p>
      <text:p text:style-name="P255"/>
      <text:p text:style-name="P256"><text:span text:style-name="T256_1"><text:s text:c="4"/>}</text:span><text:span text:style-name="T256_2">while</text:span><text:span text:style-name="T256_3"><text:s/>(</text:span><text:span text:style-name="T256_4">b</text:span><text:span text:style-name="T256_5"><text:s/>==<text:s/>'</text:span><text:span text:style-name="T256_6">Y</text:span><text:span text:style-name="T256_7">');<text:s/>//</text:span><text:span text:style-name="T256_8">while</text:span><text:span text:style-name="T256_9"><text:s/></text:span><text:span text:style-name="T256_10">b</text:span><text:span text:style-name="T256_11"><text:s/></text:span><text:span text:style-name="T256_12">is</text:span><text:span text:style-name="T256_13"><text:s/></text:span><text:span text:style-name="T256_14">equal</text:span><text:span text:style-name="T256_15"><text:s/></text:span><text:span text:style-name="T256_16">to</text:span><text:span text:style-name="T256_17"><text:s/></text:span><text:span text:style-name="T256_18">Y</text:span></text:p>
      <text:p text:style-name="P257"><text:span text:style-name="T257_1">}<text:s/>//</text:span><text:span text:style-name="T257_2">end</text:span><text:span text:style-name="T257_3"><text:s/></text:span><text:span text:style-name="T257_4">function</text:span></text:p>
      <text:p text:style-name="P258"/>
      <text:p text:style-name="P259"><text:span text:style-name="T259_1">void</text:span><text:span text:style-name="T259_2"><text:s/></text:span><text:span text:style-name="T259_3">division</text:span><text:span text:style-name="T259_4">()<text:s/>//</text:span><text:span text:style-name="T259_5">function</text:span><text:span text:style-name="T259_6"><text:s/></text:span><text:span text:style-name="T259_7">header</text:span><text:span text:style-name="T259_8">.<text:s/></text:span><text:span text:style-name="T259_9">void</text:span><text:span text:style-name="T259_10">,<text:s/></text:span><text:span text:style-name="T259_11">no</text:span><text:span text:style-name="T259_12"><text:s/></text:span><text:span text:style-name="T259_13">parameters</text:span></text:p>
      <text:p text:style-name="P260"><text:span text:style-name="T260_1">{<text:s/>//</text:span><text:span text:style-name="T260_2">start</text:span><text:span text:style-name="T260_3"><text:s/></text:span><text:span text:style-name="T260_4">function</text:span></text:p>
      <text:p text:style-name="P261"><text:span text:style-name="T261_1"><text:s text:c="4"/></text:span><text:span text:style-name="T261_2">do</text:span><text:span text:style-name="T261_3"><text:s/>{<text:s/>//</text:span><text:span text:style-name="T261_4">start</text:span><text:span text:style-name="T261_5"><text:s/></text:span><text:span text:style-name="T261_6">do</text:span><text:span text:style-name="T261_7">-</text:span><text:span text:style-name="T261_8">while</text:span></text:p>
      <text:p text:style-name="P262"/>
      <text:p text:style-name="P263"><text:span text:style-name="T263_1"><text:s text:c="4"/></text:span><text:span text:style-name="T263_2">double</text:span><text:span text:style-name="T263_3"><text:s/></text:span><text:span text:style-name="T263_4">n</text:span><text:span text:style-name="T263_5">1<text:s/>=<text:s/>1,<text:s/></text:span><text:span text:style-name="T263_6">n</text:span><text:span text:style-name="T263_7">2<text:s/>=<text:s/>0;<text:s/>//</text:span><text:span text:style-name="T263_8">declares</text:span><text:span text:style-name="T263_9"><text:s/></text:span><text:span text:style-name="T263_10">and</text:span><text:span text:style-name="T263_11"><text:s/></text:span><text:span text:style-name="T263_12">initializes</text:span><text:span text:style-name="T263_13"><text:s/></text:span><text:span text:style-name="T263_14">two</text:span><text:span text:style-name="T263_15"><text:s/></text:span><text:span text:style-name="T263_16">variables</text:span><text:span text:style-name="T263_17"><text:s/></text:span><text:span text:style-name="T263_18">to</text:span><text:span text:style-name="T263_19"><text:s/></text:span><text:span text:style-name="T263_20">one</text:span><text:span text:style-name="T263_21"><text:s/></text:span><text:span text:style-name="T263_22">and</text:span><text:span text:style-name="T263_23"><text:s/></text:span><text:span text:style-name="T263_24">zero</text:span><text:span text:style-name="T263_25">,<text:s/></text:span><text:span text:style-name="T263_26">respectively</text:span></text:p>
      <text:p text:style-name="P264"/>
      <text:p text:style-name="P265"><text:span text:style-name="T265_1"><text:s text:c="4"/></text:span><text:span text:style-name="T265_2">cout</text:span><text:span text:style-name="T265_3"><text:s/>&lt;&lt;<text:s/>"</text:span><text:span text:style-name="T265_4">Enter</text:span><text:span text:style-name="T265_5"><text:s/></text:span><text:span text:style-name="T265_6">the</text:span><text:span text:style-name="T265_7"><text:s/></text:span><text:span text:style-name="T265_8">numbers</text:span><text:span text:style-name="T265_9"><text:s/></text:span><text:span text:style-name="T265_10">to</text:span><text:span text:style-name="T265_11"><text:s/></text:span><text:span text:style-name="T265_12">divide</text:span><text:span text:style-name="T265_13">.<text:s/></text:span><text:span text:style-name="T265_14">Enter</text:span><text:span text:style-name="T265_15"><text:s/>1<text:s/></text:span><text:span text:style-name="T265_16">to</text:span><text:span text:style-name="T265_17"><text:s/></text:span><text:span text:style-name="T265_18">get</text:span><text:span text:style-name="T265_19"><text:s/></text:span><text:span text:style-name="T265_20">total</text:span><text:span text:style-name="T265_21">.\</text:span><text:span text:style-name="T265_22">n</text:span><text:span text:style-name="T265_23">";<text:s/>//</text:span><text:span text:style-name="T265_24">prompt</text:span></text:p>
      <text:p text:style-name="P266"><text:span text:style-name="T266_1"><text:s text:c="4"/></text:span><text:span text:style-name="T266_2">cout</text:span><text:span text:style-name="T266_3"><text:s/>&lt;&lt;<text:s/>"(</text:span><text:span text:style-name="T266_4">Note</text:span><text:span text:style-name="T266_5">:<text:s/></text:span><text:span text:style-name="T266_6">The</text:span><text:span text:style-name="T266_7"><text:s/></text:span><text:span text:style-name="T266_8">first</text:span><text:span text:style-name="T266_9"><text:s/></text:span><text:span text:style-name="T266_10">number</text:span><text:span text:style-name="T266_11"><text:s/></text:span><text:span text:style-name="T266_12">is</text:span><text:span text:style-name="T266_13"><text:s/></text:span><text:span text:style-name="T266_14">divided</text:span><text:span text:style-name="T266_15"><text:s/></text:span><text:span text:style-name="T266_16">by</text:span><text:span text:style-name="T266_17"><text:s/></text:span><text:span text:style-name="T266_18">the</text:span><text:span text:style-name="T266_19"><text:s/></text:span><text:span text:style-name="T266_20">second</text:span><text:span text:style-name="T266_21">,\</text:span><text:span text:style-name="T266_22">nthat</text:span><text:span text:style-name="T266_23"><text:s/></text:span><text:span text:style-name="T266_24">result</text:span><text:span text:style-name="T266_25"><text:s/></text:span><text:span text:style-name="T266_26">is</text:span><text:span text:style-name="T266_27"><text:s/></text:span><text:span text:style-name="T266_28">divided</text:span><text:span text:style-name="T266_29"><text:s/></text:span><text:span text:style-name="T266_30">by</text:span><text:span text:style-name="T266_31"><text:s/></text:span><text:span text:style-name="T266_32">the</text:span><text:span text:style-name="T266_33"><text:s/></text:span><text:span text:style-name="T266_34">third</text:span><text:span text:style-name="T266_35">,<text:s/></text:span><text:span text:style-name="T266_36">etc</text:span><text:span text:style-name="T266_37">)\</text:span><text:span text:style-name="T266_38">n</text:span><text:span text:style-name="T266_39">";<text:s/>//</text:span><text:span text:style-name="T266_40">prompt</text:span></text:p>
      <text:p text:style-name="P267"/>
      <text:p text:style-name="P268"><text:span text:style-name="T268_1"><text:s text:c="4"/></text:span><text:span text:style-name="T268_2">cin</text:span><text:span text:style-name="T268_3"><text:s/>&gt;&gt;<text:s/></text:span><text:span text:style-name="T268_4">n</text:span><text:span text:style-name="T268_5">2;<text:s/>//</text:span><text:span text:style-name="T268_6">takes</text:span><text:span text:style-name="T268_7"><text:s/></text:span><text:span text:style-name="T268_8">user</text:span><text:span text:style-name="T268_9"><text:s/></text:span><text:span text:style-name="T268_10">input</text:span></text:p>
      <text:p text:style-name="P269"/>
      <text:p text:style-name="P270"><text:span text:style-name="T270_1"><text:s text:c="4"/></text:span><text:span text:style-name="T270_2">do</text:span><text:span text:style-name="T270_3"><text:s/>{<text:s/>//</text:span><text:span text:style-name="T270_4">start</text:span><text:span text:style-name="T270_5"><text:s/></text:span><text:span text:style-name="T270_6">do</text:span><text:span text:style-name="T270_7"><text:s/></text:span><text:span text:style-name="T270_8">while</text:span></text:p>
      <text:p text:style-name="P271"><text:span text:style-name="T271_1"><text:s text:c="8"/></text:span><text:span text:style-name="T271_2">cin</text:span><text:span text:style-name="T271_3"><text:s/>&gt;&gt;<text:s/></text:span><text:span text:style-name="T271_4">n</text:span><text:span text:style-name="T271_5">1;<text:s/>//</text:span><text:span text:style-name="T271_6">takes</text:span><text:span text:style-name="T271_7"><text:s/></text:span><text:span text:style-name="T271_8">user</text:span><text:span text:style-name="T271_9"><text:s/></text:span><text:span text:style-name="T271_10">input</text:span></text:p>
      <text:p text:style-name="P272"><text:span text:style-name="T272_1"><text:s text:c="8"/></text:span><text:span text:style-name="T272_2">n</text:span><text:span text:style-name="T272_3">2<text:s/>=<text:s/></text:span><text:span text:style-name="T272_4">n</text:span><text:span text:style-name="T272_5">2/</text:span><text:span text:style-name="T272_6">n</text:span><text:span text:style-name="T272_7">1;<text:s/>//</text:span><text:span text:style-name="T272_8">sets</text:span><text:span text:style-name="T272_9"><text:s/></text:span><text:span text:style-name="T272_10">n</text:span><text:span text:style-name="T272_11">2<text:s/></text:span><text:span text:style-name="T272_12">to</text:span><text:span text:style-name="T272_13"><text:s/></text:span><text:span text:style-name="T272_14">n</text:span><text:span text:style-name="T272_15">2<text:s/></text:span><text:span text:style-name="T272_16">divided</text:span><text:span text:style-name="T272_17"><text:s/></text:span><text:span text:style-name="T272_18">by</text:span><text:span text:style-name="T272_19"><text:s/></text:span><text:span text:style-name="T272_20">n</text:span><text:span text:style-name="T272_21">1</text:span></text:p>
      <text:p text:style-name="P273"><text:span text:style-name="T273_1"><text:s text:c="4"/>}<text:s/></text:span><text:span text:style-name="T273_2">while</text:span><text:span text:style-name="T273_3"><text:s/>(</text:span><text:span text:style-name="T273_4">n</text:span><text:span text:style-name="T273_5">1<text:s/>!=<text:s/>1);<text:s/>//</text:span><text:span text:style-name="T273_6">while</text:span><text:span text:style-name="T273_7"><text:s/></text:span><text:span text:style-name="T273_8">n</text:span><text:span text:style-name="T273_9">1<text:s/>!=<text:s/>1</text:span></text:p>
      <text:p text:style-name="P274"/>
      <text:p text:style-name="P275"><text:span text:style-name="T275_1"><text:s text:c="4"/></text:span><text:span text:style-name="T275_2">cout</text:span><text:span text:style-name="T275_3"><text:s/>&lt;&lt;<text:s/>"</text:span><text:span text:style-name="T275_4">The</text:span><text:span text:style-name="T275_5"><text:s/></text:span><text:span text:style-name="T275_6">answer</text:span><text:span text:style-name="T275_7"><text:s/></text:span><text:span text:style-name="T275_8">is</text:span><text:span text:style-name="T275_9"><text:s/>"<text:s/>&lt;&lt;<text:s/></text:span><text:span text:style-name="T275_10">n</text:span><text:span text:style-name="T275_11">2<text:s/>&lt;&lt;<text:s/></text:span><text:span text:style-name="T275_12">endl</text:span><text:span text:style-name="T275_13"><text:s/>&lt;&lt;<text:s/></text:span><text:span text:style-name="T275_14">endl</text:span><text:span text:style-name="T275_15">;<text:s/>//</text:span><text:span text:style-name="T275_16">outputs</text:span><text:span text:style-name="T275_17"><text:s/></text:span><text:span text:style-name="T275_18">result</text:span></text:p>
      <text:p text:style-name="P276"/>
      <text:p text:style-name="P277"><text:span text:style-name="T277_1"><text:s text:c="4"/></text:span><text:span text:style-name="T277_2">cout</text:span><text:span text:style-name="T277_3"><text:s/>&lt;&lt;<text:s/>"</text:span><text:span text:style-name="T277_4">Divide</text:span><text:span text:style-name="T277_5"><text:s/></text:span><text:span text:style-name="T277_6">again</text:span><text:span text:style-name="T277_7">?<text:s/></text:span><text:span text:style-name="T277_8">Y</text:span><text:span text:style-name="T277_9">/</text:span><text:span text:style-name="T277_10">N</text:span><text:span text:style-name="T277_11">\</text:span><text:span text:style-name="T277_12">t</text:span><text:span text:style-name="T277_13">";<text:s/>//</text:span><text:span text:style-name="T277_14">prompt</text:span></text:p>
      <text:p text:style-name="P278"><text:span text:style-name="T278_1"><text:s text:c="4"/></text:span><text:span text:style-name="T278_2">cin</text:span><text:span text:style-name="T278_3"><text:s/>&gt;&gt;<text:s/></text:span><text:span text:style-name="T278_4">b</text:span><text:span text:style-name="T278_5">;<text:s/>//</text:span><text:span text:style-name="T278_6">takes</text:span><text:span text:style-name="T278_7"><text:s/></text:span><text:span text:style-name="T278_8">user</text:span><text:span text:style-name="T278_9"><text:s/></text:span><text:span text:style-name="T278_10">input</text:span></text:p>
      <text:p text:style-name="P279"><text:span text:style-name="T279_1"><text:s text:c="4"/></text:span><text:span text:style-name="T279_2">b</text:span><text:span text:style-name="T279_3"><text:s/>=<text:s/></text:span><text:span text:style-name="T279_4">toupper</text:span><text:span text:style-name="T279_5">(</text:span><text:span text:style-name="T279_6">b</text:span><text:span text:style-name="T279_7">);<text:s/>//</text:span><text:span text:style-name="T279_8">converts</text:span><text:span text:style-name="T279_9"><text:s/></text:span><text:span text:style-name="T279_10">user</text:span><text:span text:style-name="T279_11"><text:s/></text:span><text:span text:style-name="T279_12">input</text:span><text:span text:style-name="T279_13"><text:s/></text:span><text:span text:style-name="T279_14">to</text:span><text:span text:style-name="T279_15"><text:s/></text:span><text:span text:style-name="T279_16">uppercase</text:span></text:p>
      <text:p text:style-name="P280"><text:span text:style-name="T280_1"><text:s text:c="4"/></text:span><text:span text:style-name="T280_2">cout</text:span><text:span text:style-name="T280_3"><text:s/>&lt;&lt;<text:s/></text:span><text:span text:style-name="T280_4">endl</text:span><text:span text:style-name="T280_5">;<text:s/>//</text:span><text:span text:style-name="T280_6">outputs</text:span><text:span text:style-name="T280_7"><text:s/></text:span><text:span text:style-name="T280_8">endline</text:span><text:span text:style-name="T280_9"><text:s/></text:span><text:span text:style-name="T280_10">for</text:span><text:span text:style-name="T280_11"><text:s/></text:span><text:span text:style-name="T280_12">readability</text:span></text:p>
      <text:p text:style-name="P281"/>
      <text:p text:style-name="P282"><text:span text:style-name="T282_1"><text:s text:c="4"/>}</text:span><text:span text:style-name="T282_2">while</text:span><text:span text:style-name="T282_3"><text:s/>(</text:span><text:span text:style-name="T282_4">b</text:span><text:span text:style-name="T282_5"><text:s/>==<text:s/>'</text:span><text:span text:style-name="T282_6">Y</text:span><text:span text:style-name="T282_7">');<text:s/>//</text:span><text:span text:style-name="T282_8">while</text:span><text:span text:style-name="T282_9"><text:s/></text:span><text:span text:style-name="T282_10">b</text:span><text:span text:style-name="T282_11"><text:s/></text:span><text:span text:style-name="T282_12">is</text:span><text:span text:style-name="T282_13"><text:s/></text:span><text:span text:style-name="T282_14">equal</text:span><text:span text:style-name="T282_15"><text:s/></text:span><text:span text:style-name="T282_16">to</text:span><text:span text:style-name="T282_17"><text:s/></text:span><text:span text:style-name="T282_18">Y</text:span></text:p>
      <text:p text:style-name="P283"><text:span text:style-name="T283_1">}<text:s/>//</text:span><text:span text:style-name="T283_2">end</text:span><text:span text:style-name="T283_3"><text:s/></text:span><text:span text:style-name="T283_4">function</text:span></text:p>
      <text:p text:style-name="P284"/>
      <text:p text:style-name="P285"><text:span text:style-name="T285_1">void</text:span><text:span text:style-name="T285_2"><text:s/></text:span><text:span text:style-name="T285_3">square</text:span><text:span text:style-name="T285_4">()<text:s/>//</text:span><text:span text:style-name="T285_5">function</text:span><text:span text:style-name="T285_6"><text:s/></text:span><text:span text:style-name="T285_7">header</text:span><text:span text:style-name="T285_8">.<text:s/></text:span><text:span text:style-name="T285_9">void</text:span><text:span text:style-name="T285_10">,<text:s/></text:span><text:span text:style-name="T285_11">no</text:span><text:span text:style-name="T285_12"><text:s/></text:span><text:span text:style-name="T285_13">parameters</text:span><text:span text:style-name="T285_14">.</text:span></text:p>
      <text:p text:style-name="P286"><text:span text:style-name="T286_1">{<text:s/>//</text:span><text:span text:style-name="T286_2">start</text:span><text:span text:style-name="T286_3"><text:s/></text:span><text:span text:style-name="T286_4">function</text:span></text:p>
      <text:p text:style-name="P287"><text:span text:style-name="T287_1"><text:s text:c="4"/></text:span><text:span text:style-name="T287_2">do</text:span><text:span text:style-name="T287_3"><text:s/>{<text:s/>//</text:span><text:span text:style-name="T287_4">start</text:span><text:span text:style-name="T287_5"><text:s/></text:span><text:span text:style-name="T287_6">do</text:span><text:span text:style-name="T287_7">-</text:span><text:span text:style-name="T287_8">while</text:span></text:p>
      <text:p text:style-name="P288"/>
      <text:p text:style-name="P289"><text:span text:style-name="T289_1"><text:s text:c="4"/></text:span><text:span text:style-name="T289_2">double</text:span><text:span text:style-name="T289_3"><text:s/></text:span><text:span text:style-name="T289_4">n</text:span><text:span text:style-name="T289_5">1<text:s/>=<text:s/>0;<text:s/>//</text:span><text:span text:style-name="T289_6">declares</text:span><text:span text:style-name="T289_7"><text:s/></text:span><text:span text:style-name="T289_8">and</text:span><text:span text:style-name="T289_9"><text:s/></text:span><text:span text:style-name="T289_10">initializes</text:span><text:span text:style-name="T289_11"><text:s/></text:span><text:span text:style-name="T289_12">variable</text:span><text:span text:style-name="T289_13"><text:s/></text:span><text:span text:style-name="T289_14">to</text:span><text:span text:style-name="T289_15"><text:s/></text:span><text:span text:style-name="T289_16">zero</text:span></text:p>
      <text:p text:style-name="P290"/>
      <text:p text:style-name="P291"><text:span text:style-name="T291_1"><text:s text:c="4"/></text:span><text:span text:style-name="T291_2">cout</text:span><text:span text:style-name="T291_3"><text:s/>&lt;&lt;<text:s/>"</text:span><text:span text:style-name="T291_4">Input</text:span><text:span text:style-name="T291_5"><text:s/></text:span><text:span text:style-name="T291_6">the</text:span><text:span text:style-name="T291_7"><text:s/></text:span><text:span text:style-name="T291_8">number</text:span><text:span text:style-name="T291_9"><text:s/></text:span><text:span text:style-name="T291_10">to</text:span><text:span text:style-name="T291_11"><text:s/></text:span><text:span text:style-name="T291_12">square</text:span><text:span text:style-name="T291_13">:\</text:span><text:span text:style-name="T291_14">t</text:span><text:span text:style-name="T291_15">";<text:s/>//</text:span><text:span text:style-name="T291_16">prompt</text:span></text:p>
      <text:p text:style-name="P292"><text:span text:style-name="T292_1"><text:s text:c="4"/></text:span><text:span text:style-name="T292_2">cin</text:span><text:span text:style-name="T292_3"><text:s/>&gt;&gt;<text:s/></text:span><text:span text:style-name="T292_4">n</text:span><text:span text:style-name="T292_5">1;<text:s/>//</text:span><text:span text:style-name="T292_6">take</text:span><text:span text:style-name="T292_7"><text:s/></text:span><text:span text:style-name="T292_8">user</text:span><text:span text:style-name="T292_9"><text:s/></text:span><text:span text:style-name="T292_10">input</text:span></text:p>
      <text:p text:style-name="P293"><text:span text:style-name="T293_1"><text:s text:c="4"/></text:span><text:span text:style-name="T293_2">cout</text:span><text:span text:style-name="T293_3"><text:s/>&lt;&lt;<text:s/>"</text:span><text:span text:style-name="T293_4">The</text:span><text:span text:style-name="T293_5"><text:s/></text:span><text:span text:style-name="T293_6">answer</text:span><text:span text:style-name="T293_7"><text:s/></text:span><text:span text:style-name="T293_8">is</text:span><text:span text:style-name="T293_9"><text:s/>"<text:s/>&lt;&lt;<text:s/></text:span><text:span text:style-name="T293_10">n</text:span><text:span text:style-name="T293_11">1*</text:span><text:span text:style-name="T293_12">n</text:span><text:span text:style-name="T293_13">1<text:s/>&lt;&lt;<text:s/></text:span><text:span text:style-name="T293_14">endl</text:span><text:span text:style-name="T293_15"><text:s/>&lt;&lt;<text:s/></text:span><text:span text:style-name="T293_16">endl</text:span><text:span text:style-name="T293_17">;<text:s/>//</text:span><text:span text:style-name="T293_18">outputs</text:span><text:span text:style-name="T293_19"><text:s/></text:span><text:span text:style-name="T293_20">result</text:span></text:p>
      <text:p text:style-name="P294"/>
      <text:p text:style-name="P295"><text:span text:style-name="T295_1"><text:s text:c="4"/></text:span><text:span text:style-name="T295_2">cout</text:span><text:span text:style-name="T295_3"><text:s/>&lt;&lt;<text:s/>"</text:span><text:span text:style-name="T295_4">Square</text:span><text:span text:style-name="T295_5"><text:s/></text:span><text:span text:style-name="T295_6">again</text:span><text:span text:style-name="T295_7">?<text:s/></text:span><text:span text:style-name="T295_8">Y</text:span><text:span text:style-name="T295_9">/</text:span><text:span text:style-name="T295_10">N</text:span><text:span text:style-name="T295_11">\</text:span><text:span text:style-name="T295_12">t</text:span><text:span text:style-name="T295_13">";<text:s/>//</text:span><text:span text:style-name="T295_14">prompt</text:span></text:p>
      <text:p text:style-name="P296"><text:span text:style-name="T296_1"><text:s text:c="4"/></text:span><text:span text:style-name="T296_2">cin</text:span><text:span text:style-name="T296_3"><text:s/>&gt;&gt;<text:s/></text:span><text:span text:style-name="T296_4">b</text:span><text:span text:style-name="T296_5">;<text:s/>//</text:span><text:span text:style-name="T296_6">takes</text:span><text:span text:style-name="T296_7"><text:s/></text:span><text:span text:style-name="T296_8">user</text:span><text:span text:style-name="T296_9"><text:s/></text:span><text:span text:style-name="T296_10">input</text:span></text:p>
      <text:p text:style-name="P297"><text:span text:style-name="T297_1"><text:s text:c="4"/></text:span><text:span text:style-name="T297_2">b</text:span><text:span text:style-name="T297_3"><text:s/>=<text:s/></text:span><text:span text:style-name="T297_4">toupper</text:span><text:span text:style-name="T297_5">(</text:span><text:span text:style-name="T297_6">b</text:span><text:span text:style-name="T297_7">);<text:s/>//</text:span><text:span text:style-name="T297_8">uppercase</text:span></text:p>
      <text:p text:style-name="P298"><text:span text:style-name="T298_1"><text:s text:c="4"/></text:span><text:span text:style-name="T298_2">cout</text:span><text:span text:style-name="T298_3"><text:s/>&lt;&lt;<text:s/></text:span><text:span text:style-name="T298_4">endl</text:span><text:span text:style-name="T298_5">;<text:s/>//</text:span><text:span text:style-name="T298_6">output</text:span><text:span text:style-name="T298_7"><text:s/></text:span><text:span text:style-name="T298_8">endline</text:span><text:span text:style-name="T298_9"><text:s/></text:span><text:span text:style-name="T298_10">for</text:span><text:span text:style-name="T298_11"><text:s/></text:span><text:span text:style-name="T298_12">readability</text:span></text:p>
      <text:p text:style-name="P299"/>
      <text:p text:style-name="P300"><text:span text:style-name="T300_1"><text:s text:c="4"/>}</text:span><text:span text:style-name="T300_2">while</text:span><text:span text:style-name="T300_3"><text:s/>(</text:span><text:span text:style-name="T300_4">b</text:span><text:span text:style-name="T300_5"><text:s/>==<text:s/>'</text:span><text:span text:style-name="T300_6">Y</text:span><text:span text:style-name="T300_7">');<text:s/>//</text:span><text:span text:style-name="T300_8">while</text:span><text:span text:style-name="T300_9"><text:s/></text:span><text:span text:style-name="T300_10">b</text:span><text:span text:style-name="T300_11"><text:s/></text:span><text:span text:style-name="T300_12">is</text:span><text:span text:style-name="T300_13"><text:s/></text:span><text:span text:style-name="T300_14">equal</text:span><text:span text:style-name="T300_15"><text:s/></text:span><text:span text:style-name="T300_16">to</text:span><text:span text:style-name="T300_17"><text:s/></text:span><text:span text:style-name="T300_18">Y</text:span></text:p>
      <text:p text:style-name="P301"><text:span text:style-name="T301_1">}<text:s/>//</text:span><text:span text:style-name="T301_2">end</text:span><text:span text:style-name="T301_3"><text:s/></text:span><text:span text:style-name="T301_4">function</text:span></text:p>
      <text:p text:style-name="P302"/>
      <text:p text:style-name="P303"><text:span text:style-name="T303_1">void</text:span><text:span text:style-name="T303_2"><text:s/></text:span><text:span text:style-name="T303_3">squareRoot</text:span><text:span text:style-name="T303_4">()<text:s/>//</text:span><text:span text:style-name="T303_5">function</text:span><text:span text:style-name="T303_6"><text:s/></text:span><text:span text:style-name="T303_7">header</text:span><text:span text:style-name="T303_8">.<text:s/></text:span><text:span text:style-name="T303_9">void</text:span><text:span text:style-name="T303_10">,<text:s/></text:span><text:span text:style-name="T303_11">no</text:span><text:span text:style-name="T303_12"><text:s/></text:span><text:span text:style-name="T303_13">parameters</text:span></text:p>
      <text:p text:style-name="P304"><text:span text:style-name="T304_1">{<text:s/>//</text:span><text:span text:style-name="T304_2">start</text:span><text:span text:style-name="T304_3"><text:s/></text:span><text:span text:style-name="T304_4">function</text:span></text:p>
      <text:p text:style-name="P305"><text:span text:style-name="T305_1"><text:s text:c="4"/></text:span><text:span text:style-name="T305_2">do</text:span><text:span text:style-name="T305_3"><text:s/>{<text:s/>//</text:span><text:span text:style-name="T305_4">start</text:span><text:span text:style-name="T305_5"><text:s/></text:span><text:span text:style-name="T305_6">do</text:span><text:span text:style-name="T305_7">-</text:span><text:span text:style-name="T305_8">while</text:span></text:p>
      <text:p text:style-name="P306"/>
      <text:p text:style-name="P307"><text:span text:style-name="T307_1"><text:s text:c="4"/></text:span><text:span text:style-name="T307_2">double</text:span><text:span text:style-name="T307_3"><text:s/></text:span><text:span text:style-name="T307_4">n</text:span><text:span text:style-name="T307_5">1<text:s/>=<text:s/>0;<text:s/>//</text:span><text:span text:style-name="T307_6">declares</text:span><text:span text:style-name="T307_7"><text:s/></text:span><text:span text:style-name="T307_8">and</text:span><text:span text:style-name="T307_9"><text:s/></text:span><text:span text:style-name="T307_10">initializes</text:span><text:span text:style-name="T307_11"><text:s/></text:span><text:span text:style-name="T307_12">variable</text:span><text:span text:style-name="T307_13"><text:s/></text:span><text:span text:style-name="T307_14">to</text:span><text:span text:style-name="T307_15"><text:s/></text:span><text:span text:style-name="T307_16">zero</text:span></text:p>
      <text:p text:style-name="P308"/>
      <text:p text:style-name="P309"><text:span text:style-name="T309_1"><text:s text:c="4"/></text:span><text:span text:style-name="T309_2">cout</text:span><text:span text:style-name="T309_3"><text:s/>&lt;&lt;<text:s/>"</text:span><text:span text:style-name="T309_4">Input</text:span><text:span text:style-name="T309_5"><text:s/></text:span><text:span text:style-name="T309_6">the</text:span><text:span text:style-name="T309_7"><text:s/></text:span><text:span text:style-name="T309_8">number</text:span><text:span text:style-name="T309_9"><text:s/></text:span><text:span text:style-name="T309_10">you</text:span><text:span text:style-name="T309_11">'</text:span><text:span text:style-name="T309_12">d</text:span><text:span text:style-name="T309_13"><text:s/></text:span><text:span text:style-name="T309_14">like</text:span><text:span text:style-name="T309_15"><text:s/></text:span><text:span text:style-name="T309_16">the</text:span><text:span text:style-name="T309_17"><text:s/></text:span><text:span text:style-name="T309_18">square</text:span><text:span text:style-name="T309_19"><text:s/></text:span><text:span text:style-name="T309_20">root</text:span><text:span text:style-name="T309_21"><text:s/></text:span><text:span text:style-name="T309_22">of</text:span><text:span text:style-name="T309_23">:\</text:span><text:span text:style-name="T309_24">t</text:span><text:span text:style-name="T309_25">";<text:s/>//</text:span><text:span text:style-name="T309_26">prompt</text:span></text:p>
      <text:p text:style-name="P310"><text:span text:style-name="T310_1"><text:s text:c="4"/></text:span><text:span text:style-name="T310_2">cin</text:span><text:span text:style-name="T310_3"><text:s/>&gt;&gt;<text:s/></text:span><text:span text:style-name="T310_4">n</text:span><text:span text:style-name="T310_5">1;<text:s/>//</text:span><text:span text:style-name="T310_6">takes</text:span><text:span text:style-name="T310_7"><text:s/></text:span><text:span text:style-name="T310_8">user</text:span><text:span text:style-name="T310_9"><text:s/></text:span><text:span text:style-name="T310_10">input</text:span></text:p>
      <text:p text:style-name="P311"/>
      <text:p text:style-name="P312"><text:span text:style-name="T312_1"><text:s text:c="4"/></text:span><text:span text:style-name="T312_2">cout</text:span><text:span text:style-name="T312_3"><text:s/>&lt;&lt;<text:s/>"</text:span><text:span text:style-name="T312_4">The</text:span><text:span text:style-name="T312_5"><text:s/></text:span><text:span text:style-name="T312_6">answer</text:span><text:span text:style-name="T312_7"><text:s/></text:span><text:span text:style-name="T312_8">is</text:span><text:span text:style-name="T312_9"><text:s/>"<text:s/>&lt;&lt;<text:s/></text:span><text:span text:style-name="T312_10">sqrt</text:span><text:span text:style-name="T312_11"><text:s/>(</text:span><text:span text:style-name="T312_12">n</text:span><text:span text:style-name="T312_13">1)<text:s/>&lt;&lt;<text:s/></text:span><text:span text:style-name="T312_14">endl</text:span><text:span text:style-name="T312_15"><text:s/>&lt;&lt;<text:s/></text:span><text:span text:style-name="T312_16">endl</text:span><text:span text:style-name="T312_17">;<text:s/>//</text:span><text:span text:style-name="T312_18">outputs</text:span><text:span text:style-name="T312_19"><text:s/></text:span><text:span text:style-name="T312_20">results</text:span></text:p>
      <text:p text:style-name="P313"/>
      <text:p text:style-name="P314"><text:span text:style-name="T314_1"><text:s text:c="4"/></text:span><text:span text:style-name="T314_2">cout</text:span><text:span text:style-name="T314_3"><text:s/>&lt;&lt;<text:s/>"</text:span><text:span text:style-name="T314_4">Find</text:span><text:span text:style-name="T314_5"><text:s/></text:span><text:span text:style-name="T314_6">square</text:span><text:span text:style-name="T314_7"><text:s/></text:span><text:span text:style-name="T314_8">root</text:span><text:span text:style-name="T314_9"><text:s/></text:span><text:span text:style-name="T314_10">again</text:span><text:span text:style-name="T314_11">?<text:s/></text:span><text:span text:style-name="T314_12">Y</text:span><text:span text:style-name="T314_13">/</text:span><text:span text:style-name="T314_14">N</text:span><text:span text:style-name="T314_15">\</text:span><text:span text:style-name="T314_16">t</text:span><text:span text:style-name="T314_17">";<text:s/>//</text:span><text:span text:style-name="T314_18">prompt</text:span></text:p>
      <text:p text:style-name="P315"><text:span text:style-name="T315_1"><text:s text:c="4"/></text:span><text:span text:style-name="T315_2">cin</text:span><text:span text:style-name="T315_3"><text:s/>&gt;&gt;<text:s/></text:span><text:span text:style-name="T315_4">b</text:span><text:span text:style-name="T315_5">;<text:s/>//</text:span><text:span text:style-name="T315_6">takes</text:span><text:span text:style-name="T315_7"><text:s/></text:span><text:span text:style-name="T315_8">user</text:span><text:span text:style-name="T315_9"><text:s/></text:span><text:span text:style-name="T315_10">input</text:span></text:p>
      <text:p text:style-name="P316"><text:span text:style-name="T316_1"><text:s text:c="4"/></text:span><text:span text:style-name="T316_2">b</text:span><text:span text:style-name="T316_3"><text:s/>=<text:s/></text:span><text:span text:style-name="T316_4">toupper</text:span><text:span text:style-name="T316_5">(</text:span><text:span text:style-name="T316_6">b</text:span><text:span text:style-name="T316_7">);<text:s/>//</text:span><text:span text:style-name="T316_8">converts</text:span><text:span text:style-name="T316_9"><text:s/></text:span><text:span text:style-name="T316_10">input</text:span><text:span text:style-name="T316_11"><text:s/></text:span><text:span text:style-name="T316_12">to</text:span><text:span text:style-name="T316_13"><text:s/></text:span><text:span text:style-name="T316_14">uppercase</text:span></text:p>
      <text:p text:style-name="P317"><text:span text:style-name="T317_1"><text:s text:c="4"/></text:span><text:span text:style-name="T317_2">cout</text:span><text:span text:style-name="T317_3"><text:s/>&lt;&lt;<text:s/></text:span><text:span text:style-name="T317_4">endl</text:span><text:span text:style-name="T317_5">;<text:s/>//</text:span><text:span text:style-name="T317_6">outputs</text:span><text:span text:style-name="T317_7"><text:s/></text:span><text:span text:style-name="T317_8">end</text:span><text:span text:style-name="T317_9"><text:s/></text:span><text:span text:style-name="T317_10">line</text:span><text:span text:style-name="T317_11"><text:s/></text:span><text:span text:style-name="T317_12">for</text:span><text:span text:style-name="T317_13"><text:s/></text:span><text:span text:style-name="T317_14">readability</text:span></text:p>
      <text:p text:style-name="P318"/>
      <text:p text:style-name="P319"><text:span text:style-name="T319_1"><text:s text:c="4"/>}</text:span><text:span text:style-name="T319_2">while</text:span><text:span text:style-name="T319_3"><text:s/>(</text:span><text:span text:style-name="T319_4">b</text:span><text:span text:style-name="T319_5"><text:s/>==<text:s/>'</text:span><text:span text:style-name="T319_6">Y</text:span><text:span text:style-name="T319_7">');<text:s/>//</text:span><text:span text:style-name="T319_8">while</text:span><text:span text:style-name="T319_9"><text:s/></text:span><text:span text:style-name="T319_10">b</text:span><text:span text:style-name="T319_11"><text:s/></text:span><text:span text:style-name="T319_12">equals</text:span><text:span text:style-name="T319_13"><text:s/></text:span><text:span text:style-name="T319_14">Y</text:span></text:p>
      <text:p text:style-name="P320"><text:span text:style-name="T320_1">}<text:s/>//</text:span><text:span text:style-name="T320_2">end</text:span><text:span text:style-name="T320_3"><text:s/></text:span><text:span text:style-name="T320_4">function</text:span></text:p>
      <text:p text:style-name="P321"/>
      <text:p text:style-name="P322"><text:span text:style-name="T322_1">void</text:span><text:span text:style-name="T322_2"><text:s/></text:span><text:span text:style-name="T322_3">power</text:span><text:span text:style-name="T322_4">()<text:s/>//</text:span><text:span text:style-name="T322_5">function</text:span><text:span text:style-name="T322_6"><text:s/></text:span><text:span text:style-name="T322_7">header</text:span><text:span text:style-name="T322_8">.<text:s/></text:span><text:span text:style-name="T322_9">void</text:span><text:span text:style-name="T322_10">,<text:s/></text:span><text:span text:style-name="T322_11">no</text:span><text:span text:style-name="T322_12"><text:s/></text:span><text:span text:style-name="T322_13">parameters</text:span></text:p>
      <text:p text:style-name="P323"><text:span text:style-name="T323_1">{<text:s/>//</text:span><text:span text:style-name="T323_2">start</text:span><text:span text:style-name="T323_3"><text:s/></text:span><text:span text:style-name="T323_4">function</text:span></text:p>
      <text:p text:style-name="P324"><text:span text:style-name="T324_1"><text:s text:c="4"/></text:span><text:span text:style-name="T324_2">do</text:span><text:span text:style-name="T324_3"><text:s/>{<text:s/>//</text:span><text:span text:style-name="T324_4">start</text:span><text:span text:style-name="T324_5"><text:s/></text:span><text:span text:style-name="T324_6">do</text:span><text:span text:style-name="T324_7">-</text:span><text:span text:style-name="T324_8">while</text:span></text:p>
      <text:p text:style-name="P325"/>
      <text:p text:style-name="P326"><text:span text:style-name="T326_1"><text:s text:c="4"/></text:span><text:span text:style-name="T326_2">double</text:span><text:span text:style-name="T326_3"><text:s/></text:span><text:span text:style-name="T326_4">n</text:span><text:span text:style-name="T326_5">1<text:s/>=<text:s/>0,<text:s/></text:span><text:span text:style-name="T326_6">n</text:span><text:span text:style-name="T326_7">2<text:s/>=<text:s/>0;<text:s/>//</text:span><text:span text:style-name="T326_8">declares</text:span><text:span text:style-name="T326_9"><text:s/></text:span><text:span text:style-name="T326_10">and</text:span><text:span text:style-name="T326_11"><text:s/></text:span><text:span text:style-name="T326_12">initializes</text:span><text:span text:style-name="T326_13"><text:s/></text:span><text:span text:style-name="T326_14">two</text:span><text:span text:style-name="T326_15"><text:s/></text:span><text:span text:style-name="T326_16">variables</text:span></text:p>
      <text:p text:style-name="P327"><text:span text:style-name="T327_1"><text:s text:c="4"/></text:span><text:span text:style-name="T327_2">cout</text:span><text:span text:style-name="T327_3"><text:s/>&lt;&lt;<text:s/>"</text:span><text:span text:style-name="T327_4">Input</text:span><text:span text:style-name="T327_5"><text:s/></text:span><text:span text:style-name="T327_6">the</text:span><text:span text:style-name="T327_7"><text:s/></text:span><text:span text:style-name="T327_8">base</text:span><text:span text:style-name="T327_9"><text:s/></text:span><text:span text:style-name="T327_10">number</text:span><text:span text:style-name="T327_11">:\</text:span><text:span text:style-name="T327_12">t</text:span><text:span text:style-name="T327_13">";<text:s/>//</text:span><text:span text:style-name="T327_14">prompt</text:span></text:p>
      <text:p text:style-name="P328"><text:span text:style-name="T328_1"><text:s text:c="4"/></text:span><text:span text:style-name="T328_2">cin</text:span><text:span text:style-name="T328_3"><text:s/>&gt;&gt;<text:s/></text:span><text:span text:style-name="T328_4">n</text:span><text:span text:style-name="T328_5">1;<text:s/>//</text:span><text:span text:style-name="T328_6">takes</text:span><text:span text:style-name="T328_7"><text:s/></text:span><text:span text:style-name="T328_8">user</text:span><text:span text:style-name="T328_9"><text:s/></text:span><text:span text:style-name="T328_10">input</text:span></text:p>
      <text:p text:style-name="P329"/>
      <text:p text:style-name="P330"><text:span text:style-name="T330_1"><text:s text:c="4"/></text:span><text:span text:style-name="T330_2">cout</text:span><text:span text:style-name="T330_3"><text:s/>&lt;&lt;<text:s/>"</text:span><text:span text:style-name="T330_4">Input</text:span><text:span text:style-name="T330_5"><text:s/></text:span><text:span text:style-name="T330_6">the</text:span><text:span text:style-name="T330_7"><text:s/></text:span><text:span text:style-name="T330_8">exponent</text:span><text:span text:style-name="T330_9">:\</text:span><text:span text:style-name="T330_10">t</text:span><text:span text:style-name="T330_11">";<text:s/>//</text:span><text:span text:style-name="T330_12">prompt</text:span></text:p>
      <text:p text:style-name="P331"><text:span text:style-name="T331_1"><text:s text:c="4"/></text:span><text:span text:style-name="T331_2">cin</text:span><text:span text:style-name="T331_3"><text:s/>&gt;&gt;<text:s/></text:span><text:span text:style-name="T331_4">n</text:span><text:span text:style-name="T331_5">2;<text:s/>//</text:span><text:span text:style-name="T331_6">takes</text:span><text:span text:style-name="T331_7"><text:s/></text:span><text:span text:style-name="T331_8">user</text:span><text:span text:style-name="T331_9"><text:s/></text:span><text:span text:style-name="T331_10">input</text:span></text:p>
      <text:p text:style-name="P332"/>
      <text:p text:style-name="P333"><text:span text:style-name="T333_1"><text:s text:c="4"/></text:span><text:span text:style-name="T333_2">cout</text:span><text:span text:style-name="T333_3"><text:s/>&lt;&lt;<text:s/>"</text:span><text:span text:style-name="T333_4">The</text:span><text:span text:style-name="T333_5"><text:s/></text:span><text:span text:style-name="T333_6">answer</text:span><text:span text:style-name="T333_7"><text:s/></text:span><text:span text:style-name="T333_8">is</text:span><text:span text:style-name="T333_9"><text:s/>"<text:s/>&lt;&lt;<text:s/></text:span><text:span text:style-name="T333_10">pow</text:span><text:span text:style-name="T333_11"><text:s/>(</text:span><text:span text:style-name="T333_12">n</text:span><text:span text:style-name="T333_13">1,<text:s/></text:span><text:span text:style-name="T333_14">n</text:span><text:span text:style-name="T333_15">2)<text:s/>&lt;&lt;<text:s/></text:span><text:span text:style-name="T333_16">endl</text:span><text:span text:style-name="T333_17"><text:s/>&lt;&lt;<text:s/></text:span><text:span text:style-name="T333_18">endl</text:span><text:span text:style-name="T333_19">;<text:s/>//</text:span><text:span text:style-name="T333_20">outputs</text:span><text:span text:style-name="T333_21"><text:s/></text:span><text:span text:style-name="T333_22">result</text:span></text:p>
      <text:p text:style-name="P334"/>
      <text:p text:style-name="P335"><text:span text:style-name="T335_1"><text:s text:c="4"/></text:span><text:span text:style-name="T335_2">cout</text:span><text:span text:style-name="T335_3"><text:s/>&lt;&lt;<text:s/>"</text:span><text:span text:style-name="T335_4">Raise</text:span><text:span text:style-name="T335_5"><text:s/></text:span><text:span text:style-name="T335_6">to</text:span><text:span text:style-name="T335_7"><text:s/></text:span><text:span text:style-name="T335_8">power</text:span><text:span text:style-name="T335_9"><text:s/></text:span><text:span text:style-name="T335_10">again</text:span><text:span text:style-name="T335_11">?<text:s/></text:span><text:span text:style-name="T335_12">Y</text:span><text:span text:style-name="T335_13">/</text:span><text:span text:style-name="T335_14">N</text:span><text:span text:style-name="T335_15">\</text:span><text:span text:style-name="T335_16">t</text:span><text:span text:style-name="T335_17">";<text:s/>//</text:span><text:span text:style-name="T335_18">prompt</text:span></text:p>
      <text:p text:style-name="P336"><text:span text:style-name="T336_1"><text:s text:c="4"/></text:span><text:span text:style-name="T336_2">cin</text:span><text:span text:style-name="T336_3"><text:s/>&gt;&gt;<text:s/></text:span><text:span text:style-name="T336_4">b</text:span><text:span text:style-name="T336_5">;<text:s/>//</text:span><text:span text:style-name="T336_6">takes</text:span><text:span text:style-name="T336_7"><text:s/></text:span><text:span text:style-name="T336_8">user</text:span><text:span text:style-name="T336_9"><text:s/></text:span><text:span text:style-name="T336_10">input</text:span></text:p>
      <text:p text:style-name="P337"><text:span text:style-name="T337_1"><text:s text:c="4"/></text:span><text:span text:style-name="T337_2">b</text:span><text:span text:style-name="T337_3"><text:s/>=<text:s/></text:span><text:span text:style-name="T337_4">toupper</text:span><text:span text:style-name="T337_5">(</text:span><text:span text:style-name="T337_6">b</text:span><text:span text:style-name="T337_7">);<text:s/>//</text:span><text:span text:style-name="T337_8">converts</text:span><text:span text:style-name="T337_9"><text:s/></text:span><text:span text:style-name="T337_10">input</text:span><text:span text:style-name="T337_11"><text:s/></text:span><text:span text:style-name="T337_12">to</text:span><text:span text:style-name="T337_13"><text:s/></text:span><text:span text:style-name="T337_14">uppercase</text:span></text:p>
      <text:p text:style-name="P338"><text:span text:style-name="T338_1"><text:s text:c="4"/></text:span><text:span text:style-name="T338_2">cout</text:span><text:span text:style-name="T338_3"><text:s/>&lt;&lt;<text:s/></text:span><text:span text:style-name="T338_4">endl</text:span><text:span text:style-name="T338_5">;<text:s/>//</text:span><text:span text:style-name="T338_6">outputs</text:span><text:span text:style-name="T338_7"><text:s/></text:span><text:span text:style-name="T338_8">endline</text:span><text:span text:style-name="T338_9"><text:s/></text:span><text:span text:style-name="T338_10">for</text:span><text:span text:style-name="T338_11"><text:s/></text:span><text:span text:style-name="T338_12">readability</text:span></text:p>
      <text:p text:style-name="P339"/>
      <text:p text:style-name="P340"><text:span text:style-name="T340_1"><text:s text:c="4"/>}</text:span><text:span text:style-name="T340_2">while</text:span><text:span text:style-name="T340_3"><text:s/>(</text:span><text:span text:style-name="T340_4">b</text:span><text:span text:style-name="T340_5"><text:s/>==<text:s/>'</text:span><text:span text:style-name="T340_6">Y</text:span><text:span text:style-name="T340_7">');<text:s/>//</text:span><text:span text:style-name="T340_8">while</text:span><text:span text:style-name="T340_9"><text:s/></text:span><text:span text:style-name="T340_10">b</text:span><text:span text:style-name="T340_11"><text:s/></text:span><text:span text:style-name="T340_12">is</text:span><text:span text:style-name="T340_13"><text:s/></text:span><text:span text:style-name="T340_14">equal</text:span><text:span text:style-name="T340_15"><text:s/></text:span><text:span text:style-name="T340_16">to</text:span><text:span text:style-name="T340_17"><text:s/></text:span><text:span text:style-name="T340_18">Y</text:span></text:p>
      <text:p text:style-name="P341"><text:span text:style-name="T341_1">}<text:s/>//</text:span><text:span text:style-name="T341_2">end</text:span><text:span text:style-name="T341_3"><text:s/></text:span><text:span text:style-name="T341_4">function</text:span></text:p>
      <text:p text:style-name="P342"/>
      <text:p text:style-name="P343"><text:span text:style-name="T343_1">void</text:span><text:span text:style-name="T343_2"><text:s/></text:span><text:span text:style-name="T343_3">displayTrianglesMenu</text:span><text:span text:style-name="T343_4">()<text:s/>//</text:span><text:span text:style-name="T343_5">function</text:span><text:span text:style-name="T343_6"><text:s/></text:span><text:span text:style-name="T343_7">header</text:span><text:span text:style-name="T343_8">.<text:s/></text:span><text:span text:style-name="T343_9">void</text:span><text:span text:style-name="T343_10">,<text:s/></text:span><text:span text:style-name="T343_11">no</text:span><text:span text:style-name="T343_12"><text:s/></text:span><text:span text:style-name="T343_13">parameters</text:span></text:p>
      <text:p text:style-name="P344"><text:span text:style-name="T344_1">{<text:s/>//</text:span><text:span text:style-name="T344_2">start</text:span><text:span text:style-name="T344_3"><text:s/></text:span><text:span text:style-name="T344_4">function</text:span></text:p>
      <text:p text:style-name="P345"><text:span text:style-name="T345_1"><text:s text:c="4"/>//</text:span><text:span text:style-name="T345_2">outputs</text:span><text:span text:style-name="T345_3"><text:s/></text:span><text:span text:style-name="T345_4">the</text:span><text:span text:style-name="T345_5"><text:s/></text:span><text:span text:style-name="T345_6">following</text:span><text:span text:style-name="T345_7"><text:s/></text:span><text:span text:style-name="T345_8">lines</text:span><text:span text:style-name="T345_9"><text:s/></text:span><text:span text:style-name="T345_10">to</text:span><text:span text:style-name="T345_11"><text:s/></text:span><text:span text:style-name="T345_12">the</text:span><text:span text:style-name="T345_13"><text:s/></text:span><text:span text:style-name="T345_14">screen</text:span></text:p>
      <text:p text:style-name="P346"><text:span text:style-name="T346_1"><text:s text:c="4"/>//</text:span><text:span text:style-name="T346_2">used</text:span><text:span text:style-name="T346_3"><text:s/></text:span><text:span text:style-name="T346_4">strictly</text:span><text:span text:style-name="T346_5"><text:s/></text:span><text:span text:style-name="T346_6">as</text:span><text:span text:style-name="T346_7"><text:s/></text:span><text:span text:style-name="T346_8">prompts</text:span><text:span text:style-name="T346_9"><text:s/></text:span><text:span text:style-name="T346_10">for</text:span><text:span text:style-name="T346_11"><text:s/></text:span><text:span text:style-name="T346_12">user</text:span></text:p>
      <text:p text:style-name="P347"><text:span text:style-name="T347_1"><text:s text:c="4"/></text:span><text:span text:style-name="T347_2">cout</text:span><text:span text:style-name="T347_3"><text:s/>&lt;&lt;<text:s/>"\</text:span><text:span text:style-name="T347_4">t</text:span><text:span text:style-name="T347_5">\</text:span><text:span text:style-name="T347_6">tTriangles</text:span><text:span text:style-name="T347_7">\</text:span><text:span text:style-name="T347_8">n</text:span><text:span text:style-name="T347_9">\</text:span><text:span text:style-name="T347_10">n</text:span><text:span text:style-name="T347_11">";</text:span></text:p>
      <text:p text:style-name="P348"><text:span text:style-name="T348_1"><text:s text:c="4"/></text:span><text:span text:style-name="T348_2">cout</text:span><text:span text:style-name="T348_3"><text:s/>&lt;&lt;<text:s/>"&lt;1&gt;\</text:span><text:span text:style-name="T348_4">tFind</text:span><text:span text:style-name="T348_5"><text:s/></text:span><text:span text:style-name="T348_6">area</text:span><text:span text:style-name="T348_7"><text:s/></text:span><text:span text:style-name="T348_8">of</text:span><text:span text:style-name="T348_9"><text:s/></text:span><text:span text:style-name="T348_10">triangle</text:span><text:span text:style-name="T348_11">\</text:span><text:span text:style-name="T348_12">n</text:span><text:span text:style-name="T348_13">";</text:span></text:p>
      <text:p text:style-name="P349"><text:span text:style-name="T349_1"><text:s text:c="4"/></text:span><text:span text:style-name="T349_2">cout</text:span><text:span text:style-name="T349_3"><text:s/>&lt;&lt;<text:s/>"&lt;2&gt;\</text:span><text:span text:style-name="T349_4">tFind</text:span><text:span text:style-name="T349_5"><text:s/></text:span><text:span text:style-name="T349_6">perimeter</text:span><text:span text:style-name="T349_7"><text:s/></text:span><text:span text:style-name="T349_8">of</text:span><text:span text:style-name="T349_9"><text:s/></text:span><text:span text:style-name="T349_10">triangle</text:span><text:span text:style-name="T349_11">\</text:span><text:span text:style-name="T349_12">n</text:span><text:span text:style-name="T349_13">";</text:span></text:p>
      <text:p text:style-name="P350"><text:span text:style-name="T350_1"><text:s text:c="4"/></text:span><text:span text:style-name="T350_2">cout</text:span><text:span text:style-name="T350_3"><text:s/>&lt;&lt;<text:s/>"&lt;3&gt;\</text:span><text:span text:style-name="T350_4">tRight</text:span><text:span text:style-name="T350_5"><text:s/></text:span><text:span text:style-name="T350_6">triangle</text:span><text:span text:style-name="T350_7"><text:s/></text:span><text:span text:style-name="T350_8">check</text:span><text:span text:style-name="T350_9">\</text:span><text:span text:style-name="T350_10">n</text:span><text:span text:style-name="T350_11">\</text:span><text:span text:style-name="T350_12">n</text:span><text:span text:style-name="T350_13">";</text:span></text:p>
      <text:p text:style-name="P351"><text:span text:style-name="T351_1"><text:s text:c="4"/></text:span><text:span text:style-name="T351_2">cout</text:span><text:span text:style-name="T351_3"><text:s/>&lt;&lt;<text:s/>"******************************************\</text:span><text:span text:style-name="T351_4">n</text:span><text:span text:style-name="T351_5">\</text:span><text:span text:style-name="T351_6">n</text:span><text:span text:style-name="T351_7">";</text:span></text:p>
      <text:p text:style-name="P352"><text:span text:style-name="T352_1">}<text:s/>//</text:span><text:span text:style-name="T352_2">end</text:span><text:span text:style-name="T352_3"><text:s/></text:span><text:span text:style-name="T352_4">function</text:span></text:p>
      <text:p text:style-name="P353"/>
      <text:p text:style-name="P354"><text:span text:style-name="T354_1">void</text:span><text:span text:style-name="T354_2"><text:s/></text:span><text:span text:style-name="T354_3">triArea</text:span><text:span text:style-name="T354_4">()<text:s/>//</text:span><text:span text:style-name="T354_5">function</text:span><text:span text:style-name="T354_6"><text:s/></text:span><text:span text:style-name="T354_7">header</text:span><text:span text:style-name="T354_8">.<text:s/></text:span><text:span text:style-name="T354_9">void</text:span><text:span text:style-name="T354_10">,<text:s/></text:span><text:span text:style-name="T354_11">no</text:span><text:span text:style-name="T354_12"><text:s/></text:span><text:span text:style-name="T354_13">parameters</text:span></text:p>
      <text:p text:style-name="P355"><text:span text:style-name="T355_1">{<text:s/>//</text:span><text:span text:style-name="T355_2">start</text:span><text:span text:style-name="T355_3"><text:s/></text:span><text:span text:style-name="T355_4">function</text:span></text:p>
      <text:p text:style-name="P356"><text:span text:style-name="T356_1"><text:s text:c="4"/></text:span><text:span text:style-name="T356_2">do</text:span><text:span text:style-name="T356_3"><text:s/>{<text:s/>//</text:span><text:span text:style-name="T356_4">start</text:span><text:span text:style-name="T356_5"><text:s/></text:span><text:span text:style-name="T356_6">do</text:span><text:span text:style-name="T356_7">-</text:span><text:span text:style-name="T356_8">while</text:span></text:p>
      <text:p text:style-name="P357"/>
      <text:p text:style-name="P358"><text:span text:style-name="T358_1"><text:s text:c="4"/></text:span><text:span text:style-name="T358_2">double</text:span><text:span text:style-name="T358_3"><text:s/></text:span><text:span text:style-name="T358_4">n</text:span><text:span text:style-name="T358_5">1<text:s/>=<text:s/>0,<text:s/></text:span><text:span text:style-name="T358_6">n</text:span><text:span text:style-name="T358_7">2<text:s/>=<text:s/>0;<text:s/>//</text:span><text:span text:style-name="T358_8">declare</text:span><text:span text:style-name="T358_9"><text:s/></text:span><text:span text:style-name="T358_10">and</text:span><text:span text:style-name="T358_11"><text:s/></text:span><text:span text:style-name="T358_12">initialize</text:span><text:span text:style-name="T358_13"><text:s/></text:span><text:span text:style-name="T358_14">variables</text:span><text:span text:style-name="T358_15"><text:s/></text:span><text:span text:style-name="T358_16">to</text:span><text:span text:style-name="T358_17"><text:s/></text:span><text:span text:style-name="T358_18">zero</text:span></text:p>
      <text:p text:style-name="P359"/>
      <text:p text:style-name="P360"><text:span text:style-name="T360_1"><text:s text:c="4"/></text:span><text:span text:style-name="T360_2">cout</text:span><text:span text:style-name="T360_3"><text:s/>&lt;&lt;<text:s/>"</text:span><text:span text:style-name="T360_4">Enter</text:span><text:span text:style-name="T360_5"><text:s/></text:span><text:span text:style-name="T360_6">the</text:span><text:span text:style-name="T360_7"><text:s/></text:span><text:span text:style-name="T360_8">length</text:span><text:span text:style-name="T360_9"><text:s/></text:span><text:span text:style-name="T360_10">of</text:span><text:span text:style-name="T360_11"><text:s/></text:span><text:span text:style-name="T360_12">the</text:span><text:span text:style-name="T360_13"><text:s/></text:span><text:span text:style-name="T360_14">base</text:span><text:span text:style-name="T360_15"><text:s/></text:span><text:span text:style-name="T360_16">of</text:span><text:span text:style-name="T360_17"><text:s/></text:span><text:span text:style-name="T360_18">the</text:span><text:span text:style-name="T360_19"><text:s/></text:span><text:span text:style-name="T360_20">triangle</text:span><text:span text:style-name="T360_21">:\</text:span><text:span text:style-name="T360_22">t</text:span><text:span text:style-name="T360_23">";<text:s/>//</text:span><text:span text:style-name="T360_24">prompt</text:span></text:p>
      <text:p text:style-name="P361"><text:span text:style-name="T361_1"><text:s text:c="4"/></text:span><text:span text:style-name="T361_2">cin</text:span><text:span text:style-name="T361_3"><text:s/>&gt;&gt;<text:s/></text:span><text:span text:style-name="T361_4">n</text:span><text:span text:style-name="T361_5">1;<text:s/>//</text:span><text:span text:style-name="T361_6">takes</text:span><text:span text:style-name="T361_7"><text:s/></text:span><text:span text:style-name="T361_8">user</text:span><text:span text:style-name="T361_9"><text:s/></text:span><text:span text:style-name="T361_10">input</text:span></text:p>
      <text:p text:style-name="P362"/>
      <text:p text:style-name="P363"><text:span text:style-name="T363_1"><text:s text:c="4"/></text:span><text:span text:style-name="T363_2">cout</text:span><text:span text:style-name="T363_3"><text:s/>&lt;&lt;<text:s/>"</text:span><text:span text:style-name="T363_4">Enter</text:span><text:span text:style-name="T363_5"><text:s/></text:span><text:span text:style-name="T363_6">the</text:span><text:span text:style-name="T363_7"><text:s/></text:span><text:span text:style-name="T363_8">height</text:span><text:span text:style-name="T363_9"><text:s/></text:span><text:span text:style-name="T363_10">of</text:span><text:span text:style-name="T363_11"><text:s/></text:span><text:span text:style-name="T363_12">the</text:span><text:span text:style-name="T363_13"><text:s/></text:span><text:span text:style-name="T363_14">triangle</text:span><text:span text:style-name="T363_15">:\</text:span><text:span text:style-name="T363_16">t</text:span><text:span text:style-name="T363_17">";<text:s/>//</text:span><text:span text:style-name="T363_18">prompt</text:span></text:p>
      <text:p text:style-name="P364"><text:span text:style-name="T364_1"><text:s text:c="4"/></text:span><text:span text:style-name="T364_2">cin</text:span><text:span text:style-name="T364_3"><text:s/>&gt;&gt;<text:s/></text:span><text:span text:style-name="T364_4">n</text:span><text:span text:style-name="T364_5">2;<text:s/>//</text:span><text:span text:style-name="T364_6">takes</text:span><text:span text:style-name="T364_7"><text:s/></text:span><text:span text:style-name="T364_8">user</text:span><text:span text:style-name="T364_9"><text:s/></text:span><text:span text:style-name="T364_10">input</text:span></text:p>
      <text:p text:style-name="P365"/>
      <text:p text:style-name="P366"><text:span text:style-name="T366_1"><text:s text:c="4"/></text:span><text:span text:style-name="T366_2">cout</text:span><text:span text:style-name="T366_3"><text:s/>&lt;&lt;<text:s/></text:span><text:span text:style-name="T366_4">endl</text:span><text:span text:style-name="T366_5"><text:s/>&lt;&lt;<text:s/>"</text:span><text:span text:style-name="T366_6">The</text:span><text:span text:style-name="T366_7"><text:s/></text:span><text:span text:style-name="T366_8">area</text:span><text:span text:style-name="T366_9"><text:s/></text:span><text:span text:style-name="T366_10">of</text:span><text:span text:style-name="T366_11"><text:s/></text:span><text:span text:style-name="T366_12">the</text:span><text:span text:style-name="T366_13"><text:s/></text:span><text:span text:style-name="T366_14">triangle</text:span><text:span text:style-name="T366_15"><text:s/></text:span><text:span text:style-name="T366_16">is</text:span><text:span text:style-name="T366_17"><text:s/>"<text:s/>&lt;&lt;<text:s/>(</text:span><text:span text:style-name="T366_18">n</text:span><text:span text:style-name="T366_19">1*</text:span><text:span text:style-name="T366_20">n</text:span><text:span text:style-name="T366_21">2)/2<text:s/>&lt;&lt;<text:s/></text:span><text:span text:style-name="T366_22">endl</text:span><text:span text:style-name="T366_23"><text:s/>&lt;&lt;<text:s/></text:span><text:span text:style-name="T366_24">endl</text:span><text:span text:style-name="T366_25">;<text:s/>//</text:span><text:span text:style-name="T366_26">outputs</text:span><text:span text:style-name="T366_27"><text:s/></text:span><text:span text:style-name="T366_28">result</text:span></text:p>
      <text:p text:style-name="P367"/>
      <text:p text:style-name="P368"><text:span text:style-name="T368_1"><text:s text:c="4"/></text:span><text:span text:style-name="T368_2">cout</text:span><text:span text:style-name="T368_3"><text:s/>&lt;&lt;<text:s/>"</text:span><text:span text:style-name="T368_4">Find</text:span><text:span text:style-name="T368_5"><text:s/></text:span><text:span text:style-name="T368_6">area</text:span><text:span text:style-name="T368_7"><text:s/></text:span><text:span text:style-name="T368_8">of</text:span><text:span text:style-name="T368_9"><text:s/></text:span><text:span text:style-name="T368_10">triangle</text:span><text:span text:style-name="T368_11"><text:s/></text:span><text:span text:style-name="T368_12">again</text:span><text:span text:style-name="T368_13">?<text:s/></text:span><text:span text:style-name="T368_14">Y</text:span><text:span text:style-name="T368_15">/</text:span><text:span text:style-name="T368_16">N</text:span><text:span text:style-name="T368_17">\</text:span><text:span text:style-name="T368_18">t</text:span><text:span text:style-name="T368_19">";<text:s/>//</text:span><text:span text:style-name="T368_20">prompt</text:span></text:p>
      <text:p text:style-name="P369"><text:span text:style-name="T369_1"><text:s text:c="4"/></text:span><text:span text:style-name="T369_2">cin</text:span><text:span text:style-name="T369_3"><text:s/>&gt;&gt;<text:s/></text:span><text:span text:style-name="T369_4">b</text:span><text:span text:style-name="T369_5">;<text:s/>//</text:span><text:span text:style-name="T369_6">takes</text:span><text:span text:style-name="T369_7"><text:s/></text:span><text:span text:style-name="T369_8">user</text:span><text:span text:style-name="T369_9"><text:s/></text:span><text:span text:style-name="T369_10">input</text:span></text:p>
      <text:p text:style-name="P370"><text:span text:style-name="T370_1"><text:s text:c="4"/></text:span><text:span text:style-name="T370_2">b</text:span><text:span text:style-name="T370_3"><text:s/>=<text:s/></text:span><text:span text:style-name="T370_4">toupper</text:span><text:span text:style-name="T370_5">(</text:span><text:span text:style-name="T370_6">b</text:span><text:span text:style-name="T370_7">);<text:s/>//</text:span><text:span text:style-name="T370_8">converts</text:span><text:span text:style-name="T370_9"><text:s/></text:span><text:span text:style-name="T370_10">user</text:span><text:span text:style-name="T370_11"><text:s/></text:span><text:span text:style-name="T370_12">input</text:span><text:span text:style-name="T370_13"><text:s/></text:span><text:span text:style-name="T370_14">to</text:span><text:span text:style-name="T370_15"><text:s/></text:span><text:span text:style-name="T370_16">uppercase</text:span></text:p>
      <text:p text:style-name="P371"><text:span text:style-name="T371_1"><text:s text:c="4"/></text:span><text:span text:style-name="T371_2">cout</text:span><text:span text:style-name="T371_3"><text:s/>&lt;&lt;<text:s/></text:span><text:span text:style-name="T371_4">endl</text:span><text:span text:style-name="T371_5">;<text:s/>//</text:span><text:span text:style-name="T371_6">outputs</text:span><text:span text:style-name="T371_7"><text:s/></text:span><text:span text:style-name="T371_8">end</text:span><text:span text:style-name="T371_9"><text:s/></text:span><text:span text:style-name="T371_10">line</text:span><text:span text:style-name="T371_11"><text:s/></text:span><text:span text:style-name="T371_12">for</text:span><text:span text:style-name="T371_13"><text:s/></text:span><text:span text:style-name="T371_14">readability</text:span></text:p>
      <text:p text:style-name="P372"/>
      <text:p text:style-name="P373"><text:span text:style-name="T373_1"><text:s text:c="4"/>}</text:span><text:span text:style-name="T373_2">while</text:span><text:span text:style-name="T373_3"><text:s/>(</text:span><text:span text:style-name="T373_4">b</text:span><text:span text:style-name="T373_5"><text:s/>==<text:s/>'</text:span><text:span text:style-name="T373_6">Y</text:span><text:span text:style-name="T373_7">');<text:s/>//</text:span><text:span text:style-name="T373_8">while</text:span><text:span text:style-name="T373_9"><text:s/></text:span><text:span text:style-name="T373_10">b</text:span><text:span text:style-name="T373_11"><text:s/></text:span><text:span text:style-name="T373_12">is</text:span><text:span text:style-name="T373_13"><text:s/></text:span><text:span text:style-name="T373_14">equal</text:span><text:span text:style-name="T373_15"><text:s/></text:span><text:span text:style-name="T373_16">to</text:span><text:span text:style-name="T373_17"><text:s/></text:span><text:span text:style-name="T373_18">Y</text:span></text:p>
      <text:p text:style-name="P374"><text:span text:style-name="T374_1">}<text:s/>//</text:span><text:span text:style-name="T374_2">end</text:span><text:span text:style-name="T374_3"><text:s/></text:span><text:span text:style-name="T374_4">function</text:span></text:p>
      <text:p text:style-name="P375"/>
      <text:p text:style-name="P376"><text:span text:style-name="T376_1">void</text:span><text:span text:style-name="T376_2"><text:s/></text:span><text:span text:style-name="T376_3">triPerim</text:span><text:span text:style-name="T376_4">()<text:s/>//</text:span><text:span text:style-name="T376_5">function</text:span><text:span text:style-name="T376_6"><text:s/></text:span><text:span text:style-name="T376_7">header</text:span><text:span text:style-name="T376_8">.<text:s/></text:span><text:span text:style-name="T376_9">void</text:span><text:span text:style-name="T376_10">,<text:s/></text:span><text:span text:style-name="T376_11">no</text:span><text:span text:style-name="T376_12"><text:s/></text:span><text:span text:style-name="T376_13">parameters</text:span></text:p>
      <text:p text:style-name="P377"><text:span text:style-name="T377_1">{<text:s/>//</text:span><text:span text:style-name="T377_2">start</text:span><text:span text:style-name="T377_3"><text:s/></text:span><text:span text:style-name="T377_4">function</text:span></text:p>
      <text:p text:style-name="P378"><text:span text:style-name="T378_1"><text:s text:c="4"/></text:span><text:span text:style-name="T378_2">do</text:span><text:span text:style-name="T378_3"><text:s/>{<text:s/>//</text:span><text:span text:style-name="T378_4">start</text:span><text:span text:style-name="T378_5"><text:s/></text:span><text:span text:style-name="T378_6">do</text:span><text:span text:style-name="T378_7">-</text:span><text:span text:style-name="T378_8">while</text:span></text:p>
      <text:p text:style-name="P379"/>
      <text:p text:style-name="P380"><text:span text:style-name="T380_1"><text:s text:c="4"/></text:span><text:span text:style-name="T380_2">double</text:span><text:span text:style-name="T380_3"><text:s/></text:span><text:span text:style-name="T380_4">n</text:span><text:span text:style-name="T380_5">1<text:s/>=<text:s/>0,<text:s/></text:span><text:span text:style-name="T380_6">n</text:span><text:span text:style-name="T380_7">2<text:s/>=<text:s/>0,<text:s/></text:span><text:span text:style-name="T380_8">n</text:span><text:span text:style-name="T380_9">3<text:s/>=<text:s/>0;<text:s/>//</text:span><text:span text:style-name="T380_10">declare</text:span><text:span text:style-name="T380_11"><text:s/></text:span><text:span text:style-name="T380_12">and</text:span><text:span text:style-name="T380_13"><text:s/></text:span><text:span text:style-name="T380_14">initialize</text:span><text:span text:style-name="T380_15"><text:s/></text:span><text:span text:style-name="T380_16">three</text:span><text:span text:style-name="T380_17"><text:s/></text:span><text:span text:style-name="T380_18">variables</text:span><text:span text:style-name="T380_19"><text:s/></text:span><text:span text:style-name="T380_20">to</text:span><text:span text:style-name="T380_21"><text:s/></text:span><text:span text:style-name="T380_22">zero</text:span></text:p>
      <text:p text:style-name="P381"/>
      <text:p text:style-name="P382"><text:span text:style-name="T382_1"><text:s text:c="4"/></text:span><text:span text:style-name="T382_2">cout</text:span><text:span text:style-name="T382_3"><text:s/>&lt;&lt;<text:s/>"</text:span><text:span text:style-name="T382_4">Enter</text:span><text:span text:style-name="T382_5"><text:s/></text:span><text:span text:style-name="T382_6">the</text:span><text:span text:style-name="T382_7"><text:s/></text:span><text:span text:style-name="T382_8">length</text:span><text:span text:style-name="T382_9"><text:s/></text:span><text:span text:style-name="T382_10">of</text:span><text:span text:style-name="T382_11"><text:s/></text:span><text:span text:style-name="T382_12">side</text:span><text:span text:style-name="T382_13"><text:s/></text:span><text:span text:style-name="T382_14">one</text:span><text:span text:style-name="T382_15">:\</text:span><text:span text:style-name="T382_16">t</text:span><text:span text:style-name="T382_17">";<text:s/>//</text:span><text:span text:style-name="T382_18">prompt</text:span></text:p>
      <text:p text:style-name="P383"><text:span text:style-name="T383_1"><text:s text:c="4"/></text:span><text:span text:style-name="T383_2">cin</text:span><text:span text:style-name="T383_3"><text:s/>&gt;&gt;<text:s/></text:span><text:span text:style-name="T383_4">n</text:span><text:span text:style-name="T383_5">1;<text:s/>//</text:span><text:span text:style-name="T383_6">takes</text:span><text:span text:style-name="T383_7"><text:s/></text:span><text:span text:style-name="T383_8">user</text:span><text:span text:style-name="T383_9"><text:s/></text:span><text:span text:style-name="T383_10">input</text:span></text:p>
      <text:p text:style-name="P384"/>
      <text:p text:style-name="P385"><text:span text:style-name="T385_1"><text:s text:c="4"/></text:span><text:span text:style-name="T385_2">cout</text:span><text:span text:style-name="T385_3"><text:s/>&lt;&lt;<text:s/>"</text:span><text:span text:style-name="T385_4">Enter</text:span><text:span text:style-name="T385_5"><text:s/></text:span><text:span text:style-name="T385_6">the</text:span><text:span text:style-name="T385_7"><text:s/></text:span><text:span text:style-name="T385_8">length</text:span><text:span text:style-name="T385_9"><text:s/></text:span><text:span text:style-name="T385_10">of</text:span><text:span text:style-name="T385_11"><text:s/></text:span><text:span text:style-name="T385_12">side</text:span><text:span text:style-name="T385_13"><text:s/></text:span><text:span text:style-name="T385_14">two</text:span><text:span text:style-name="T385_15">:\</text:span><text:span text:style-name="T385_16">t</text:span><text:span text:style-name="T385_17">";<text:s/>//</text:span><text:span text:style-name="T385_18">prompt</text:span></text:p>
      <text:p text:style-name="P386"><text:span text:style-name="T386_1"><text:s text:c="4"/></text:span><text:span text:style-name="T386_2">cin</text:span><text:span text:style-name="T386_3"><text:s/>&gt;&gt;<text:s/></text:span><text:span text:style-name="T386_4">n</text:span><text:span text:style-name="T386_5">2;<text:s/>//</text:span><text:span text:style-name="T386_6">takes</text:span><text:span text:style-name="T386_7"><text:s/></text:span><text:span text:style-name="T386_8">user</text:span><text:span text:style-name="T386_9"><text:s/></text:span><text:span text:style-name="T386_10">input</text:span></text:p>
      <text:p text:style-name="P387"/>
      <text:p text:style-name="P388"><text:span text:style-name="T388_1"><text:s text:c="4"/></text:span><text:span text:style-name="T388_2">cout</text:span><text:span text:style-name="T388_3"><text:s/>&lt;&lt;<text:s/>"</text:span><text:span text:style-name="T388_4">Enter</text:span><text:span text:style-name="T388_5"><text:s/></text:span><text:span text:style-name="T388_6">the</text:span><text:span text:style-name="T388_7"><text:s/></text:span><text:span text:style-name="T388_8">length</text:span><text:span text:style-name="T388_9"><text:s/></text:span><text:span text:style-name="T388_10">of</text:span><text:span text:style-name="T388_11"><text:s/></text:span><text:span text:style-name="T388_12">side</text:span><text:span text:style-name="T388_13"><text:s/></text:span><text:span text:style-name="T388_14">three</text:span><text:span text:style-name="T388_15">:\</text:span><text:span text:style-name="T388_16">t</text:span><text:span text:style-name="T388_17">";<text:s/>//</text:span><text:span text:style-name="T388_18">prompt</text:span></text:p>
      <text:p text:style-name="P389"><text:span text:style-name="T389_1"><text:s text:c="4"/></text:span><text:span text:style-name="T389_2">cin</text:span><text:span text:style-name="T389_3"><text:s/>&gt;&gt;<text:s/></text:span><text:span text:style-name="T389_4">n</text:span><text:span text:style-name="T389_5">3;<text:s/>//</text:span><text:span text:style-name="T389_6">takes</text:span><text:span text:style-name="T389_7"><text:s/></text:span><text:span text:style-name="T389_8">user</text:span><text:span text:style-name="T389_9"><text:s/></text:span><text:span text:style-name="T389_10">input</text:span></text:p>
      <text:p text:style-name="P390"/>
      <text:p text:style-name="P391"><text:span text:style-name="T391_1"><text:s text:c="4"/></text:span><text:span text:style-name="T391_2">cout</text:span><text:span text:style-name="T391_3"><text:s/>&lt;&lt;<text:s/></text:span><text:span text:style-name="T391_4">endl</text:span><text:span text:style-name="T391_5"><text:s/>&lt;&lt;<text:s/>"</text:span><text:span text:style-name="T391_6">The</text:span><text:span text:style-name="T391_7"><text:s/></text:span><text:span text:style-name="T391_8">perimeter</text:span><text:span text:style-name="T391_9"><text:s/></text:span><text:span text:style-name="T391_10">of</text:span><text:span text:style-name="T391_11"><text:s/></text:span><text:span text:style-name="T391_12">the</text:span><text:span text:style-name="T391_13"><text:s/></text:span><text:span text:style-name="T391_14">triangle</text:span><text:span text:style-name="T391_15"><text:s/></text:span><text:span text:style-name="T391_16">is</text:span><text:span text:style-name="T391_17"><text:s/>"<text:s/>&lt;&lt;<text:s/></text:span><text:span text:style-name="T391_18">n</text:span><text:span text:style-name="T391_19">1<text:s/>+<text:s/></text:span><text:span text:style-name="T391_20">n</text:span><text:span text:style-name="T391_21">2<text:s/>+<text:s/></text:span><text:span text:style-name="T391_22">n</text:span><text:span text:style-name="T391_23">3<text:s/>&lt;&lt;<text:s/></text:span><text:span text:style-name="T391_24">endl</text:span><text:span text:style-name="T391_25"><text:s/>&lt;&lt;<text:s/></text:span><text:span text:style-name="T391_26">endl</text:span><text:span text:style-name="T391_27">;<text:s/>//</text:span><text:span text:style-name="T391_28">outputs</text:span><text:span text:style-name="T391_29"><text:s/></text:span><text:span text:style-name="T391_30">results</text:span></text:p>
      <text:p text:style-name="P392"/>
      <text:p text:style-name="P393"><text:span text:style-name="T393_1"><text:s text:c="4"/></text:span><text:span text:style-name="T393_2">cout</text:span><text:span text:style-name="T393_3"><text:s/>&lt;&lt;<text:s/>"</text:span><text:span text:style-name="T393_4">Find</text:span><text:span text:style-name="T393_5"><text:s/></text:span><text:span text:style-name="T393_6">perimeter</text:span><text:span text:style-name="T393_7"><text:s/></text:span><text:span text:style-name="T393_8">again</text:span><text:span text:style-name="T393_9">?<text:s/></text:span><text:span text:style-name="T393_10">Y</text:span><text:span text:style-name="T393_11">/</text:span><text:span text:style-name="T393_12">N</text:span><text:span text:style-name="T393_13">\</text:span><text:span text:style-name="T393_14">t</text:span><text:span text:style-name="T393_15">";<text:s/>//</text:span><text:span text:style-name="T393_16">prompt</text:span></text:p>
      <text:p text:style-name="P394"><text:span text:style-name="T394_1"><text:s text:c="4"/></text:span><text:span text:style-name="T394_2">cin</text:span><text:span text:style-name="T394_3"><text:s/>&gt;&gt;<text:s/></text:span><text:span text:style-name="T394_4">b</text:span><text:span text:style-name="T394_5">;<text:s/>//</text:span><text:span text:style-name="T394_6">takes</text:span><text:span text:style-name="T394_7"><text:s/></text:span><text:span text:style-name="T394_8">user</text:span><text:span text:style-name="T394_9"><text:s/></text:span><text:span text:style-name="T394_10">input</text:span></text:p>
      <text:p text:style-name="P395"><text:span text:style-name="T395_1"><text:s text:c="4"/></text:span><text:span text:style-name="T395_2">b</text:span><text:span text:style-name="T395_3"><text:s/>=<text:s/></text:span><text:span text:style-name="T395_4">toupper</text:span><text:span text:style-name="T395_5">(</text:span><text:span text:style-name="T395_6">b</text:span><text:span text:style-name="T395_7">);<text:s/>//</text:span><text:span text:style-name="T395_8">converts</text:span><text:span text:style-name="T395_9"><text:s/></text:span><text:span text:style-name="T395_10">input</text:span><text:span text:style-name="T395_11"><text:s/></text:span><text:span text:style-name="T395_12">to</text:span><text:span text:style-name="T395_13"><text:s/></text:span><text:span text:style-name="T395_14">uppercase</text:span></text:p>
      <text:p text:style-name="P396"><text:span text:style-name="T396_1"><text:s text:c="4"/></text:span><text:span text:style-name="T396_2">cout</text:span><text:span text:style-name="T396_3"><text:s/>&lt;&lt;<text:s/></text:span><text:span text:style-name="T396_4">endl</text:span><text:span text:style-name="T396_5">;<text:s/>//</text:span><text:span text:style-name="T396_6">outputs</text:span><text:span text:style-name="T396_7"><text:s/></text:span><text:span text:style-name="T396_8">end</text:span><text:span text:style-name="T396_9"><text:s/></text:span><text:span text:style-name="T396_10">line</text:span><text:span text:style-name="T396_11"><text:s/></text:span><text:span text:style-name="T396_12">for</text:span><text:span text:style-name="T396_13"><text:s/></text:span><text:span text:style-name="T396_14">readability</text:span></text:p>
      <text:p text:style-name="P397"/>
      <text:p text:style-name="P398"><text:span text:style-name="T398_1"><text:s text:c="4"/>}</text:span><text:span text:style-name="T398_2">while</text:span><text:span text:style-name="T398_3"><text:s/>(</text:span><text:span text:style-name="T398_4">b</text:span><text:span text:style-name="T398_5"><text:s/>==<text:s/>'</text:span><text:span text:style-name="T398_6">Y</text:span><text:span text:style-name="T398_7">');<text:s/>//</text:span><text:span text:style-name="T398_8">while</text:span><text:span text:style-name="T398_9"><text:s/></text:span><text:span text:style-name="T398_10">b</text:span><text:span text:style-name="T398_11"><text:s/></text:span><text:span text:style-name="T398_12">equals</text:span><text:span text:style-name="T398_13"><text:s/></text:span><text:span text:style-name="T398_14">Y</text:span></text:p>
      <text:p text:style-name="P399"><text:span text:style-name="T399_1">}<text:s/>//</text:span><text:span text:style-name="T399_2">end</text:span><text:span text:style-name="T399_3"><text:s/></text:span><text:span text:style-name="T399_4">function</text:span></text:p>
      <text:p text:style-name="P400"/>
      <text:p text:style-name="P401"><text:span text:style-name="T401_1">void</text:span><text:span text:style-name="T401_2"><text:s/></text:span><text:span text:style-name="T401_3">right</text:span><text:span text:style-name="T401_4">()<text:s/>//</text:span><text:span text:style-name="T401_5">function</text:span><text:span text:style-name="T401_6"><text:s/></text:span><text:span text:style-name="T401_7">header</text:span><text:span text:style-name="T401_8">.<text:s/></text:span><text:span text:style-name="T401_9">void</text:span><text:span text:style-name="T401_10">,<text:s/></text:span><text:span text:style-name="T401_11">no</text:span><text:span text:style-name="T401_12"><text:s/></text:span><text:span text:style-name="T401_13">parameters</text:span></text:p>
      <text:p text:style-name="P402"><text:span text:style-name="T402_1">{<text:s/>//</text:span><text:span text:style-name="T402_2">start</text:span><text:span text:style-name="T402_3"><text:s/></text:span><text:span text:style-name="T402_4">function</text:span></text:p>
      <text:p text:style-name="P403"><text:span text:style-name="T403_1"><text:s text:c="4"/></text:span><text:span text:style-name="T403_2">do</text:span><text:span text:style-name="T403_3"><text:s/>{<text:s/>//</text:span><text:span text:style-name="T403_4">start</text:span><text:span text:style-name="T403_5"><text:s/></text:span><text:span text:style-name="T403_6">do</text:span><text:span text:style-name="T403_7">-</text:span><text:span text:style-name="T403_8">while</text:span></text:p>
      <text:p text:style-name="P404"/>
      <text:p text:style-name="P405"><text:span text:style-name="T405_1"><text:s text:c="4"/></text:span><text:span text:style-name="T405_2">double</text:span><text:span text:style-name="T405_3"><text:s/></text:span><text:span text:style-name="T405_4">n</text:span><text:span text:style-name="T405_5">1<text:s/>=<text:s/>0,<text:s/></text:span><text:span text:style-name="T405_6">n</text:span><text:span text:style-name="T405_7">2<text:s/>=<text:s/>0,<text:s/></text:span><text:span text:style-name="T405_8">n</text:span><text:span text:style-name="T405_9">3<text:s/>=<text:s/>0;<text:s/>//</text:span><text:span text:style-name="T405_10">declares</text:span><text:span text:style-name="T405_11"><text:s/></text:span><text:span text:style-name="T405_12">and</text:span><text:span text:style-name="T405_13"><text:s/></text:span><text:span text:style-name="T405_14">initializes</text:span><text:span text:style-name="T405_15"><text:s/></text:span><text:span text:style-name="T405_16">variables</text:span><text:span text:style-name="T405_17"><text:s/></text:span><text:span text:style-name="T405_18">to</text:span><text:span text:style-name="T405_19"><text:s/></text:span><text:span text:style-name="T405_20">zero</text:span></text:p>
      <text:p text:style-name="P406"/>
      <text:p text:style-name="P407"><text:span text:style-name="T407_1"><text:s text:c="4"/></text:span><text:span text:style-name="T407_2">cout</text:span><text:span text:style-name="T407_3"><text:s/>&lt;&lt;<text:s/>"</text:span><text:span text:style-name="T407_4">Enter</text:span><text:span text:style-name="T407_5"><text:s/></text:span><text:span text:style-name="T407_6">the</text:span><text:span text:style-name="T407_7"><text:s/></text:span><text:span text:style-name="T407_8">lengths</text:span><text:span text:style-name="T407_9"><text:s/></text:span><text:span text:style-name="T407_10">of</text:span><text:span text:style-name="T407_11"><text:s/></text:span><text:span text:style-name="T407_12">the</text:span><text:span text:style-name="T407_13"><text:s/></text:span><text:span text:style-name="T407_14">sides</text:span><text:span text:style-name="T407_15">:<text:s/>";<text:s/>//</text:span><text:span text:style-name="T407_16">prompt</text:span></text:p>
      <text:p text:style-name="P408"><text:span text:style-name="T408_1"><text:s text:c="4"/></text:span><text:span text:style-name="T408_2">cin</text:span><text:span text:style-name="T408_3"><text:s/>&gt;&gt;<text:s/></text:span><text:span text:style-name="T408_4">n</text:span><text:span text:style-name="T408_5">1;<text:s/>//</text:span><text:span text:style-name="T408_6">takes</text:span><text:span text:style-name="T408_7"><text:s/></text:span><text:span text:style-name="T408_8">user</text:span><text:span text:style-name="T408_9"><text:s/></text:span><text:span text:style-name="T408_10">input</text:span></text:p>
      <text:p text:style-name="P409"><text:span text:style-name="T409_1"><text:s text:c="4"/></text:span><text:span text:style-name="T409_2">cin</text:span><text:span text:style-name="T409_3"><text:s/>&gt;&gt;<text:s/></text:span><text:span text:style-name="T409_4">n</text:span><text:span text:style-name="T409_5">2;<text:s/>//</text:span><text:span text:style-name="T409_6">takes</text:span><text:span text:style-name="T409_7"><text:s/></text:span><text:span text:style-name="T409_8">user</text:span><text:span text:style-name="T409_9"><text:s/></text:span><text:span text:style-name="T409_10">input</text:span></text:p>
      <text:p text:style-name="P410"><text:span text:style-name="T410_1"><text:s text:c="4"/></text:span><text:span text:style-name="T410_2">cin</text:span><text:span text:style-name="T410_3"><text:s/>&gt;&gt;<text:s/></text:span><text:span text:style-name="T410_4">n</text:span><text:span text:style-name="T410_5">3;<text:s/>//</text:span><text:span text:style-name="T410_6">takes</text:span><text:span text:style-name="T410_7"><text:s/></text:span><text:span text:style-name="T410_8">user</text:span><text:span text:style-name="T410_9"><text:s/></text:span><text:span text:style-name="T410_10">input</text:span></text:p>
      <text:p text:style-name="P411"/>
      <text:p text:style-name="P412"><text:span text:style-name="T412_1"><text:s text:c="4"/></text:span><text:span text:style-name="T412_2">if</text:span><text:span text:style-name="T412_3"><text:s/>(</text:span><text:span text:style-name="T412_4">n</text:span><text:span text:style-name="T412_5">1<text:s/>&gt;<text:s/></text:span><text:span text:style-name="T412_6">n</text:span><text:span text:style-name="T412_7">2<text:s/></text:span><text:span text:style-name="T412_8">and</text:span><text:span text:style-name="T412_9"><text:s/></text:span><text:span text:style-name="T412_10">n</text:span><text:span text:style-name="T412_11">1<text:s/>&gt;<text:s/></text:span><text:span text:style-name="T412_12">n</text:span><text:span text:style-name="T412_13">3)<text:s/>//</text:span><text:span text:style-name="T412_14">checks</text:span><text:span text:style-name="T412_15"><text:s/></text:span><text:span text:style-name="T412_16">for</text:span><text:span text:style-name="T412_17"><text:s/></text:span><text:span text:style-name="T412_18">longest</text:span><text:span text:style-name="T412_19"><text:s/></text:span><text:span text:style-name="T412_20">side</text:span></text:p>
      <text:p text:style-name="P413"><text:span text:style-name="T413_1"><text:s text:c="4"/>{</text:span></text:p>
      <text:p text:style-name="P414"><text:span text:style-name="T414_1"><text:s text:c="8"/></text:span><text:span text:style-name="T414_2">if</text:span><text:span text:style-name="T414_3"><text:s/>(</text:span><text:span text:style-name="T414_4">n</text:span><text:span text:style-name="T414_5">1*</text:span><text:span text:style-name="T414_6">n</text:span><text:span text:style-name="T414_7">1<text:s/>==<text:s/></text:span><text:span text:style-name="T414_8">n</text:span><text:span text:style-name="T414_9">2*</text:span><text:span text:style-name="T414_10">n</text:span><text:span text:style-name="T414_11">2<text:s/>+<text:s/></text:span><text:span text:style-name="T414_12">n</text:span><text:span text:style-name="T414_13">3<text:s/>*<text:s/></text:span><text:span text:style-name="T414_14">n</text:span><text:span text:style-name="T414_15">3)<text:s/>//</text:span><text:span text:style-name="T414_16">pythagorean</text:span><text:span text:style-name="T414_17"><text:s/></text:span><text:span text:style-name="T414_18">theorem</text:span></text:p>
      <text:p text:style-name="P415"><text:span text:style-name="T415_1"><text:s text:c="12"/></text:span><text:span text:style-name="T415_2">cout</text:span><text:span text:style-name="T415_3"><text:s/>&lt;&lt;<text:s/>"</text:span><text:span text:style-name="T415_4">This</text:span><text:span text:style-name="T415_5"><text:s/></text:span><text:span text:style-name="T415_6">is</text:span><text:span text:style-name="T415_7"><text:s/></text:span><text:span text:style-name="T415_8">a</text:span><text:span text:style-name="T415_9"><text:s/></text:span><text:span text:style-name="T415_10">RIGHT</text:span><text:span text:style-name="T415_11"><text:s/></text:span><text:span text:style-name="T415_12">TRIANGLE</text:span><text:span text:style-name="T415_13">.\</text:span><text:span text:style-name="T415_14">n</text:span><text:span text:style-name="T415_15">\</text:span><text:span text:style-name="T415_16">n</text:span><text:span text:style-name="T415_17">";<text:s/>//</text:span><text:span text:style-name="T415_18">output</text:span></text:p>
      <text:p text:style-name="P416"><text:span text:style-name="T416_1"><text:s text:c="8"/></text:span><text:span text:style-name="T416_2">else</text:span><text:span text:style-name="T416_3"><text:s/>//<text:s/></text:span><text:span text:style-name="T416_4">n</text:span><text:span text:style-name="T416_5">1<text:s/></text:span><text:span text:style-name="T416_6">squared</text:span><text:span text:style-name="T416_7"><text:s/></text:span><text:span text:style-name="T416_8">does</text:span><text:span text:style-name="T416_9"><text:s/></text:span><text:span text:style-name="T416_10">not</text:span><text:span text:style-name="T416_11"><text:s/></text:span><text:span text:style-name="T416_12">equal</text:span><text:span text:style-name="T416_13"><text:s/></text:span><text:span text:style-name="T416_14">n</text:span><text:span text:style-name="T416_15">2<text:s/></text:span><text:span text:style-name="T416_16">squared</text:span><text:span text:style-name="T416_17"><text:s/></text:span><text:span text:style-name="T416_18">plus</text:span><text:span text:style-name="T416_19"><text:s/></text:span><text:span text:style-name="T416_20">n</text:span><text:span text:style-name="T416_21">3<text:s/></text:span><text:span text:style-name="T416_22">squared</text:span></text:p>
      <text:p text:style-name="P417"><text:span text:style-name="T417_1"><text:s text:c="12"/></text:span><text:span text:style-name="T417_2">cout</text:span><text:span text:style-name="T417_3"><text:s/>&lt;&lt;<text:s/>"</text:span><text:span text:style-name="T417_4">This</text:span><text:span text:style-name="T417_5"><text:s/></text:span><text:span text:style-name="T417_6">is</text:span><text:span text:style-name="T417_7"><text:s/></text:span><text:span text:style-name="T417_8">NOT</text:span><text:span text:style-name="T417_9"><text:s/></text:span><text:span text:style-name="T417_10">a</text:span><text:span text:style-name="T417_11"><text:s/></text:span><text:span text:style-name="T417_12">right</text:span><text:span text:style-name="T417_13"><text:s/></text:span><text:span text:style-name="T417_14">triangle</text:span><text:span text:style-name="T417_15">.\</text:span><text:span text:style-name="T417_16">n</text:span><text:span text:style-name="T417_17">\</text:span><text:span text:style-name="T417_18">n</text:span><text:span text:style-name="T417_19">";<text:s/>//</text:span><text:span text:style-name="T417_20">output</text:span></text:p>
      <text:p text:style-name="P418"><text:span text:style-name="T418_1"><text:s text:c="4"/>}</text:span></text:p>
      <text:p text:style-name="P419"><text:span text:style-name="T419_1"><text:s text:c="4"/></text:span><text:span text:style-name="T419_2">else</text:span><text:span text:style-name="T419_3"><text:s/></text:span><text:span text:style-name="T419_4">if</text:span><text:span text:style-name="T419_5"><text:s/>(</text:span><text:span text:style-name="T419_6">n</text:span><text:span text:style-name="T419_7">2<text:s/>&gt;<text:s/></text:span><text:span text:style-name="T419_8">n</text:span><text:span text:style-name="T419_9">1<text:s/></text:span><text:span text:style-name="T419_10">and</text:span><text:span text:style-name="T419_11"><text:s/></text:span><text:span text:style-name="T419_12">n</text:span><text:span text:style-name="T419_13">2<text:s/>&gt;<text:s/></text:span><text:span text:style-name="T419_14">n</text:span><text:span text:style-name="T419_15">3)<text:s/>//</text:span><text:span text:style-name="T419_16">checks</text:span><text:span text:style-name="T419_17"><text:s/></text:span><text:span text:style-name="T419_18">for</text:span><text:span text:style-name="T419_19"><text:s/></text:span><text:span text:style-name="T419_20">longest</text:span><text:span text:style-name="T419_21"><text:s/></text:span><text:span text:style-name="T419_22">side</text:span></text:p>
      <text:p text:style-name="P420"><text:span text:style-name="T420_1"><text:s text:c="4"/>{</text:span></text:p>
      <text:p text:style-name="P421"><text:span text:style-name="T421_1"><text:s text:c="8"/></text:span><text:span text:style-name="T421_2">if</text:span><text:span text:style-name="T421_3"><text:s/>(</text:span><text:span text:style-name="T421_4">n</text:span><text:span text:style-name="T421_5">2*</text:span><text:span text:style-name="T421_6">n</text:span><text:span text:style-name="T421_7">2<text:s/>==<text:s/></text:span><text:span text:style-name="T421_8">n</text:span><text:span text:style-name="T421_9">1*</text:span><text:span text:style-name="T421_10">n</text:span><text:span text:style-name="T421_11">1<text:s/>+<text:s/></text:span><text:span text:style-name="T421_12">n</text:span><text:span text:style-name="T421_13">3<text:s/>*<text:s/></text:span><text:span text:style-name="T421_14">n</text:span><text:span text:style-name="T421_15">3)<text:s/>//</text:span><text:span text:style-name="T421_16">pythagorean</text:span><text:span text:style-name="T421_17"><text:s/></text:span><text:span text:style-name="T421_18">theorem</text:span></text:p>
      <text:p text:style-name="P422"><text:span text:style-name="T422_1"><text:s text:c="12"/></text:span><text:span text:style-name="T422_2">cout</text:span><text:span text:style-name="T422_3"><text:s/>&lt;&lt;<text:s/>"</text:span><text:span text:style-name="T422_4">This</text:span><text:span text:style-name="T422_5"><text:s/></text:span><text:span text:style-name="T422_6">is</text:span><text:span text:style-name="T422_7"><text:s/></text:span><text:span text:style-name="T422_8">a</text:span><text:span text:style-name="T422_9"><text:s/></text:span><text:span text:style-name="T422_10">RIGHT</text:span><text:span text:style-name="T422_11"><text:s/></text:span><text:span text:style-name="T422_12">TRIANGLE</text:span><text:span text:style-name="T422_13">.\</text:span><text:span text:style-name="T422_14">n</text:span><text:span text:style-name="T422_15">\</text:span><text:span text:style-name="T422_16">n</text:span><text:span text:style-name="T422_17">";<text:s/>//</text:span><text:span text:style-name="T422_18">output</text:span></text:p>
      <text:p text:style-name="P423"><text:span text:style-name="T423_1"><text:s text:c="8"/></text:span><text:span text:style-name="T423_2">else</text:span><text:span text:style-name="T423_3"><text:s/>//<text:s/></text:span><text:span text:style-name="T423_4">n</text:span><text:span text:style-name="T423_5">2<text:s/></text:span><text:span text:style-name="T423_6">squared</text:span><text:span text:style-name="T423_7"><text:s/></text:span><text:span text:style-name="T423_8">does</text:span><text:span text:style-name="T423_9"><text:s/></text:span><text:span text:style-name="T423_10">not</text:span><text:span text:style-name="T423_11"><text:s/></text:span><text:span text:style-name="T423_12">equal</text:span><text:span text:style-name="T423_13"><text:s/></text:span><text:span text:style-name="T423_14">n</text:span><text:span text:style-name="T423_15">1<text:s/></text:span><text:span text:style-name="T423_16">squared</text:span><text:span text:style-name="T423_17"><text:s/></text:span><text:span text:style-name="T423_18">plus</text:span><text:span text:style-name="T423_19"><text:s/></text:span><text:span text:style-name="T423_20">n</text:span><text:span text:style-name="T423_21">3<text:s/></text:span><text:span text:style-name="T423_22">squared</text:span></text:p>
      <text:p text:style-name="P424"><text:span text:style-name="T424_1"><text:s text:c="12"/></text:span><text:span text:style-name="T424_2">cout</text:span><text:span text:style-name="T424_3"><text:s/>&lt;&lt;<text:s/>"</text:span><text:span text:style-name="T424_4">This</text:span><text:span text:style-name="T424_5"><text:s/></text:span><text:span text:style-name="T424_6">is</text:span><text:span text:style-name="T424_7"><text:s/></text:span><text:span text:style-name="T424_8">NOT</text:span><text:span text:style-name="T424_9"><text:s/></text:span><text:span text:style-name="T424_10">a</text:span><text:span text:style-name="T424_11"><text:s/></text:span><text:span text:style-name="T424_12">right</text:span><text:span text:style-name="T424_13"><text:s/></text:span><text:span text:style-name="T424_14">triangle</text:span><text:span text:style-name="T424_15">.\</text:span><text:span text:style-name="T424_16">n</text:span><text:span text:style-name="T424_17">\</text:span><text:span text:style-name="T424_18">n</text:span><text:span text:style-name="T424_19">";<text:s/>//</text:span><text:span text:style-name="T424_20">output</text:span></text:p>
      <text:p text:style-name="P425"><text:span text:style-name="T425_1"><text:s text:c="4"/>}</text:span></text:p>
      <text:p text:style-name="P426"><text:span text:style-name="T426_1"><text:s text:c="4"/></text:span><text:span text:style-name="T426_2">else</text:span><text:span text:style-name="T426_3"><text:s/>//<text:s/></text:span><text:span text:style-name="T426_4">n</text:span><text:span text:style-name="T426_5">3<text:s/>&gt;<text:s/></text:span><text:span text:style-name="T426_6">n</text:span><text:span text:style-name="T426_7">1<text:s/></text:span><text:span text:style-name="T426_8">and</text:span><text:span text:style-name="T426_9"><text:s/></text:span><text:span text:style-name="T426_10">n</text:span><text:span text:style-name="T426_11">3<text:s/>&gt;<text:s/></text:span><text:span text:style-name="T426_12">n</text:span><text:span text:style-name="T426_13">1<text:s/>--&gt;<text:s/></text:span><text:span text:style-name="T426_14">checks</text:span><text:span text:style-name="T426_15"><text:s/></text:span><text:span text:style-name="T426_16">for</text:span><text:span text:style-name="T426_17"><text:s/></text:span><text:span text:style-name="T426_18">longest</text:span><text:span text:style-name="T426_19"><text:s/></text:span><text:span text:style-name="T426_20">side</text:span></text:p>
      <text:p text:style-name="P427"><text:span text:style-name="T427_1"><text:s text:c="4"/>{</text:span></text:p>
      <text:p text:style-name="P428"><text:span text:style-name="T428_1"><text:s text:c="8"/></text:span><text:span text:style-name="T428_2">if</text:span><text:span text:style-name="T428_3"><text:s/>(</text:span><text:span text:style-name="T428_4">n</text:span><text:span text:style-name="T428_5">3*</text:span><text:span text:style-name="T428_6">n</text:span><text:span text:style-name="T428_7">3<text:s/>==<text:s/></text:span><text:span text:style-name="T428_8">n</text:span><text:span text:style-name="T428_9">1*</text:span><text:span text:style-name="T428_10">n</text:span><text:span text:style-name="T428_11">1<text:s/>+<text:s/></text:span><text:span text:style-name="T428_12">n</text:span><text:span text:style-name="T428_13">2<text:s/>*<text:s/></text:span><text:span text:style-name="T428_14">n</text:span><text:span text:style-name="T428_15">2)<text:s/>//</text:span><text:span text:style-name="T428_16">pythagorean</text:span><text:span text:style-name="T428_17"><text:s/></text:span><text:span text:style-name="T428_18">theorem</text:span></text:p>
      <text:p text:style-name="P429"><text:span text:style-name="T429_1"><text:s text:c="12"/></text:span><text:span text:style-name="T429_2">cout</text:span><text:span text:style-name="T429_3"><text:s/>&lt;&lt;<text:s/>"</text:span><text:span text:style-name="T429_4">This</text:span><text:span text:style-name="T429_5"><text:s/></text:span><text:span text:style-name="T429_6">is</text:span><text:span text:style-name="T429_7"><text:s/></text:span><text:span text:style-name="T429_8">a</text:span><text:span text:style-name="T429_9"><text:s/></text:span><text:span text:style-name="T429_10">RIGHT</text:span><text:span text:style-name="T429_11"><text:s/></text:span><text:span text:style-name="T429_12">TRIANGLE</text:span><text:span text:style-name="T429_13">.\</text:span><text:span text:style-name="T429_14">n</text:span><text:span text:style-name="T429_15">\</text:span><text:span text:style-name="T429_16">n</text:span><text:span text:style-name="T429_17">";<text:s/>//</text:span><text:span text:style-name="T429_18">output</text:span></text:p>
      <text:p text:style-name="P430"><text:span text:style-name="T430_1"><text:s text:c="8"/></text:span><text:span text:style-name="T430_2">else</text:span><text:span text:style-name="T430_3"><text:s/>//<text:s/></text:span><text:span text:style-name="T430_4">n</text:span><text:span text:style-name="T430_5">3<text:s/></text:span><text:span text:style-name="T430_6">squared</text:span><text:span text:style-name="T430_7"><text:s/></text:span><text:span text:style-name="T430_8">does</text:span><text:span text:style-name="T430_9"><text:s/></text:span><text:span text:style-name="T430_10">not</text:span><text:span text:style-name="T430_11"><text:s/></text:span><text:span text:style-name="T430_12">equal</text:span><text:span text:style-name="T430_13"><text:s/></text:span><text:span text:style-name="T430_14">n</text:span><text:span text:style-name="T430_15">1<text:s/></text:span><text:span text:style-name="T430_16">squared</text:span><text:span text:style-name="T430_17"><text:s/></text:span><text:span text:style-name="T430_18">plus</text:span><text:span text:style-name="T430_19"><text:s/></text:span><text:span text:style-name="T430_20">n</text:span><text:span text:style-name="T430_21">2<text:s/></text:span><text:span text:style-name="T430_22">squared</text:span></text:p>
      <text:p text:style-name="P431"><text:span text:style-name="T431_1"><text:s text:c="12"/></text:span><text:span text:style-name="T431_2">cout</text:span><text:span text:style-name="T431_3"><text:s/>&lt;&lt;<text:s/>"</text:span><text:span text:style-name="T431_4">This</text:span><text:span text:style-name="T431_5"><text:s/></text:span><text:span text:style-name="T431_6">is</text:span><text:span text:style-name="T431_7"><text:s/></text:span><text:span text:style-name="T431_8">NOT</text:span><text:span text:style-name="T431_9"><text:s/></text:span><text:span text:style-name="T431_10">a</text:span><text:span text:style-name="T431_11"><text:s/></text:span><text:span text:style-name="T431_12">right</text:span><text:span text:style-name="T431_13"><text:s/></text:span><text:span text:style-name="T431_14">triangle</text:span><text:span text:style-name="T431_15">.\</text:span><text:span text:style-name="T431_16">n</text:span><text:span text:style-name="T431_17">\</text:span><text:span text:style-name="T431_18">n</text:span><text:span text:style-name="T431_19">";<text:s/>//</text:span><text:span text:style-name="T431_20">output</text:span></text:p>
      <text:p text:style-name="P432"><text:span text:style-name="T432_1"><text:s text:c="4"/>}</text:span></text:p>
      <text:p text:style-name="P433"/>
      <text:p text:style-name="P434"><text:span text:style-name="T434_1"><text:s text:c="4"/></text:span><text:span text:style-name="T434_2">cout</text:span><text:span text:style-name="T434_3"><text:s/>&lt;&lt;<text:s/>"</text:span><text:span text:style-name="T434_4">Perform</text:span><text:span text:style-name="T434_5"><text:s/></text:span><text:span text:style-name="T434_6">check</text:span><text:span text:style-name="T434_7"><text:s/></text:span><text:span text:style-name="T434_8">again</text:span><text:span text:style-name="T434_9">?<text:s/></text:span><text:span text:style-name="T434_10">Y</text:span><text:span text:style-name="T434_11">/</text:span><text:span text:style-name="T434_12">N</text:span><text:span text:style-name="T434_13">\</text:span><text:span text:style-name="T434_14">t</text:span><text:span text:style-name="T434_15">";<text:s/>//</text:span><text:span text:style-name="T434_16">prompt</text:span></text:p>
      <text:p text:style-name="P435"><text:span text:style-name="T435_1"><text:s text:c="4"/></text:span><text:span text:style-name="T435_2">cin</text:span><text:span text:style-name="T435_3"><text:s/>&gt;&gt;<text:s/></text:span><text:span text:style-name="T435_4">b</text:span><text:span text:style-name="T435_5">;<text:s/>//</text:span><text:span text:style-name="T435_6">takes</text:span><text:span text:style-name="T435_7"><text:s/></text:span><text:span text:style-name="T435_8">user</text:span><text:span text:style-name="T435_9"><text:s/></text:span><text:span text:style-name="T435_10">input</text:span></text:p>
      <text:p text:style-name="P436"><text:span text:style-name="T436_1"><text:s text:c="4"/></text:span><text:span text:style-name="T436_2">b</text:span><text:span text:style-name="T436_3"><text:s/>=<text:s/></text:span><text:span text:style-name="T436_4">toupper</text:span><text:span text:style-name="T436_5">(</text:span><text:span text:style-name="T436_6">b</text:span><text:span text:style-name="T436_7">);<text:s/>//</text:span><text:span text:style-name="T436_8">converts</text:span><text:span text:style-name="T436_9"><text:s/></text:span><text:span text:style-name="T436_10">user</text:span><text:span text:style-name="T436_11"><text:s/></text:span><text:span text:style-name="T436_12">input</text:span><text:span text:style-name="T436_13"><text:s/></text:span><text:span text:style-name="T436_14">to</text:span><text:span text:style-name="T436_15"><text:s/></text:span><text:span text:style-name="T436_16">uppercase</text:span></text:p>
      <text:p text:style-name="P437"><text:span text:style-name="T437_1"><text:s text:c="4"/></text:span><text:span text:style-name="T437_2">cout</text:span><text:span text:style-name="T437_3"><text:s/>&lt;&lt;<text:s/></text:span><text:span text:style-name="T437_4">endl</text:span><text:span text:style-name="T437_5">;<text:s/>//</text:span><text:span text:style-name="T437_6">output</text:span><text:span text:style-name="T437_7"><text:s/></text:span><text:span text:style-name="T437_8">end</text:span><text:span text:style-name="T437_9"><text:s/></text:span><text:span text:style-name="T437_10">line</text:span><text:span text:style-name="T437_11"><text:s/></text:span><text:span text:style-name="T437_12">for</text:span><text:span text:style-name="T437_13"><text:s/></text:span><text:span text:style-name="T437_14">readability</text:span></text:p>
      <text:p text:style-name="P438"/>
      <text:p text:style-name="P439"><text:span text:style-name="T439_1"><text:s text:c="4"/>}</text:span><text:span text:style-name="T439_2">while</text:span><text:span text:style-name="T439_3"><text:s/>(</text:span><text:span text:style-name="T439_4">b</text:span><text:span text:style-name="T439_5"><text:s/>==<text:s/>'</text:span><text:span text:style-name="T439_6">Y</text:span><text:span text:style-name="T439_7">');<text:s/>//</text:span><text:span text:style-name="T439_8">while</text:span><text:span text:style-name="T439_9"><text:s/></text:span><text:span text:style-name="T439_10">b</text:span><text:span text:style-name="T439_11"><text:s/></text:span><text:span text:style-name="T439_12">is</text:span><text:span text:style-name="T439_13"><text:s/></text:span><text:span text:style-name="T439_14">equal</text:span><text:span text:style-name="T439_15"><text:s/></text:span><text:span text:style-name="T439_16">to</text:span><text:span text:style-name="T439_17"><text:s/></text:span><text:span text:style-name="T439_18">Y</text:span></text:p>
      <text:p text:style-name="P440"><text:span text:style-name="T440_1">}<text:s/>//</text:span><text:span text:style-name="T440_2">end</text:span><text:span text:style-name="T440_3"><text:s/></text:span><text:span text:style-name="T440_4">function</text:span></text:p>
      <text:p text:style-name="P441"/>
      <text:p text:style-name="P442"><text:span text:style-name="T442_1">void</text:span><text:span text:style-name="T442_2"><text:s/></text:span><text:span text:style-name="T442_3">displayCirclesMenu</text:span><text:span text:style-name="T442_4">()<text:s/>//</text:span><text:span text:style-name="T442_5">function</text:span><text:span text:style-name="T442_6"><text:s/></text:span><text:span text:style-name="T442_7">header</text:span><text:span text:style-name="T442_8">.<text:s/></text:span><text:span text:style-name="T442_9">void</text:span><text:span text:style-name="T442_10">,<text:s/></text:span><text:span text:style-name="T442_11">no</text:span><text:span text:style-name="T442_12"><text:s/></text:span><text:span text:style-name="T442_13">parameters</text:span></text:p>
      <text:p text:style-name="P443"><text:span text:style-name="T443_1">{<text:s/>//</text:span><text:span text:style-name="T443_2">start</text:span><text:span text:style-name="T443_3"><text:s/></text:span><text:span text:style-name="T443_4">function</text:span></text:p>
      <text:p text:style-name="P444"><text:span text:style-name="T444_1"><text:s text:c="4"/>//</text:span><text:span text:style-name="T444_2">outputs</text:span><text:span text:style-name="T444_3"><text:s/></text:span><text:span text:style-name="T444_4">the</text:span><text:span text:style-name="T444_5"><text:s/></text:span><text:span text:style-name="T444_6">following</text:span><text:span text:style-name="T444_7"><text:s/></text:span><text:span text:style-name="T444_8">lines</text:span><text:span text:style-name="T444_9"><text:s/></text:span><text:span text:style-name="T444_10">to</text:span><text:span text:style-name="T444_11"><text:s/></text:span><text:span text:style-name="T444_12">the</text:span><text:span text:style-name="T444_13"><text:s/></text:span><text:span text:style-name="T444_14">screen</text:span></text:p>
      <text:p text:style-name="P445"><text:span text:style-name="T445_1"><text:s text:c="4"/>//</text:span><text:span text:style-name="T445_2">used</text:span><text:span text:style-name="T445_3"><text:s/></text:span><text:span text:style-name="T445_4">strictly</text:span><text:span text:style-name="T445_5"><text:s/></text:span><text:span text:style-name="T445_6">as</text:span><text:span text:style-name="T445_7"><text:s/></text:span><text:span text:style-name="T445_8">prompts</text:span><text:span text:style-name="T445_9"><text:s/></text:span><text:span text:style-name="T445_10">for</text:span><text:span text:style-name="T445_11"><text:s/></text:span><text:span text:style-name="T445_12">user</text:span></text:p>
      <text:p text:style-name="P446"><text:span text:style-name="T446_1"><text:s text:c="4"/></text:span><text:span text:style-name="T446_2">cout</text:span><text:span text:style-name="T446_3"><text:s/>&lt;&lt;<text:s/>"\</text:span><text:span text:style-name="T446_4">t</text:span><text:span text:style-name="T446_5">\</text:span><text:span text:style-name="T446_6">tCircles</text:span><text:span text:style-name="T446_7">\</text:span><text:span text:style-name="T446_8">n</text:span><text:span text:style-name="T446_9">\</text:span><text:span text:style-name="T446_10">n</text:span><text:span text:style-name="T446_11">";</text:span></text:p>
      <text:p text:style-name="P447"><text:span text:style-name="T447_1"><text:s text:c="4"/></text:span><text:span text:style-name="T447_2">cout</text:span><text:span text:style-name="T447_3"><text:s/>&lt;&lt;<text:s/>"&lt;1&gt;\</text:span><text:span text:style-name="T447_4">tArea</text:span><text:span text:style-name="T447_5"><text:s/></text:span><text:span text:style-name="T447_6">of</text:span><text:span text:style-name="T447_7"><text:s/></text:span><text:span text:style-name="T447_8">circle</text:span><text:span text:style-name="T447_9">\</text:span><text:span text:style-name="T447_10">n</text:span><text:span text:style-name="T447_11">";</text:span></text:p>
      <text:p text:style-name="P448"><text:span text:style-name="T448_1"><text:s text:c="4"/></text:span><text:span text:style-name="T448_2">cout</text:span><text:span text:style-name="T448_3"><text:s/>&lt;&lt;<text:s/>"&lt;2&gt;\</text:span><text:span text:style-name="T448_4">tCircumference</text:span><text:span text:style-name="T448_5"><text:s/></text:span><text:span text:style-name="T448_6">of</text:span><text:span text:style-name="T448_7"><text:s/></text:span><text:span text:style-name="T448_8">circle</text:span><text:span text:style-name="T448_9">\</text:span><text:span text:style-name="T448_10">n</text:span><text:span text:style-name="T448_11">";</text:span></text:p>
      <text:p text:style-name="P449"><text:span text:style-name="T449_1"><text:s text:c="4"/></text:span><text:span text:style-name="T449_2">cout</text:span><text:span text:style-name="T449_3"><text:s/>&lt;&lt;<text:s/>"******************************************\</text:span><text:span text:style-name="T449_4">n</text:span><text:span text:style-name="T449_5">\</text:span><text:span text:style-name="T449_6">n</text:span><text:span text:style-name="T449_7">";</text:span></text:p>
      <text:p text:style-name="P450"><text:span text:style-name="T450_1">}<text:s/>//</text:span><text:span text:style-name="T450_2">end</text:span><text:span text:style-name="T450_3"><text:s/></text:span><text:span text:style-name="T450_4">function</text:span></text:p>
      <text:p text:style-name="P451"/>
      <text:p text:style-name="P452"><text:span text:style-name="T452_1">void</text:span><text:span text:style-name="T452_2"><text:s/></text:span><text:span text:style-name="T452_3">areaCirc</text:span><text:span text:style-name="T452_4">()<text:s/>//</text:span><text:span text:style-name="T452_5">function</text:span><text:span text:style-name="T452_6"><text:s/></text:span><text:span text:style-name="T452_7">header</text:span><text:span text:style-name="T452_8">.<text:s/></text:span><text:span text:style-name="T452_9">void</text:span><text:span text:style-name="T452_10">,<text:s/></text:span><text:span text:style-name="T452_11">no</text:span><text:span text:style-name="T452_12"><text:s/></text:span><text:span text:style-name="T452_13">parameters</text:span></text:p>
      <text:p text:style-name="P453"><text:span text:style-name="T453_1">{<text:s/>//</text:span><text:span text:style-name="T453_2">start</text:span><text:span text:style-name="T453_3"><text:s/></text:span><text:span text:style-name="T453_4">function</text:span></text:p>
      <text:p text:style-name="P454"><text:span text:style-name="T454_1"><text:s text:c="4"/></text:span><text:span text:style-name="T454_2">do</text:span><text:span text:style-name="T454_3"><text:s/>{<text:s/>//</text:span><text:span text:style-name="T454_4">start</text:span><text:span text:style-name="T454_5"><text:s/></text:span><text:span text:style-name="T454_6">do</text:span><text:span text:style-name="T454_7">-</text:span><text:span text:style-name="T454_8">while</text:span></text:p>
      <text:p text:style-name="P455"/>
      <text:p text:style-name="P456"><text:span text:style-name="T456_1"><text:s text:c="4"/></text:span><text:span text:style-name="T456_2">char</text:span><text:span text:style-name="T456_3"><text:s/></text:span><text:span text:style-name="T456_4">op</text:span><text:span text:style-name="T456_5">;<text:s/>//</text:span><text:span text:style-name="T456_6">character</text:span><text:span text:style-name="T456_7"><text:s/></text:span><text:span text:style-name="T456_8">option</text:span></text:p>
      <text:p text:style-name="P457"><text:span text:style-name="T457_1"><text:s text:c="4"/></text:span><text:span text:style-name="T457_2">double</text:span><text:span text:style-name="T457_3"><text:s/></text:span><text:span text:style-name="T457_4">n</text:span><text:span text:style-name="T457_5">1<text:s/>=<text:s/>0,<text:s/></text:span><text:span text:style-name="T457_6">n</text:span><text:span text:style-name="T457_7">2<text:s/>=<text:s/>0;<text:s/>//</text:span><text:span text:style-name="T457_8">declare</text:span><text:span text:style-name="T457_9"><text:s/></text:span><text:span text:style-name="T457_10">and</text:span><text:span text:style-name="T457_11"><text:s/></text:span><text:span text:style-name="T457_12">initialize</text:span><text:span text:style-name="T457_13"><text:s/></text:span><text:span text:style-name="T457_14">variables</text:span><text:span text:style-name="T457_15"><text:s/></text:span><text:span text:style-name="T457_16">to</text:span><text:span text:style-name="T457_17"><text:s/></text:span><text:span text:style-name="T457_18">zero</text:span></text:p>
      <text:p text:style-name="P458"/>
      <text:p text:style-name="P459"><text:span text:style-name="T459_1"><text:s text:c="4"/></text:span><text:span text:style-name="T459_2">cout</text:span><text:span text:style-name="T459_3"><text:s/>&lt;&lt;<text:s/>"</text:span><text:span text:style-name="T459_4">Would</text:span><text:span text:style-name="T459_5"><text:s/></text:span><text:span text:style-name="T459_6">you</text:span><text:span text:style-name="T459_7"><text:s/></text:span><text:span text:style-name="T459_8">like</text:span><text:span text:style-name="T459_9"><text:s/></text:span><text:span text:style-name="T459_10">to</text:span><text:span text:style-name="T459_11"><text:s/></text:span><text:span text:style-name="T459_12">calculate</text:span><text:span text:style-name="T459_13"><text:s/></text:span><text:span text:style-name="T459_14">using</text:span><text:span text:style-name="T459_15"><text:s/>&lt;</text:span><text:span text:style-name="T459_16">r</text:span><text:span text:style-name="T459_17">&gt;<text:s/></text:span><text:span text:style-name="T459_18">radius</text:span><text:span text:style-name="T459_19"><text:s/></text:span><text:span text:style-name="T459_20">or</text:span><text:span text:style-name="T459_21"><text:s/>&lt;</text:span><text:span text:style-name="T459_22">d</text:span><text:span text:style-name="T459_23">&gt;<text:s/></text:span><text:span text:style-name="T459_24">diameter</text:span><text:span text:style-name="T459_25">?\</text:span><text:span text:style-name="T459_26">t</text:span><text:span text:style-name="T459_27">";<text:s/>//</text:span><text:span text:style-name="T459_28">prompt</text:span></text:p>
      <text:p text:style-name="P460"><text:span text:style-name="T460_1"><text:s text:c="4"/></text:span><text:span text:style-name="T460_2">cin</text:span><text:span text:style-name="T460_3"><text:s/>&gt;&gt;<text:s/></text:span><text:span text:style-name="T460_4">op</text:span><text:span text:style-name="T460_5">;<text:s/>//</text:span><text:span text:style-name="T460_6">take</text:span><text:span text:style-name="T460_7"><text:s/></text:span><text:span text:style-name="T460_8">input</text:span></text:p>
      <text:p text:style-name="P461"><text:span text:style-name="T461_1"><text:s text:c="4"/></text:span><text:span text:style-name="T461_2">op</text:span><text:span text:style-name="T461_3"><text:s/>=<text:s/></text:span><text:span text:style-name="T461_4">tolower</text:span><text:span text:style-name="T461_5">(</text:span><text:span text:style-name="T461_6">op</text:span><text:span text:style-name="T461_7">);<text:s/>//</text:span><text:span text:style-name="T461_8">convert</text:span><text:span text:style-name="T461_9"><text:s/></text:span><text:span text:style-name="T461_10">input</text:span><text:span text:style-name="T461_11"><text:s/></text:span><text:span text:style-name="T461_12">to</text:span><text:span text:style-name="T461_13"><text:s/></text:span><text:span text:style-name="T461_14">lower</text:span></text:p>
      <text:p text:style-name="P462"/>
      <text:p text:style-name="P463"><text:span text:style-name="T463_1"><text:s text:c="4"/></text:span><text:span text:style-name="T463_2">if</text:span><text:span text:style-name="T463_3"><text:s/>(</text:span><text:span text:style-name="T463_4">op</text:span><text:span text:style-name="T463_5"><text:s/>==<text:s/>'</text:span><text:span text:style-name="T463_6">r</text:span><text:span text:style-name="T463_7">')<text:s/>//</text:span><text:span text:style-name="T463_8">if</text:span><text:span text:style-name="T463_9"><text:s/></text:span><text:span text:style-name="T463_10">option</text:span><text:span text:style-name="T463_11"><text:s/></text:span><text:span text:style-name="T463_12">is</text:span><text:span text:style-name="T463_13"><text:s/></text:span><text:span text:style-name="T463_14">r</text:span><text:span text:style-name="T463_15">,<text:s/></text:span><text:span text:style-name="T463_16">use</text:span><text:span text:style-name="T463_17"><text:s/></text:span><text:span text:style-name="T463_18">radius</text:span></text:p>
      <text:p text:style-name="P464"><text:span text:style-name="T464_1"><text:s text:c="4"/>{</text:span></text:p>
      <text:p text:style-name="P465"><text:span text:style-name="T465_1"><text:s text:c="8"/></text:span><text:span text:style-name="T465_2">cout</text:span><text:span text:style-name="T465_3"><text:s/>&lt;&lt;<text:s/>"</text:span><text:span text:style-name="T465_4">Enter</text:span><text:span text:style-name="T465_5"><text:s/></text:span><text:span text:style-name="T465_6">the</text:span><text:span text:style-name="T465_7"><text:s/></text:span><text:span text:style-name="T465_8">radius</text:span><text:span text:style-name="T465_9">:\</text:span><text:span text:style-name="T465_10">t</text:span><text:span text:style-name="T465_11">";<text:s/>//</text:span><text:span text:style-name="T465_12">prompt</text:span></text:p>
      <text:p text:style-name="P466"><text:span text:style-name="T466_1"><text:s text:c="8"/></text:span><text:span text:style-name="T466_2">cin</text:span><text:span text:style-name="T466_3"><text:s/>&gt;&gt;<text:s/></text:span><text:span text:style-name="T466_4">n</text:span><text:span text:style-name="T466_5">1;<text:s/>//</text:span><text:span text:style-name="T466_6">take</text:span><text:span text:style-name="T466_7"><text:s/></text:span><text:span text:style-name="T466_8">input</text:span></text:p>
      <text:p text:style-name="P467"/>
      <text:p text:style-name="P468"><text:span text:style-name="T468_1"><text:s text:c="8"/></text:span><text:span text:style-name="T468_2">n</text:span><text:span text:style-name="T468_3">2<text:s/>=<text:s/></text:span><text:span text:style-name="T468_4">pi</text:span><text:span text:style-name="T468_5"><text:s/>*<text:s/>(</text:span><text:span text:style-name="T468_6">n</text:span><text:span text:style-name="T468_7">1<text:s/>*<text:s/></text:span><text:span text:style-name="T468_8">n</text:span><text:span text:style-name="T468_9">1);<text:s/>//</text:span><text:span text:style-name="T468_10">compute</text:span><text:span text:style-name="T468_11"><text:s/></text:span><text:span text:style-name="T468_12">area</text:span></text:p>
      <text:p text:style-name="P469"/>
      <text:p text:style-name="P470"><text:span text:style-name="T470_1"><text:s text:c="8"/></text:span><text:span text:style-name="T470_2">cout</text:span><text:span text:style-name="T470_3"><text:s/>&lt;&lt;<text:s/></text:span><text:span text:style-name="T470_4">endl</text:span><text:span text:style-name="T470_5"><text:s/>&lt;&lt;<text:s/>"</text:span><text:span text:style-name="T470_6">The</text:span><text:span text:style-name="T470_7"><text:s/></text:span><text:span text:style-name="T470_8">area</text:span><text:span text:style-name="T470_9"><text:s/></text:span><text:span text:style-name="T470_10">of</text:span><text:span text:style-name="T470_11"><text:s/></text:span><text:span text:style-name="T470_12">the</text:span><text:span text:style-name="T470_13"><text:s/></text:span><text:span text:style-name="T470_14">circle</text:span><text:span text:style-name="T470_15"><text:s/></text:span><text:span text:style-name="T470_16">is</text:span><text:span text:style-name="T470_17"><text:s/>"<text:s/>&lt;&lt;<text:s/></text:span><text:span text:style-name="T470_18">n</text:span><text:span text:style-name="T470_19">2<text:s/>&lt;&lt;<text:s/></text:span><text:span text:style-name="T470_20">endl</text:span><text:span text:style-name="T470_21"><text:s/>&lt;&lt;<text:s/></text:span><text:span text:style-name="T470_22">endl</text:span><text:span text:style-name="T470_23">;<text:s/>//</text:span><text:span text:style-name="T470_24">output</text:span><text:span text:style-name="T470_25"><text:s/></text:span><text:span text:style-name="T470_26">answer</text:span></text:p>
      <text:p text:style-name="P471"><text:span text:style-name="T471_1"><text:s text:c="4"/>}</text:span></text:p>
      <text:p text:style-name="P472"><text:span text:style-name="T472_1"><text:s text:c="4"/></text:span><text:span text:style-name="T472_2">else</text:span><text:span text:style-name="T472_3"><text:s/></text:span><text:span text:style-name="T472_4">if</text:span><text:span text:style-name="T472_5"><text:s/>(</text:span><text:span text:style-name="T472_6">op</text:span><text:span text:style-name="T472_7"><text:s/>==<text:s/>'</text:span><text:span text:style-name="T472_8">d</text:span><text:span text:style-name="T472_9">')<text:s/>//</text:span><text:span text:style-name="T472_10">if</text:span><text:span text:style-name="T472_11"><text:s/></text:span><text:span text:style-name="T472_12">option</text:span><text:span text:style-name="T472_13"><text:s/></text:span><text:span text:style-name="T472_14">is</text:span><text:span text:style-name="T472_15"><text:s/></text:span><text:span text:style-name="T472_16">d</text:span><text:span text:style-name="T472_17">,<text:s/></text:span><text:span text:style-name="T472_18">use</text:span><text:span text:style-name="T472_19"><text:s/></text:span><text:span text:style-name="T472_20">diameter</text:span></text:p>
      <text:p text:style-name="P473"><text:span text:style-name="T473_1"><text:s text:c="4"/>{</text:span></text:p>
      <text:p text:style-name="P474"><text:span text:style-name="T474_1"><text:s text:c="8"/></text:span><text:span text:style-name="T474_2">cout</text:span><text:span text:style-name="T474_3"><text:s/>&lt;&lt;<text:s/>"</text:span><text:span text:style-name="T474_4">Enter</text:span><text:span text:style-name="T474_5"><text:s/></text:span><text:span text:style-name="T474_6">the</text:span><text:span text:style-name="T474_7"><text:s/></text:span><text:span text:style-name="T474_8">diameter</text:span><text:span text:style-name="T474_9">:\</text:span><text:span text:style-name="T474_10">t</text:span><text:span text:style-name="T474_11">";<text:s/>//</text:span><text:span text:style-name="T474_12">prompt</text:span></text:p>
      <text:p text:style-name="P475"><text:span text:style-name="T475_1"><text:s text:c="8"/></text:span><text:span text:style-name="T475_2">cin</text:span><text:span text:style-name="T475_3"><text:s/>&gt;&gt;<text:s/></text:span><text:span text:style-name="T475_4">n</text:span><text:span text:style-name="T475_5">1;<text:s/>//</text:span><text:span text:style-name="T475_6">take</text:span><text:span text:style-name="T475_7"><text:s/></text:span><text:span text:style-name="T475_8">input</text:span></text:p>
      <text:p text:style-name="P476"/>
      <text:p text:style-name="P477"><text:span text:style-name="T477_1"><text:s text:c="8"/></text:span><text:span text:style-name="T477_2">n</text:span><text:span text:style-name="T477_3">1<text:s/>=<text:s/></text:span><text:span text:style-name="T477_4">n</text:span><text:span text:style-name="T477_5">1/2;<text:s/>//</text:span><text:span text:style-name="T477_6">convert</text:span><text:span text:style-name="T477_7"><text:s/></text:span><text:span text:style-name="T477_8">diameter</text:span><text:span text:style-name="T477_9"><text:s/></text:span><text:span text:style-name="T477_10">to</text:span><text:span text:style-name="T477_11"><text:s/></text:span><text:span text:style-name="T477_12">radius</text:span></text:p>
      <text:p text:style-name="P478"/>
      <text:p text:style-name="P479"><text:span text:style-name="T479_1"><text:s text:c="8"/></text:span><text:span text:style-name="T479_2">n</text:span><text:span text:style-name="T479_3">2<text:s/>=<text:s/></text:span><text:span text:style-name="T479_4">pi</text:span><text:span text:style-name="T479_5"><text:s/>*<text:s/>(</text:span><text:span text:style-name="T479_6">n</text:span><text:span text:style-name="T479_7">1<text:s/>*<text:s/></text:span><text:span text:style-name="T479_8">n</text:span><text:span text:style-name="T479_9">1);<text:s/>//</text:span><text:span text:style-name="T479_10">compute</text:span><text:span text:style-name="T479_11"><text:s/></text:span><text:span text:style-name="T479_12">area</text:span></text:p>
      <text:p text:style-name="P480"/>
      <text:p text:style-name="P481"><text:span text:style-name="T481_1"><text:s text:c="8"/></text:span><text:span text:style-name="T481_2">cout</text:span><text:span text:style-name="T481_3"><text:s/>&lt;&lt;<text:s/></text:span><text:span text:style-name="T481_4">endl</text:span><text:span text:style-name="T481_5"><text:s/>&lt;&lt;<text:s/>"</text:span><text:span text:style-name="T481_6">The</text:span><text:span text:style-name="T481_7"><text:s/></text:span><text:span text:style-name="T481_8">area</text:span><text:span text:style-name="T481_9"><text:s/></text:span><text:span text:style-name="T481_10">of</text:span><text:span text:style-name="T481_11"><text:s/></text:span><text:span text:style-name="T481_12">the</text:span><text:span text:style-name="T481_13"><text:s/></text:span><text:span text:style-name="T481_14">circle</text:span><text:span text:style-name="T481_15"><text:s/></text:span><text:span text:style-name="T481_16">is</text:span><text:span text:style-name="T481_17"><text:s/>"<text:s/>&lt;&lt;<text:s/></text:span><text:span text:style-name="T481_18">n</text:span><text:span text:style-name="T481_19">2<text:s/>&lt;&lt;<text:s/></text:span><text:span text:style-name="T481_20">endl</text:span><text:span text:style-name="T481_21"><text:s/>&lt;&lt;<text:s/></text:span><text:span text:style-name="T481_22">endl</text:span><text:span text:style-name="T481_23">;<text:s/>//</text:span><text:span text:style-name="T481_24">output</text:span><text:span text:style-name="T481_25"><text:s/></text:span><text:span text:style-name="T481_26">answer</text:span></text:p>
      <text:p text:style-name="P482"><text:span text:style-name="T482_1"><text:s text:c="4"/>}</text:span></text:p>
      <text:p text:style-name="P483"><text:span text:style-name="T483_1"><text:s text:c="4"/></text:span><text:span text:style-name="T483_2">else</text:span><text:span text:style-name="T483_3"><text:s/>//</text:span><text:span text:style-name="T483_4">input</text:span><text:span text:style-name="T483_5"><text:s/></text:span><text:span text:style-name="T483_6">is</text:span><text:span text:style-name="T483_7"><text:s/></text:span><text:span text:style-name="T483_8">not</text:span><text:span text:style-name="T483_9"><text:s/></text:span><text:span text:style-name="T483_10">r</text:span><text:span text:style-name="T483_11"><text:s/></text:span><text:span text:style-name="T483_12">or</text:span><text:span text:style-name="T483_13"><text:s/></text:span><text:span text:style-name="T483_14">d</text:span></text:p>
      <text:p text:style-name="P484"><text:span text:style-name="T484_1"><text:s text:c="8"/></text:span><text:span text:style-name="T484_2">cout</text:span><text:span text:style-name="T484_3"><text:s/>&lt;&lt;<text:s/>"</text:span><text:span text:style-name="T484_4">Invalid</text:span><text:span text:style-name="T484_5"><text:s/></text:span><text:span text:style-name="T484_6">option</text:span><text:span text:style-name="T484_7">.\</text:span><text:span text:style-name="T484_8">n</text:span><text:span text:style-name="T484_9">";<text:s/>//</text:span><text:span text:style-name="T484_10">output</text:span></text:p>
      <text:p text:style-name="P485"/>
      <text:p text:style-name="P486"><text:span text:style-name="T486_1"><text:s text:c="4"/></text:span><text:span text:style-name="T486_2">cout</text:span><text:span text:style-name="T486_3"><text:s/>&lt;&lt;<text:s/>"</text:span><text:span text:style-name="T486_4">Find</text:span><text:span text:style-name="T486_5"><text:s/></text:span><text:span text:style-name="T486_6">area</text:span><text:span text:style-name="T486_7"><text:s/></text:span><text:span text:style-name="T486_8">of</text:span><text:span text:style-name="T486_9"><text:s/></text:span><text:span text:style-name="T486_10">circle</text:span><text:span text:style-name="T486_11"><text:s/></text:span><text:span text:style-name="T486_12">again</text:span><text:span text:style-name="T486_13">?<text:s/></text:span><text:span text:style-name="T486_14">Y</text:span><text:span text:style-name="T486_15">/</text:span><text:span text:style-name="T486_16">N</text:span><text:span text:style-name="T486_17">\</text:span><text:span text:style-name="T486_18">t</text:span><text:span text:style-name="T486_19">";<text:s/>//</text:span><text:span text:style-name="T486_20">prompt</text:span></text:p>
      <text:p text:style-name="P487"><text:span text:style-name="T487_1"><text:s text:c="4"/></text:span><text:span text:style-name="T487_2">cin</text:span><text:span text:style-name="T487_3"><text:s/>&gt;&gt;<text:s/></text:span><text:span text:style-name="T487_4">b</text:span><text:span text:style-name="T487_5">;<text:s/>//</text:span><text:span text:style-name="T487_6">takes</text:span><text:span text:style-name="T487_7"><text:s/></text:span><text:span text:style-name="T487_8">user</text:span><text:span text:style-name="T487_9"><text:s/></text:span><text:span text:style-name="T487_10">input</text:span></text:p>
      <text:p text:style-name="P488"><text:span text:style-name="T488_1"><text:s text:c="4"/></text:span><text:span text:style-name="T488_2">b</text:span><text:span text:style-name="T488_3"><text:s/>=<text:s/></text:span><text:span text:style-name="T488_4">toupper</text:span><text:span text:style-name="T488_5">(</text:span><text:span text:style-name="T488_6">b</text:span><text:span text:style-name="T488_7">);<text:s/>//</text:span><text:span text:style-name="T488_8">converts</text:span><text:span text:style-name="T488_9"><text:s/></text:span><text:span text:style-name="T488_10">input</text:span><text:span text:style-name="T488_11"><text:s/></text:span><text:span text:style-name="T488_12">to</text:span><text:span text:style-name="T488_13"><text:s/></text:span><text:span text:style-name="T488_14">uppercase</text:span></text:p>
      <text:p text:style-name="P489"><text:span text:style-name="T489_1"><text:s text:c="4"/></text:span><text:span text:style-name="T489_2">cout</text:span><text:span text:style-name="T489_3"><text:s/>&lt;&lt;<text:s/></text:span><text:span text:style-name="T489_4">endl</text:span><text:span text:style-name="T489_5">;<text:s/>//</text:span><text:span text:style-name="T489_6">outputs</text:span><text:span text:style-name="T489_7"><text:s/></text:span><text:span text:style-name="T489_8">end</text:span><text:span text:style-name="T489_9"><text:s/></text:span><text:span text:style-name="T489_10">line</text:span><text:span text:style-name="T489_11"><text:s/></text:span><text:span text:style-name="T489_12">for</text:span><text:span text:style-name="T489_13"><text:s/></text:span><text:span text:style-name="T489_14">readability</text:span></text:p>
      <text:p text:style-name="P490"/>
      <text:p text:style-name="P491"><text:span text:style-name="T491_1"><text:s text:c="4"/>}</text:span><text:span text:style-name="T491_2">while</text:span><text:span text:style-name="T491_3"><text:s/>(</text:span><text:span text:style-name="T491_4">b</text:span><text:span text:style-name="T491_5"><text:s/>==<text:s/>'</text:span><text:span text:style-name="T491_6">Y</text:span><text:span text:style-name="T491_7">');<text:s/>//</text:span><text:span text:style-name="T491_8">while</text:span><text:span text:style-name="T491_9"><text:s/></text:span><text:span text:style-name="T491_10">b</text:span><text:span text:style-name="T491_11"><text:s/></text:span><text:span text:style-name="T491_12">is</text:span><text:span text:style-name="T491_13"><text:s/></text:span><text:span text:style-name="T491_14">equal</text:span><text:span text:style-name="T491_15"><text:s/></text:span><text:span text:style-name="T491_16">to</text:span><text:span text:style-name="T491_17"><text:s/></text:span><text:span text:style-name="T491_18">Y</text:span></text:p>
      <text:p text:style-name="P492"><text:span text:style-name="T492_1">}<text:s/>//</text:span><text:span text:style-name="T492_2">end</text:span><text:span text:style-name="T492_3"><text:s/></text:span><text:span text:style-name="T492_4">function</text:span></text:p>
      <text:p text:style-name="P493"/>
      <text:p text:style-name="P494"><text:span text:style-name="T494_1">void</text:span><text:span text:style-name="T494_2"><text:s/></text:span><text:span text:style-name="T494_3">circumCirc</text:span><text:span text:style-name="T494_4">()<text:s/>//</text:span><text:span text:style-name="T494_5">function</text:span><text:span text:style-name="T494_6"><text:s/></text:span><text:span text:style-name="T494_7">header</text:span><text:span text:style-name="T494_8">.<text:s/></text:span><text:span text:style-name="T494_9">void</text:span><text:span text:style-name="T494_10">,<text:s/></text:span><text:span text:style-name="T494_11">no</text:span><text:span text:style-name="T494_12"><text:s/></text:span><text:span text:style-name="T494_13">parameters</text:span></text:p>
      <text:p text:style-name="P495"><text:span text:style-name="T495_1">{<text:s/>//</text:span><text:span text:style-name="T495_2">function</text:span><text:span text:style-name="T495_3"><text:s/></text:span><text:span text:style-name="T495_4">start</text:span></text:p>
      <text:p text:style-name="P496"><text:span text:style-name="T496_1"><text:s text:c="4"/></text:span><text:span text:style-name="T496_2">do</text:span><text:span text:style-name="T496_3"><text:s/>{<text:s/>//</text:span><text:span text:style-name="T496_4">start</text:span><text:span text:style-name="T496_5"><text:s/></text:span><text:span text:style-name="T496_6">do</text:span><text:span text:style-name="T496_7">-</text:span><text:span text:style-name="T496_8">while</text:span></text:p>
      <text:p text:style-name="P497"/>
      <text:p text:style-name="P498"><text:span text:style-name="T498_1"><text:s text:c="4"/></text:span><text:span text:style-name="T498_2">char</text:span><text:span text:style-name="T498_3"><text:s/></text:span><text:span text:style-name="T498_4">op</text:span><text:span text:style-name="T498_5">;<text:s/>//</text:span><text:span text:style-name="T498_6">character</text:span><text:span text:style-name="T498_7"><text:s/></text:span><text:span text:style-name="T498_8">option</text:span></text:p>
      <text:p text:style-name="P499"><text:span text:style-name="T499_1"><text:s text:c="4"/></text:span><text:span text:style-name="T499_2">double</text:span><text:span text:style-name="T499_3"><text:s/></text:span><text:span text:style-name="T499_4">n</text:span><text:span text:style-name="T499_5">1<text:s/>=<text:s/>0,<text:s/></text:span><text:span text:style-name="T499_6">n</text:span><text:span text:style-name="T499_7">2<text:s/>=<text:s/>0;<text:s/>//</text:span><text:span text:style-name="T499_8">declare</text:span><text:span text:style-name="T499_9"><text:s/></text:span><text:span text:style-name="T499_10">and</text:span><text:span text:style-name="T499_11"><text:s/></text:span><text:span text:style-name="T499_12">initialize</text:span><text:span text:style-name="T499_13"><text:s/></text:span><text:span text:style-name="T499_14">two</text:span><text:span text:style-name="T499_15"><text:s/></text:span><text:span text:style-name="T499_16">variables</text:span><text:span text:style-name="T499_17"><text:s/></text:span><text:span text:style-name="T499_18">to</text:span><text:span text:style-name="T499_19"><text:s/></text:span><text:span text:style-name="T499_20">zero</text:span></text:p>
      <text:p text:style-name="P500"/>
      <text:p text:style-name="P501"><text:span text:style-name="T501_1"><text:s text:c="4"/></text:span><text:span text:style-name="T501_2">cout</text:span><text:span text:style-name="T501_3"><text:s/>&lt;&lt;<text:s/>"</text:span><text:span text:style-name="T501_4">Would</text:span><text:span text:style-name="T501_5"><text:s/></text:span><text:span text:style-name="T501_6">you</text:span><text:span text:style-name="T501_7"><text:s/></text:span><text:span text:style-name="T501_8">like</text:span><text:span text:style-name="T501_9"><text:s/></text:span><text:span text:style-name="T501_10">to</text:span><text:span text:style-name="T501_11"><text:s/></text:span><text:span text:style-name="T501_12">calculate</text:span><text:span text:style-name="T501_13"><text:s/></text:span><text:span text:style-name="T501_14">using</text:span><text:span text:style-name="T501_15"><text:s/>&lt;</text:span><text:span text:style-name="T501_16">r</text:span><text:span text:style-name="T501_17">&gt;<text:s/></text:span><text:span text:style-name="T501_18">radius</text:span><text:span text:style-name="T501_19"><text:s/></text:span><text:span text:style-name="T501_20">or</text:span><text:span text:style-name="T501_21"><text:s/>&lt;</text:span><text:span text:style-name="T501_22">d</text:span><text:span text:style-name="T501_23">&gt;<text:s/></text:span><text:span text:style-name="T501_24">diameter</text:span><text:span text:style-name="T501_25">?\</text:span><text:span text:style-name="T501_26">t</text:span><text:span text:style-name="T501_27">";<text:s/>//</text:span><text:span text:style-name="T501_28">prompt</text:span></text:p>
      <text:p text:style-name="P502"><text:span text:style-name="T502_1"><text:s text:c="4"/></text:span><text:span text:style-name="T502_2">cin</text:span><text:span text:style-name="T502_3"><text:s/>&gt;&gt;<text:s/></text:span><text:span text:style-name="T502_4">op</text:span><text:span text:style-name="T502_5">;<text:s/>//</text:span><text:span text:style-name="T502_6">takes</text:span><text:span text:style-name="T502_7"><text:s/></text:span><text:span text:style-name="T502_8">user</text:span><text:span text:style-name="T502_9"><text:s/></text:span><text:span text:style-name="T502_10">input</text:span></text:p>
      <text:p text:style-name="P503"><text:span text:style-name="T503_1"><text:s text:c="4"/></text:span><text:span text:style-name="T503_2">op</text:span><text:span text:style-name="T503_3"><text:s/>=<text:s/></text:span><text:span text:style-name="T503_4">tolower</text:span><text:span text:style-name="T503_5">(</text:span><text:span text:style-name="T503_6">op</text:span><text:span text:style-name="T503_7">);<text:s/>//</text:span><text:span text:style-name="T503_8">converts</text:span><text:span text:style-name="T503_9"><text:s/></text:span><text:span text:style-name="T503_10">input</text:span><text:span text:style-name="T503_11"><text:s/></text:span><text:span text:style-name="T503_12">to</text:span><text:span text:style-name="T503_13"><text:s/></text:span><text:span text:style-name="T503_14">lowercase</text:span></text:p>
      <text:p text:style-name="P504"/>
      <text:p text:style-name="P505"><text:span text:style-name="T505_1"><text:s text:c="4"/></text:span><text:span text:style-name="T505_2">if</text:span><text:span text:style-name="T505_3"><text:s/>(</text:span><text:span text:style-name="T505_4">op</text:span><text:span text:style-name="T505_5"><text:s/>==<text:s/>'</text:span><text:span text:style-name="T505_6">r</text:span><text:span text:style-name="T505_7">')<text:s/>//</text:span><text:span text:style-name="T505_8">if</text:span><text:span text:style-name="T505_9"><text:s/></text:span><text:span text:style-name="T505_10">input</text:span><text:span text:style-name="T505_11"><text:s/></text:span><text:span text:style-name="T505_12">is</text:span><text:span text:style-name="T505_13"><text:s/></text:span><text:span text:style-name="T505_14">r</text:span><text:span text:style-name="T505_15">,<text:s/></text:span><text:span text:style-name="T505_16">use</text:span><text:span text:style-name="T505_17"><text:s/></text:span><text:span text:style-name="T505_18">radius</text:span></text:p>
      <text:p text:style-name="P506"><text:span text:style-name="T506_1"><text:s text:c="4"/>{</text:span></text:p>
      <text:p text:style-name="P507"><text:span text:style-name="T507_1"><text:s text:c="8"/></text:span><text:span text:style-name="T507_2">cout</text:span><text:span text:style-name="T507_3"><text:s/>&lt;&lt;<text:s/>"</text:span><text:span text:style-name="T507_4">Enter</text:span><text:span text:style-name="T507_5"><text:s/></text:span><text:span text:style-name="T507_6">the</text:span><text:span text:style-name="T507_7"><text:s/></text:span><text:span text:style-name="T507_8">radius</text:span><text:span text:style-name="T507_9">:\</text:span><text:span text:style-name="T507_10">t</text:span><text:span text:style-name="T507_11">";<text:s/>//</text:span><text:span text:style-name="T507_12">prompt</text:span></text:p>
      <text:p text:style-name="P508"><text:span text:style-name="T508_1"><text:s text:c="8"/></text:span><text:span text:style-name="T508_2">cin</text:span><text:span text:style-name="T508_3"><text:s/>&gt;&gt;<text:s/></text:span><text:span text:style-name="T508_4">n</text:span><text:span text:style-name="T508_5">1;<text:s/>//</text:span><text:span text:style-name="T508_6">takes</text:span><text:span text:style-name="T508_7"><text:s/></text:span><text:span text:style-name="T508_8">user</text:span><text:span text:style-name="T508_9"><text:s/></text:span><text:span text:style-name="T508_10">input</text:span></text:p>
      <text:p text:style-name="P509"/>
      <text:p text:style-name="P510"><text:span text:style-name="T510_1"><text:s text:c="8"/></text:span><text:span text:style-name="T510_2">n</text:span><text:span text:style-name="T510_3">2<text:s/>=<text:s/>2<text:s/>*<text:s/></text:span><text:span text:style-name="T510_4">pi</text:span><text:span text:style-name="T510_5"><text:s/>*<text:s/></text:span><text:span text:style-name="T510_6">n</text:span><text:span text:style-name="T510_7">1;<text:s/>//</text:span><text:span text:style-name="T510_8">calculate</text:span><text:span text:style-name="T510_9"><text:s/></text:span><text:span text:style-name="T510_10">circumference</text:span></text:p>
      <text:p text:style-name="P511"><text:span text:style-name="T511_1"><text:s text:c="8"/></text:span><text:span text:style-name="T511_2">cout</text:span><text:span text:style-name="T511_3"><text:s/>&lt;&lt;<text:s/></text:span><text:span text:style-name="T511_4">endl</text:span><text:span text:style-name="T511_5"><text:s/>&lt;&lt;<text:s/>"</text:span><text:span text:style-name="T511_6">The</text:span><text:span text:style-name="T511_7"><text:s/></text:span><text:span text:style-name="T511_8">circumference</text:span><text:span text:style-name="T511_9"><text:s/></text:span><text:span text:style-name="T511_10">of</text:span><text:span text:style-name="T511_11"><text:s/></text:span><text:span text:style-name="T511_12">the</text:span><text:span text:style-name="T511_13"><text:s/></text:span><text:span text:style-name="T511_14">circle</text:span><text:span text:style-name="T511_15"><text:s/></text:span><text:span text:style-name="T511_16">is</text:span><text:span text:style-name="T511_17"><text:s/>"<text:s/>&lt;&lt;<text:s/></text:span><text:span text:style-name="T511_18">n</text:span><text:span text:style-name="T511_19">2<text:s/>&lt;&lt;<text:s/></text:span><text:span text:style-name="T511_20">endl</text:span><text:span text:style-name="T511_21"><text:s/>&lt;&lt;<text:s/></text:span><text:span text:style-name="T511_22">endl</text:span><text:span text:style-name="T511_23">;<text:s/>//</text:span><text:span text:style-name="T511_24">output</text:span><text:span text:style-name="T511_25"><text:s/></text:span><text:span text:style-name="T511_26">result</text:span></text:p>
      <text:p text:style-name="P512"><text:span text:style-name="T512_1"><text:s text:c="4"/>}</text:span></text:p>
      <text:p text:style-name="P513"><text:span text:style-name="T513_1"><text:s text:c="4"/></text:span><text:span text:style-name="T513_2">else</text:span><text:span text:style-name="T513_3"><text:s/></text:span><text:span text:style-name="T513_4">if</text:span><text:span text:style-name="T513_5"><text:s/>(</text:span><text:span text:style-name="T513_6">op</text:span><text:span text:style-name="T513_7"><text:s/>==<text:s/>'</text:span><text:span text:style-name="T513_8">d</text:span><text:span text:style-name="T513_9">')<text:s/>//</text:span><text:span text:style-name="T513_10">if</text:span><text:span text:style-name="T513_11"><text:s/></text:span><text:span text:style-name="T513_12">input</text:span><text:span text:style-name="T513_13"><text:s/></text:span><text:span text:style-name="T513_14">is</text:span><text:span text:style-name="T513_15"><text:s/></text:span><text:span text:style-name="T513_16">d</text:span><text:span text:style-name="T513_17">,<text:s/></text:span><text:span text:style-name="T513_18">use</text:span><text:span text:style-name="T513_19"><text:s/></text:span><text:span text:style-name="T513_20">radius</text:span></text:p>
      <text:p text:style-name="P514"><text:span text:style-name="T514_1"><text:s text:c="4"/>{</text:span></text:p>
      <text:p text:style-name="P515"><text:span text:style-name="T515_1"><text:s text:c="8"/></text:span><text:span text:style-name="T515_2">cout</text:span><text:span text:style-name="T515_3"><text:s/>&lt;&lt;<text:s/>"</text:span><text:span text:style-name="T515_4">Enter</text:span><text:span text:style-name="T515_5"><text:s/></text:span><text:span text:style-name="T515_6">the</text:span><text:span text:style-name="T515_7"><text:s/></text:span><text:span text:style-name="T515_8">diameter</text:span><text:span text:style-name="T515_9">:\</text:span><text:span text:style-name="T515_10">t</text:span><text:span text:style-name="T515_11">";<text:s/>//</text:span><text:span text:style-name="T515_12">prompt</text:span></text:p>
      <text:p text:style-name="P516"><text:span text:style-name="T516_1"><text:s text:c="8"/></text:span><text:span text:style-name="T516_2">cin</text:span><text:span text:style-name="T516_3"><text:s/>&gt;&gt;<text:s/></text:span><text:span text:style-name="T516_4">n</text:span><text:span text:style-name="T516_5">1;<text:s/>//</text:span><text:span text:style-name="T516_6">takes</text:span><text:span text:style-name="T516_7"><text:s/></text:span><text:span text:style-name="T516_8">user</text:span><text:span text:style-name="T516_9"><text:s/></text:span><text:span text:style-name="T516_10">input</text:span></text:p>
      <text:p text:style-name="P517"/>
      <text:p text:style-name="P518"><text:span text:style-name="T518_1"><text:s text:c="8"/></text:span><text:span text:style-name="T518_2">n</text:span><text:span text:style-name="T518_3">2<text:s/>=<text:s/></text:span><text:span text:style-name="T518_4">pi</text:span><text:span text:style-name="T518_5"><text:s/>*<text:s/></text:span><text:span text:style-name="T518_6">n</text:span><text:span text:style-name="T518_7">1;<text:s/>//</text:span><text:span text:style-name="T518_8">calculate</text:span><text:span text:style-name="T518_9"><text:s/></text:span><text:span text:style-name="T518_10">circumference</text:span></text:p>
      <text:p text:style-name="P519"/>
      <text:p text:style-name="P520"><text:span text:style-name="T520_1"><text:s text:c="8"/></text:span><text:span text:style-name="T520_2">cout</text:span><text:span text:style-name="T520_3"><text:s/>&lt;&lt;<text:s/></text:span><text:span text:style-name="T520_4">endl</text:span><text:span text:style-name="T520_5"><text:s/>&lt;&lt;<text:s/>"</text:span><text:span text:style-name="T520_6">The</text:span><text:span text:style-name="T520_7"><text:s/></text:span><text:span text:style-name="T520_8">circumference</text:span><text:span text:style-name="T520_9"><text:s/></text:span><text:span text:style-name="T520_10">of</text:span><text:span text:style-name="T520_11"><text:s/></text:span><text:span text:style-name="T520_12">the</text:span><text:span text:style-name="T520_13"><text:s/></text:span><text:span text:style-name="T520_14">circle</text:span><text:span text:style-name="T520_15"><text:s/></text:span><text:span text:style-name="T520_16">is</text:span><text:span text:style-name="T520_17"><text:s/>"<text:s/>&lt;&lt;<text:s/></text:span><text:span text:style-name="T520_18">n</text:span><text:span text:style-name="T520_19">2<text:s/>&lt;&lt;<text:s/></text:span><text:span text:style-name="T520_20">endl</text:span><text:span text:style-name="T520_21"><text:s/>&lt;&lt;<text:s/></text:span><text:span text:style-name="T520_22">endl</text:span><text:span text:style-name="T520_23">;<text:s/>//</text:span><text:span text:style-name="T520_24">output</text:span><text:span text:style-name="T520_25"><text:s/></text:span><text:span text:style-name="T520_26">result</text:span></text:p>
      <text:p text:style-name="P521"><text:span text:style-name="T521_1"><text:s text:c="4"/>}</text:span></text:p>
      <text:p text:style-name="P522"><text:span text:style-name="T522_1"><text:s text:c="4"/></text:span><text:span text:style-name="T522_2">else</text:span><text:span text:style-name="T522_3"><text:s/>//</text:span><text:span text:style-name="T522_4">input</text:span><text:span text:style-name="T522_5"><text:s/></text:span><text:span text:style-name="T522_6">is</text:span><text:span text:style-name="T522_7"><text:s/></text:span><text:span text:style-name="T522_8">not</text:span><text:span text:style-name="T522_9"><text:s/></text:span><text:span text:style-name="T522_10">r</text:span><text:span text:style-name="T522_11"><text:s/></text:span><text:span text:style-name="T522_12">or</text:span><text:span text:style-name="T522_13"><text:s/></text:span><text:span text:style-name="T522_14">d</text:span></text:p>
      <text:p text:style-name="P523"><text:span text:style-name="T523_1"><text:s text:c="8"/></text:span><text:span text:style-name="T523_2">cout</text:span><text:span text:style-name="T523_3"><text:s/>&lt;&lt;<text:s/>"</text:span><text:span text:style-name="T523_4">Invalid</text:span><text:span text:style-name="T523_5"><text:s/></text:span><text:span text:style-name="T523_6">option</text:span><text:span text:style-name="T523_7">.\</text:span><text:span text:style-name="T523_8">n</text:span><text:span text:style-name="T523_9">";<text:s/>//</text:span><text:span text:style-name="T523_10">output</text:span></text:p>
      <text:p text:style-name="P524"/>
      <text:p text:style-name="P525"><text:span text:style-name="T525_1"><text:s text:c="4"/></text:span><text:span text:style-name="T525_2">cout</text:span><text:span text:style-name="T525_3"><text:s/>&lt;&lt;<text:s/>"</text:span><text:span text:style-name="T525_4">Find</text:span><text:span text:style-name="T525_5"><text:s/></text:span><text:span text:style-name="T525_6">circumference</text:span><text:span text:style-name="T525_7"><text:s/></text:span><text:span text:style-name="T525_8">again</text:span><text:span text:style-name="T525_9">?<text:s/></text:span><text:span text:style-name="T525_10">Y</text:span><text:span text:style-name="T525_11">/</text:span><text:span text:style-name="T525_12">N</text:span><text:span text:style-name="T525_13">\</text:span><text:span text:style-name="T525_14">t</text:span><text:span text:style-name="T525_15">";<text:s/>//</text:span><text:span text:style-name="T525_16">prompt</text:span></text:p>
      <text:p text:style-name="P526"><text:span text:style-name="T526_1"><text:s text:c="4"/></text:span><text:span text:style-name="T526_2">cin</text:span><text:span text:style-name="T526_3"><text:s/>&gt;&gt;<text:s/></text:span><text:span text:style-name="T526_4">b</text:span><text:span text:style-name="T526_5">;<text:s/>//</text:span><text:span text:style-name="T526_6">takes</text:span><text:span text:style-name="T526_7"><text:s/></text:span><text:span text:style-name="T526_8">user</text:span><text:span text:style-name="T526_9"><text:s/></text:span><text:span text:style-name="T526_10">input</text:span></text:p>
      <text:p text:style-name="P527"><text:span text:style-name="T527_1"><text:s text:c="4"/></text:span><text:span text:style-name="T527_2">b</text:span><text:span text:style-name="T527_3"><text:s/>=<text:s/></text:span><text:span text:style-name="T527_4">toupper</text:span><text:span text:style-name="T527_5">(</text:span><text:span text:style-name="T527_6">b</text:span><text:span text:style-name="T527_7">);<text:s/>//</text:span><text:span text:style-name="T527_8">converts</text:span><text:span text:style-name="T527_9"><text:s/></text:span><text:span text:style-name="T527_10">input</text:span><text:span text:style-name="T527_11"><text:s/></text:span><text:span text:style-name="T527_12">to</text:span><text:span text:style-name="T527_13"><text:s/></text:span><text:span text:style-name="T527_14">upper</text:span></text:p>
      <text:p text:style-name="P528"><text:span text:style-name="T528_1"><text:s text:c="4"/></text:span><text:span text:style-name="T528_2">cout</text:span><text:span text:style-name="T528_3"><text:s/>&lt;&lt;<text:s/></text:span><text:span text:style-name="T528_4">endl</text:span><text:span text:style-name="T528_5">;<text:s/>//</text:span><text:span text:style-name="T528_6">outputs</text:span><text:span text:style-name="T528_7"><text:s/></text:span><text:span text:style-name="T528_8">endline</text:span><text:span text:style-name="T528_9"><text:s/></text:span><text:span text:style-name="T528_10">for</text:span><text:span text:style-name="T528_11"><text:s/></text:span><text:span text:style-name="T528_12">readability</text:span></text:p>
      <text:p text:style-name="P529"/>
      <text:p text:style-name="P530"><text:span text:style-name="T530_1"><text:s text:c="4"/>}</text:span><text:span text:style-name="T530_2">while</text:span><text:span text:style-name="T530_3"><text:s/>(</text:span><text:span text:style-name="T530_4">b</text:span><text:span text:style-name="T530_5"><text:s/>==<text:s/>'</text:span><text:span text:style-name="T530_6">Y</text:span><text:span text:style-name="T530_7">');<text:s/>//</text:span><text:span text:style-name="T530_8">while</text:span><text:span text:style-name="T530_9"><text:s/></text:span><text:span text:style-name="T530_10">b</text:span><text:span text:style-name="T530_11"><text:s/></text:span><text:span text:style-name="T530_12">is</text:span><text:span text:style-name="T530_13"><text:s/></text:span><text:span text:style-name="T530_14">not</text:span><text:span text:style-name="T530_15"><text:s/></text:span><text:span text:style-name="T530_16">equal</text:span><text:span text:style-name="T530_17"><text:s/></text:span><text:span text:style-name="T530_18">to</text:span><text:span text:style-name="T530_19"><text:s/></text:span><text:span text:style-name="T530_20">Y</text:span></text:p>
      <text:p text:style-name="P531"><text:span text:style-name="T531_1">}<text:s/>//</text:span><text:span text:style-name="T531_2">end</text:span><text:span text:style-name="T531_3"><text:s/></text:span><text:span text:style-name="T531_4">function</text:span></text:p>
      <text:p text:style-name="P532"/>
      <text:p text:style-name="P5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